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70/settings.xml"/>
  <manifest:file-entry manifest:media-type="text/xml" manifest:full-path="Object 70/content.xml"/>
  <manifest:file-entry manifest:media-type="application/vnd.oasis.opendocument.formula" manifest:version="1.2" manifest:full-path="Object 70/"/>
  <manifest:file-entry manifest:media-type="text/xml" manifest:full-path="Object 160/settings.xml"/>
  <manifest:file-entry manifest:media-type="text/xml" manifest:full-path="Object 160/content.xml"/>
  <manifest:file-entry manifest:media-type="" manifest:full-path="Object 160/Configurations2/accelerator/current.xml"/>
  <manifest:file-entry manifest:media-type="application/vnd.sun.xml.ui.configuration" manifest:full-path="Object 160/Configurations2/"/>
  <manifest:file-entry manifest:media-type="application/vnd.oasis.opendocument.formula" manifest:version="1.2" manifest:full-path="Object 160/"/>
  <manifest:file-entry manifest:media-type="text/xml" manifest:full-path="Object 71/settings.xml"/>
  <manifest:file-entry manifest:media-type="text/xml" manifest:full-path="Object 71/content.xml"/>
  <manifest:file-entry manifest:media-type="application/vnd.oasis.opendocument.formula" manifest:version="1.2" manifest:full-path="Object 71/"/>
  <manifest:file-entry manifest:media-type="text/xml" manifest:full-path="Object 161/settings.xml"/>
  <manifest:file-entry manifest:media-type="text/xml" manifest:full-path="Object 161/content.xml"/>
  <manifest:file-entry manifest:media-type="application/vnd.oasis.opendocument.formula" manifest:version="1.2" manifest:full-path="Object 161/"/>
  <manifest:file-entry manifest:media-type="text/xml" manifest:full-path="Object 72/settings.xml"/>
  <manifest:file-entry manifest:media-type="text/xml" manifest:full-path="Object 72/content.xml"/>
  <manifest:file-entry manifest:media-type="application/vnd.oasis.opendocument.formula" manifest:version="1.2" manifest:full-path="Object 72/"/>
  <manifest:file-entry manifest:media-type="text/xml" manifest:full-path="Object 162/settings.xml"/>
  <manifest:file-entry manifest:media-type="text/xml" manifest:full-path="Object 162/content.xml"/>
  <manifest:file-entry manifest:media-type="application/vnd.oasis.opendocument.formula" manifest:version="1.2" manifest:full-path="Object 162/"/>
  <manifest:file-entry manifest:media-type="application/rdf+xml" manifest:full-path="manifest.rdf"/>
  <manifest:file-entry manifest:media-type="text/xml" manifest:full-path="Object 73/settings.xml"/>
  <manifest:file-entry manifest:media-type="text/xml" manifest:full-path="Object 73/content.xml"/>
  <manifest:file-entry manifest:media-type="application/vnd.oasis.opendocument.formula" manifest:version="1.2" manifest:full-path="Object 73/"/>
  <manifest:file-entry manifest:media-type="text/xml" manifest:full-path="Object 163/settings.xml"/>
  <manifest:file-entry manifest:media-type="text/xml" manifest:full-path="Object 163/content.xml"/>
  <manifest:file-entry manifest:media-type="application/vnd.oasis.opendocument.formula" manifest:version="1.2" manifest:full-path="Object 163/"/>
  <manifest:file-entry manifest:media-type="text/xml" manifest:full-path="Object 74/settings.xml"/>
  <manifest:file-entry manifest:media-type="text/xml" manifest:full-path="Object 74/content.xml"/>
  <manifest:file-entry manifest:media-type="application/vnd.oasis.opendocument.formula" manifest:version="1.2" manifest:full-path="Object 74/"/>
  <manifest:file-entry manifest:media-type="text/xml" manifest:full-path="Object 164/settings.xml"/>
  <manifest:file-entry manifest:media-type="text/xml" manifest:full-path="Object 164/content.xml"/>
  <manifest:file-entry manifest:media-type="application/vnd.oasis.opendocument.formula" manifest:version="1.2" manifest:full-path="Object 164/"/>
  <manifest:file-entry manifest:media-type="text/xml" manifest:full-path="Object 75/settings.xml"/>
  <manifest:file-entry manifest:media-type="text/xml" manifest:full-path="Object 75/content.xml"/>
  <manifest:file-entry manifest:media-type="application/vnd.oasis.opendocument.formula" manifest:version="1.2" manifest:full-path="Object 75/"/>
  <manifest:file-entry manifest:media-type="text/xml" manifest:full-path="Object 165/settings.xml"/>
  <manifest:file-entry manifest:media-type="text/xml" manifest:full-path="Object 165/content.xml"/>
  <manifest:file-entry manifest:media-type="application/vnd.oasis.opendocument.formula" manifest:version="1.2" manifest:full-path="Object 165/"/>
  <manifest:file-entry manifest:media-type="application/binary" manifest:full-path="layout-cache"/>
  <manifest:file-entry manifest:media-type="text/xml" manifest:full-path="Object 76/settings.xml"/>
  <manifest:file-entry manifest:media-type="text/xml" manifest:full-path="Object 76/content.xml"/>
  <manifest:file-entry manifest:media-type="application/vnd.oasis.opendocument.formula" manifest:version="1.2" manifest:full-path="Object 76/"/>
  <manifest:file-entry manifest:media-type="text/xml" manifest:full-path="Object 166/settings.xml"/>
  <manifest:file-entry manifest:media-type="text/xml" manifest:full-path="Object 166/content.xml"/>
  <manifest:file-entry manifest:media-type="application/vnd.oasis.opendocument.formula" manifest:version="1.2" manifest:full-path="Object 166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167/settings.xml"/>
  <manifest:file-entry manifest:media-type="text/xml" manifest:full-path="Object 167/content.xml"/>
  <manifest:file-entry manifest:media-type="" manifest:full-path="Object 167/Configurations2/accelerator/current.xml"/>
  <manifest:file-entry manifest:media-type="application/vnd.sun.xml.ui.configuration" manifest:full-path="Object 167/Configurations2/"/>
  <manifest:file-entry manifest:media-type="application/vnd.oasis.opendocument.formula" manifest:version="1.2" manifest:full-path="Object 167/"/>
  <manifest:file-entry manifest:media-type="text/xml" manifest:full-path="Object 78/settings.xml"/>
  <manifest:file-entry manifest:media-type="text/xml" manifest:full-path="Object 78/content.xml"/>
  <manifest:file-entry manifest:media-type="application/vnd.oasis.opendocument.formula" manifest:version="1.2" manifest:full-path="Object 78/"/>
  <manifest:file-entry manifest:media-type="text/xml" manifest:full-path="Object 168/settings.xml"/>
  <manifest:file-entry manifest:media-type="text/xml" manifest:full-path="Object 168/content.xml"/>
  <manifest:file-entry manifest:media-type="" manifest:full-path="Object 168/Configurations2/accelerator/current.xml"/>
  <manifest:file-entry manifest:media-type="application/vnd.sun.xml.ui.configuration" manifest:full-path="Object 168/Configurations2/"/>
  <manifest:file-entry manifest:media-type="application/vnd.oasis.opendocument.formula" manifest:version="1.2" manifest:full-path="Object 168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  <manifest:file-entry manifest:media-type="text/xml" manifest:full-path="Object 169/settings.xml"/>
  <manifest:file-entry manifest:media-type="text/xml" manifest:full-path="Object 169/content.xml"/>
  <manifest:file-entry manifest:media-type="application/vnd.oasis.opendocument.formula" manifest:version="1.2" manifest:full-path="Object 169/"/>
  <manifest:file-entry manifest:media-type="text/xml" manifest:full-path="Object 210/settings.xml"/>
  <manifest:file-entry manifest:media-type="text/xml" manifest:full-path="Object 210/content.xml"/>
  <manifest:file-entry manifest:media-type="application/vnd.oasis.opendocument.formula" manifest:version="1.2" manifest:full-path="Object 210/"/>
  <manifest:file-entry manifest:media-type="text/xml" manifest:full-path="Object 211/content.xml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text/xml" manifest:full-path="Object 212/settings.xml"/>
  <manifest:file-entry manifest:media-type="text/xml" manifest:full-path="Object 212/content.xml"/>
  <manifest:file-entry manifest:media-type="application/vnd.oasis.opendocument.formula" manifest:version="1.2" manifest:full-path="Object 212/"/>
  <manifest:file-entry manifest:media-type="text/xml" manifest:full-path="Object 213/settings.xml"/>
  <manifest:file-entry manifest:media-type="text/xml" manifest:full-path="Object 213/content.xml"/>
  <manifest:file-entry manifest:media-type="application/vnd.oasis.opendocument.formula" manifest:version="1.2" manifest:full-path="Object 213/"/>
  <manifest:file-entry manifest:media-type="text/xml" manifest:full-path="Object 214/settings.xml"/>
  <manifest:file-entry manifest:media-type="text/xml" manifest:full-path="Object 214/content.xml"/>
  <manifest:file-entry manifest:media-type="application/vnd.oasis.opendocument.formula" manifest:version="1.2" manifest:full-path="Object 214/"/>
  <manifest:file-entry manifest:media-type="text/xml" manifest:full-path="Object 215/settings.xml"/>
  <manifest:file-entry manifest:media-type="text/xml" manifest:full-path="Object 215/content.xml"/>
  <manifest:file-entry manifest:media-type="application/vnd.oasis.opendocument.formula" manifest:version="1.2" manifest:full-path="Object 215/"/>
  <manifest:file-entry manifest:media-type="text/xml" manifest:full-path="Object 216/settings.xml"/>
  <manifest:file-entry manifest:media-type="text/xml" manifest:full-path="Object 216/content.xml"/>
  <manifest:file-entry manifest:media-type="application/vnd.oasis.opendocument.formula" manifest:version="1.2" manifest:full-path="Object 216/"/>
  <manifest:file-entry manifest:media-type="text/xml" manifest:full-path="Object 217/settings.xml"/>
  <manifest:file-entry manifest:media-type="text/xml" manifest:full-path="Object 217/content.xml"/>
  <manifest:file-entry manifest:media-type="application/vnd.oasis.opendocument.formula" manifest:version="1.2" manifest:full-path="Object 217/"/>
  <manifest:file-entry manifest:media-type="text/xml" manifest:full-path="Object 218/settings.xml"/>
  <manifest:file-entry manifest:media-type="text/xml" manifest:full-path="Object 218/content.xml"/>
  <manifest:file-entry manifest:media-type="application/vnd.oasis.opendocument.formula" manifest:version="1.2" manifest:full-path="Object 218/"/>
  <manifest:file-entry manifest:media-type="text/xml" manifest:full-path="Object 80/settings.xml"/>
  <manifest:file-entry manifest:media-type="text/xml" manifest:full-path="Object 80/content.xml"/>
  <manifest:file-entry manifest:media-type="application/vnd.oasis.opendocument.formula" manifest:version="1.2" manifest:full-path="Object 80/"/>
  <manifest:file-entry manifest:media-type="text/xml" manifest:full-path="Object 170/settings.xml"/>
  <manifest:file-entry manifest:media-type="text/xml" manifest:full-path="Object 170/content.xml"/>
  <manifest:file-entry manifest:media-type="application/vnd.oasis.opendocument.formula" manifest:version="1.2" manifest:full-path="Object 170/"/>
  <manifest:file-entry manifest:media-type="" manifest:full-path="Pictures/2000000900005411000042B337E949F0.svm"/>
  <manifest:file-entry manifest:media-type="" manifest:full-path="Pictures/200000090000A4D20000426D61867C71.svm"/>
  <manifest:file-entry manifest:media-type="" manifest:full-path="Pictures/20000009000062F3000047A9A7FAA418.svm"/>
  <manifest:file-entry manifest:media-type="text/xml" manifest:full-path="Object 81/settings.xml"/>
  <manifest:file-entry manifest:media-type="text/xml" manifest:full-path="Object 81/content.xml"/>
  <manifest:file-entry manifest:media-type="application/vnd.oasis.opendocument.formula" manifest:version="1.2" manifest:full-path="Object 81/"/>
  <manifest:file-entry manifest:media-type="text/xml" manifest:full-path="Object 171/settings.xml"/>
  <manifest:file-entry manifest:media-type="text/xml" manifest:full-path="Object 171/content.xml"/>
  <manifest:file-entry manifest:media-type="application/vnd.oasis.opendocument.formula" manifest:version="1.2" manifest:full-path="Object 171/"/>
  <manifest:file-entry manifest:media-type="text/xml" manifest:full-path="Object 82/settings.xml"/>
  <manifest:file-entry manifest:media-type="text/xml" manifest:full-path="Object 82/content.xml"/>
  <manifest:file-entry manifest:media-type="application/vnd.oasis.opendocument.formula" manifest:version="1.2" manifest:full-path="Object 82/"/>
  <manifest:file-entry manifest:media-type="text/xml" manifest:full-path="Object 172/settings.xml"/>
  <manifest:file-entry manifest:media-type="text/xml" manifest:full-path="Object 172/content.xml"/>
  <manifest:file-entry manifest:media-type="application/vnd.oasis.opendocument.formula" manifest:version="1.2" manifest:full-path="Object 172/"/>
  <manifest:file-entry manifest:media-type="text/xml" manifest:full-path="Object 83/settings.xml"/>
  <manifest:file-entry manifest:media-type="text/xml" manifest:full-path="Object 83/content.xml"/>
  <manifest:file-entry manifest:media-type="application/vnd.oasis.opendocument.formula" manifest:version="1.2" manifest:full-path="Object 83/"/>
  <manifest:file-entry manifest:media-type="text/xml" manifest:full-path="Object 173/settings.xml"/>
  <manifest:file-entry manifest:media-type="text/xml" manifest:full-path="Object 173/content.xml"/>
  <manifest:file-entry manifest:media-type="application/vnd.oasis.opendocument.formula" manifest:version="1.2" manifest:full-path="Object 173/"/>
  <manifest:file-entry manifest:media-type="text/xml" manifest:full-path="Object 84/settings.xml"/>
  <manifest:file-entry manifest:media-type="text/xml" manifest:full-path="Object 84/content.xml"/>
  <manifest:file-entry manifest:media-type="application/vnd.oasis.opendocument.formula" manifest:version="1.2" manifest:full-path="Object 84/"/>
  <manifest:file-entry manifest:media-type="text/xml" manifest:full-path="Object 174/settings.xml"/>
  <manifest:file-entry manifest:media-type="text/xml" manifest:full-path="Object 174/content.xml"/>
  <manifest:file-entry manifest:media-type="application/vnd.oasis.opendocument.formula" manifest:version="1.2" manifest:full-path="Object 174/"/>
  <manifest:file-entry manifest:media-type="text/xml" manifest:full-path="Object 85/settings.xml"/>
  <manifest:file-entry manifest:media-type="text/xml" manifest:full-path="Object 85/content.xml"/>
  <manifest:file-entry manifest:media-type="application/vnd.oasis.opendocument.formula" manifest:version="1.2" manifest:full-path="Object 85/"/>
  <manifest:file-entry manifest:media-type="text/xml" manifest:full-path="Object 175/settings.xml"/>
  <manifest:file-entry manifest:media-type="text/xml" manifest:full-path="Object 175/content.xml"/>
  <manifest:file-entry manifest:media-type="application/vnd.oasis.opendocument.formula" manifest:version="1.2" manifest:full-path="Object 175/"/>
  <manifest:file-entry manifest:media-type="text/xml" manifest:full-path="Object 86/settings.xml"/>
  <manifest:file-entry manifest:media-type="text/xml" manifest:full-path="Object 86/content.xml"/>
  <manifest:file-entry manifest:media-type="application/vnd.oasis.opendocument.formula" manifest:version="1.2" manifest:full-path="Object 86/"/>
  <manifest:file-entry manifest:media-type="text/xml" manifest:full-path="Object 176/settings.xml"/>
  <manifest:file-entry manifest:media-type="text/xml" manifest:full-path="Object 176/content.xml"/>
  <manifest:file-entry manifest:media-type="application/vnd.oasis.opendocument.formula" manifest:version="1.2" manifest:full-path="Object 176/"/>
  <manifest:file-entry manifest:media-type="text/xml" manifest:full-path="Object 87/settings.xml"/>
  <manifest:file-entry manifest:media-type="text/xml" manifest:full-path="Object 87/content.xml"/>
  <manifest:file-entry manifest:media-type="application/vnd.oasis.opendocument.formula" manifest:version="1.2" manifest:full-path="Object 87/"/>
  <manifest:file-entry manifest:media-type="text/xml" manifest:full-path="Object 177/settings.xml"/>
  <manifest:file-entry manifest:media-type="text/xml" manifest:full-path="Object 177/content.xml"/>
  <manifest:file-entry manifest:media-type="" manifest:full-path="Object 177/Configurations2/accelerator/current.xml"/>
  <manifest:file-entry manifest:media-type="application/vnd.sun.xml.ui.configuration" manifest:full-path="Object 177/Configurations2/"/>
  <manifest:file-entry manifest:media-type="application/vnd.oasis.opendocument.formula" manifest:version="1.2" manifest:full-path="Object 177/"/>
  <manifest:file-entry manifest:media-type="text/xml" manifest:full-path="Object 88/settings.xml"/>
  <manifest:file-entry manifest:media-type="text/xml" manifest:full-path="Object 88/content.xml"/>
  <manifest:file-entry manifest:media-type="application/vnd.oasis.opendocument.formula" manifest:version="1.2" manifest:full-path="Object 88/"/>
  <manifest:file-entry manifest:media-type="text/xml" manifest:full-path="Object 178/settings.xml"/>
  <manifest:file-entry manifest:media-type="text/xml" manifest:full-path="Object 178/content.xml"/>
  <manifest:file-entry manifest:media-type="" manifest:full-path="Object 178/Configurations2/accelerator/current.xml"/>
  <manifest:file-entry manifest:media-type="application/vnd.sun.xml.ui.configuration" manifest:full-path="Object 178/Configurations2/"/>
  <manifest:file-entry manifest:media-type="application/vnd.oasis.opendocument.formula" manifest:version="1.2" manifest:full-path="Object 178/"/>
  <manifest:file-entry manifest:media-type="text/xml" manifest:full-path="Object 89/settings.xml"/>
  <manifest:file-entry manifest:media-type="text/xml" manifest:full-path="Object 89/content.xml"/>
  <manifest:file-entry manifest:media-type="application/vnd.oasis.opendocument.formula" manifest:version="1.2" manifest:full-path="Object 89/"/>
  <manifest:file-entry manifest:media-type="text/xml" manifest:full-path="Object 179/settings.xml"/>
  <manifest:file-entry manifest:media-type="text/xml" manifest:full-path="Object 179/content.xml"/>
  <manifest:file-entry manifest:media-type="" manifest:full-path="Object 179/Configurations2/accelerator/current.xml"/>
  <manifest:file-entry manifest:media-type="application/vnd.sun.xml.ui.configuration" manifest:full-path="Object 179/Configurations2/"/>
  <manifest:file-entry manifest:media-type="application/vnd.oasis.opendocument.formula" manifest:version="1.2" manifest:full-path="Object 179/"/>
  <manifest:file-entry manifest:media-type="text/xml" manifest:full-path="Object 220/settings.xml"/>
  <manifest:file-entry manifest:media-type="text/xml" manifest:full-path="Object 220/content.xml"/>
  <manifest:file-entry manifest:media-type="application/vnd.oasis.opendocument.formula" manifest:version="1.2" manifest:full-path="Object 220/"/>
  <manifest:file-entry manifest:media-type="text/xml" manifest:full-path="Object 222/settings.xml"/>
  <manifest:file-entry manifest:media-type="text/xml" manifest:full-path="Object 222/content.xml"/>
  <manifest:file-entry manifest:media-type="application/vnd.oasis.opendocument.formula" manifest:version="1.2" manifest:full-path="Object 222/"/>
  <manifest:file-entry manifest:media-type="text/xml" manifest:full-path="Object 224/settings.xml"/>
  <manifest:file-entry manifest:media-type="text/xml" manifest:full-path="Object 224/content.xml"/>
  <manifest:file-entry manifest:media-type="application/vnd.oasis.opendocument.formula" manifest:version="1.2" manifest:full-path="Object 224/"/>
  <manifest:file-entry manifest:media-type="text/xml" manifest:full-path="Object 226/settings.xml"/>
  <manifest:file-entry manifest:media-type="text/xml" manifest:full-path="Object 226/content.xml"/>
  <manifest:file-entry manifest:media-type="application/vnd.oasis.opendocument.formula" manifest:version="1.2" manifest:full-path="Object 226/"/>
  <manifest:file-entry manifest:media-type="text/xml" manifest:full-path="Object 227/settings.xml"/>
  <manifest:file-entry manifest:media-type="text/xml" manifest:full-path="Object 227/content.xml"/>
  <manifest:file-entry manifest:media-type="application/vnd.oasis.opendocument.formula" manifest:version="1.2" manifest:full-path="Object 227/"/>
  <manifest:file-entry manifest:media-type="text/xml" manifest:full-path="Object 228/content.xml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text/xml" manifest:full-path="Object 229/settings.xml"/>
  <manifest:file-entry manifest:media-type="text/xml" manifest:full-path="Object 229/content.xml"/>
  <manifest:file-entry manifest:media-type="application/vnd.oasis.opendocument.formula" manifest:version="1.2" manifest:full-path="Object 229/"/>
  <manifest:file-entry manifest:media-type="text/xml" manifest:full-path="Object 90/settings.xml"/>
  <manifest:file-entry manifest:media-type="text/xml" manifest:full-path="Object 90/content.xml"/>
  <manifest:file-entry manifest:media-type="application/vnd.oasis.opendocument.formula" manifest:version="1.2" manifest:full-path="Object 90/"/>
  <manifest:file-entry manifest:media-type="text/xml" manifest:full-path="Object 180/settings.xml"/>
  <manifest:file-entry manifest:media-type="text/xml" manifest:full-path="Object 180/content.xml"/>
  <manifest:file-entry manifest:media-type="application/vnd.oasis.opendocument.formula" manifest:version="1.2" manifest:full-path="Object 180/"/>
  <manifest:file-entry manifest:media-type="text/xml" manifest:full-path="Object 91/settings.xml"/>
  <manifest:file-entry manifest:media-type="text/xml" manifest:full-path="Object 91/content.xml"/>
  <manifest:file-entry manifest:media-type="application/vnd.oasis.opendocument.formula" manifest:version="1.2" manifest:full-path="Object 91/"/>
  <manifest:file-entry manifest:media-type="text/xml" manifest:full-path="Object 181/settings.xml"/>
  <manifest:file-entry manifest:media-type="text/xml" manifest:full-path="Object 181/content.xml"/>
  <manifest:file-entry manifest:media-type="application/vnd.oasis.opendocument.formula" manifest:version="1.2" manifest:full-path="Object 181/"/>
  <manifest:file-entry manifest:media-type="text/xml" manifest:full-path="Object 92/settings.xml"/>
  <manifest:file-entry manifest:media-type="text/xml" manifest:full-path="Object 92/content.xml"/>
  <manifest:file-entry manifest:media-type="application/vnd.oasis.opendocument.formula" manifest:version="1.2" manifest:full-path="Object 92/"/>
  <manifest:file-entry manifest:media-type="text/xml" manifest:full-path="Object 182/settings.xml"/>
  <manifest:file-entry manifest:media-type="text/xml" manifest:full-path="Object 182/content.xml"/>
  <manifest:file-entry manifest:media-type="" manifest:full-path="Object 182/Configurations2/accelerator/current.xml"/>
  <manifest:file-entry manifest:media-type="application/vnd.sun.xml.ui.configuration" manifest:full-path="Object 182/Configurations2/"/>
  <manifest:file-entry manifest:media-type="application/vnd.oasis.opendocument.formula" manifest:version="1.2" manifest:full-path="Object 182/"/>
  <manifest:file-entry manifest:media-type="text/xml" manifest:full-path="Object 93/settings.xml"/>
  <manifest:file-entry manifest:media-type="text/xml" manifest:full-path="Object 93/content.xml"/>
  <manifest:file-entry manifest:media-type="application/vnd.oasis.opendocument.formula" manifest:version="1.2" manifest:full-path="Object 93/"/>
  <manifest:file-entry manifest:media-type="text/xml" manifest:full-path="Object 183/settings.xml"/>
  <manifest:file-entry manifest:media-type="text/xml" manifest:full-path="Object 183/content.xml"/>
  <manifest:file-entry manifest:media-type="application/vnd.oasis.opendocument.formula" manifest:version="1.2" manifest:full-path="Object 183/"/>
  <manifest:file-entry manifest:media-type="text/xml" manifest:full-path="Object 94/settings.xml"/>
  <manifest:file-entry manifest:media-type="text/xml" manifest:full-path="Object 94/content.xml"/>
  <manifest:file-entry manifest:media-type="application/vnd.oasis.opendocument.formula" manifest:version="1.2" manifest:full-path="Object 94/"/>
  <manifest:file-entry manifest:media-type="text/xml" manifest:full-path="Object 184/settings.xml"/>
  <manifest:file-entry manifest:media-type="text/xml" manifest:full-path="Object 184/content.xml"/>
  <manifest:file-entry manifest:media-type="application/vnd.oasis.opendocument.formula" manifest:version="1.2" manifest:full-path="Object 184/"/>
  <manifest:file-entry manifest:media-type="text/xml" manifest:full-path="Object 95/settings.xml"/>
  <manifest:file-entry manifest:media-type="text/xml" manifest:full-path="Object 95/content.xml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application/vnd.oasis.opendocument.formula" manifest:version="1.2" manifest:full-path="Object 95/"/>
  <manifest:file-entry manifest:media-type="text/xml" manifest:full-path="Object 185/settings.xml"/>
  <manifest:file-entry manifest:media-type="text/xml" manifest:full-path="Object 185/content.xml"/>
  <manifest:file-entry manifest:media-type="application/vnd.oasis.opendocument.formula" manifest:version="1.2" manifest:full-path="Object 185/"/>
  <manifest:file-entry manifest:media-type="image/png" manifest:full-path="Thumbnails/thumbnail.png"/>
  <manifest:file-entry manifest:media-type="text/xml" manifest:full-path="Object 96/settings.xml"/>
  <manifest:file-entry manifest:media-type="text/xml" manifest:full-path="Object 96/content.xml"/>
  <manifest:file-entry manifest:media-type="application/vnd.oasis.opendocument.formula" manifest:version="1.2" manifest:full-path="Object 96/"/>
  <manifest:file-entry manifest:media-type="text/xml" manifest:full-path="Object 186/settings.xml"/>
  <manifest:file-entry manifest:media-type="text/xml" manifest:full-path="Object 186/content.xml"/>
  <manifest:file-entry manifest:media-type="application/vnd.oasis.opendocument.formula" manifest:version="1.2" manifest:full-path="Object 186/"/>
  <manifest:file-entry manifest:media-type="text/xml" manifest:full-path="Object 97/settings.xml"/>
  <manifest:file-entry manifest:media-type="text/xml" manifest:full-path="Object 97/content.xml"/>
  <manifest:file-entry manifest:media-type="application/vnd.oasis.opendocument.formula" manifest:version="1.2" manifest:full-path="Object 97/"/>
  <manifest:file-entry manifest:media-type="text/xml" manifest:full-path="Object 187/settings.xml"/>
  <manifest:file-entry manifest:media-type="text/xml" manifest:full-path="Object 187/content.xml"/>
  <manifest:file-entry manifest:media-type="application/vnd.oasis.opendocument.formula" manifest:version="1.2" manifest:full-path="Object 187/"/>
  <manifest:file-entry manifest:media-type="text/xml" manifest:full-path="Object 98/settings.xml"/>
  <manifest:file-entry manifest:media-type="text/xml" manifest:full-path="Object 98/content.xml"/>
  <manifest:file-entry manifest:media-type="application/vnd.oasis.opendocument.formula" manifest:version="1.2" manifest:full-path="Object 98/"/>
  <manifest:file-entry manifest:media-type="text/xml" manifest:full-path="Object 188/settings.xml"/>
  <manifest:file-entry manifest:media-type="text/xml" manifest:full-path="Object 188/content.xml"/>
  <manifest:file-entry manifest:media-type="application/vnd.oasis.opendocument.formula" manifest:version="1.2" manifest:full-path="Object 188/"/>
  <manifest:file-entry manifest:media-type="text/xml" manifest:full-path="Object 99/settings.xml"/>
  <manifest:file-entry manifest:media-type="text/xml" manifest:full-path="Object 99/content.xml"/>
  <manifest:file-entry manifest:media-type="application/vnd.oasis.opendocument.formula" manifest:version="1.2" manifest:full-path="Object 99/"/>
  <manifest:file-entry manifest:media-type="text/xml" manifest:full-path="Object 189/settings.xml"/>
  <manifest:file-entry manifest:media-type="text/xml" manifest:full-path="Object 189/content.xml"/>
  <manifest:file-entry manifest:media-type="application/vnd.oasis.opendocument.formula" manifest:version="1.2" manifest:full-path="Object 189/"/>
  <manifest:file-entry manifest:media-type="text/xml" manifest:full-path="Object 231/content.xml"/>
  <manifest:file-entry manifest:media-type="text/xml" manifest:full-path="Object 231/settings.xml"/>
  <manifest:file-entry manifest:media-type="application/vnd.oasis.opendocument.formula" manifest:version="1.2" manifest:full-path="Object 231/"/>
  <manifest:file-entry manifest:media-type="text/xml" manifest:full-path="Object 233/settings.xml"/>
  <manifest:file-entry manifest:media-type="text/xml" manifest:full-path="Object 233/content.xml"/>
  <manifest:file-entry manifest:media-type="application/vnd.oasis.opendocument.formula" manifest:version="1.2" manifest:full-path="Object 233/"/>
  <manifest:file-entry manifest:media-type="text/xml" manifest:full-path="Object 234/settings.xml"/>
  <manifest:file-entry manifest:media-type="text/xml" manifest:full-path="Object 234/content.xml"/>
  <manifest:file-entry manifest:media-type="application/vnd.oasis.opendocument.formula" manifest:version="1.2" manifest:full-path="Object 234/"/>
  <manifest:file-entry manifest:media-type="text/xml" manifest:full-path="Object 235/settings.xml"/>
  <manifest:file-entry manifest:media-type="text/xml" manifest:full-path="Object 235/content.xml"/>
  <manifest:file-entry manifest:media-type="application/vnd.oasis.opendocument.formula" manifest:version="1.2" manifest:full-path="Object 235/"/>
  <manifest:file-entry manifest:media-type="text/xml" manifest:full-path="Object 236/settings.xml"/>
  <manifest:file-entry manifest:media-type="text/xml" manifest:full-path="Object 236/content.xml"/>
  <manifest:file-entry manifest:media-type="application/vnd.oasis.opendocument.formula" manifest:version="1.2" manifest:full-path="Object 236/"/>
  <manifest:file-entry manifest:media-type="text/xml" manifest:full-path="Object 237/settings.xml"/>
  <manifest:file-entry manifest:media-type="text/xml" manifest:full-path="Object 237/content.xml"/>
  <manifest:file-entry manifest:media-type="application/vnd.oasis.opendocument.formula" manifest:version="1.2" manifest:full-path="Object 237/"/>
  <manifest:file-entry manifest:media-type="text/xml" manifest:full-path="Object 238/settings.xml"/>
  <manifest:file-entry manifest:media-type="text/xml" manifest:full-path="Object 238/content.xml"/>
  <manifest:file-entry manifest:media-type="application/vnd.oasis.opendocument.formula" manifest:version="1.2" manifest:full-path="Object 238/"/>
  <manifest:file-entry manifest:media-type="text/xml" manifest:full-path="Object 190/settings.xml"/>
  <manifest:file-entry manifest:media-type="text/xml" manifest:full-path="Object 190/content.xml"/>
  <manifest:file-entry manifest:media-type="application/vnd.oasis.opendocument.formula" manifest:version="1.2" manifest:full-path="Object 190/"/>
  <manifest:file-entry manifest:media-type="text/xml" manifest:full-path="Object 191/settings.xml"/>
  <manifest:file-entry manifest:media-type="text/xml" manifest:full-path="Object 191/content.xml"/>
  <manifest:file-entry manifest:media-type="application/vnd.oasis.opendocument.formula" manifest:version="1.2" manifest:full-path="Object 191/"/>
  <manifest:file-entry manifest:media-type="text/xml" manifest:full-path="Object 192/settings.xml"/>
  <manifest:file-entry manifest:media-type="text/xml" manifest:full-path="Object 192/content.xml"/>
  <manifest:file-entry manifest:media-type="application/vnd.oasis.opendocument.formula" manifest:version="1.2" manifest:full-path="Object 192/"/>
  <manifest:file-entry manifest:media-type="text/xml" manifest:full-path="Object 193/settings.xml"/>
  <manifest:file-entry manifest:media-type="text/xml" manifest:full-path="Object 193/content.xml"/>
  <manifest:file-entry manifest:media-type="application/vnd.oasis.opendocument.formula" manifest:version="1.2" manifest:full-path="Object 193/"/>
  <manifest:file-entry manifest:media-type="text/xml" manifest:full-path="Object 194/settings.xml"/>
  <manifest:file-entry manifest:media-type="text/xml" manifest:full-path="Object 194/content.xml"/>
  <manifest:file-entry manifest:media-type="application/vnd.oasis.opendocument.formula" manifest:version="1.2" manifest:full-path="Object 194/"/>
  <manifest:file-entry manifest:media-type="text/xml" manifest:full-path="Object 195/settings.xml"/>
  <manifest:file-entry manifest:media-type="text/xml" manifest:full-path="Object 195/content.xml"/>
  <manifest:file-entry manifest:media-type="application/vnd.oasis.opendocument.formula" manifest:version="1.2" manifest:full-path="Object 195/"/>
  <manifest:file-entry manifest:media-type="text/xml" manifest:full-path="Object 196/settings.xml"/>
  <manifest:file-entry manifest:media-type="text/xml" manifest:full-path="Object 196/content.xml"/>
  <manifest:file-entry manifest:media-type="application/vnd.oasis.opendocument.formula" manifest:version="1.2" manifest:full-path="Object 196/"/>
  <manifest:file-entry manifest:media-type="text/xml" manifest:full-path="Object 197/settings.xml"/>
  <manifest:file-entry manifest:media-type="text/xml" manifest:full-path="Object 197/content.xml"/>
  <manifest:file-entry manifest:media-type="application/vnd.oasis.opendocument.formula" manifest:version="1.2" manifest:full-path="Object 197/"/>
  <manifest:file-entry manifest:media-type="text/xml" manifest:full-path="Object 198/settings.xml"/>
  <manifest:file-entry manifest:media-type="text/xml" manifest:full-path="Object 198/content.xml"/>
  <manifest:file-entry manifest:media-type="application/vnd.oasis.opendocument.formula" manifest:version="1.2" manifest:full-path="Object 198/"/>
  <manifest:file-entry manifest:media-type="text/xml" manifest:full-path="Object 199/settings.xml"/>
  <manifest:file-entry manifest:media-type="text/xml" manifest:full-path="Object 199/content.xml"/>
  <manifest:file-entry manifest:media-type="application/vnd.oasis.opendocument.formula" manifest:version="1.2" manifest:full-path="Object 199/"/>
  <manifest:file-entry manifest:media-type="text/xml" manifest:full-path="Object 240/settings.xml"/>
  <manifest:file-entry manifest:media-type="text/xml" manifest:full-path="Object 240/content.xml"/>
  <manifest:file-entry manifest:media-type="application/vnd.oasis.opendocument.formula" manifest:version="1.2" manifest:full-path="Object 240/"/>
  <manifest:file-entry manifest:media-type="text/xml" manifest:full-path="Object 241/settings.xml"/>
  <manifest:file-entry manifest:media-type="text/xml" manifest:full-path="Object 241/content.xml"/>
  <manifest:file-entry manifest:media-type="application/vnd.oasis.opendocument.formula" manifest:version="1.2" manifest:full-path="Object 241/"/>
  <manifest:file-entry manifest:media-type="text/xml" manifest:full-path="Object 242/settings.xml"/>
  <manifest:file-entry manifest:media-type="text/xml" manifest:full-path="Object 242/content.xml"/>
  <manifest:file-entry manifest:media-type="application/vnd.oasis.opendocument.formula" manifest:version="1.2" manifest:full-path="Object 242/"/>
  <manifest:file-entry manifest:media-type="text/xml" manifest:full-path="Object 243/settings.xml"/>
  <manifest:file-entry manifest:media-type="text/xml" manifest:full-path="Object 243/content.xml"/>
  <manifest:file-entry manifest:media-type="application/vnd.oasis.opendocument.formula" manifest:version="1.2" manifest:full-path="Object 243/"/>
  <manifest:file-entry manifest:media-type="text/xml" manifest:full-path="Object 244/settings.xml"/>
  <manifest:file-entry manifest:media-type="text/xml" manifest:full-path="Object 244/content.xml"/>
  <manifest:file-entry manifest:media-type="application/vnd.oasis.opendocument.formula" manifest:version="1.2" manifest:full-path="Object 244/"/>
  <manifest:file-entry manifest:media-type="text/xml" manifest:full-path="Object 245/settings.xml"/>
  <manifest:file-entry manifest:media-type="text/xml" manifest:full-path="Object 245/content.xml"/>
  <manifest:file-entry manifest:media-type="application/vnd.oasis.opendocument.formula" manifest:version="1.2" manifest:full-path="Object 245/"/>
  <manifest:file-entry manifest:media-type="text/xml" manifest:full-path="Object 246/settings.xml"/>
  <manifest:file-entry manifest:media-type="text/xml" manifest:full-path="Object 246/content.xml"/>
  <manifest:file-entry manifest:media-type="application/vnd.oasis.opendocument.formula" manifest:version="1.2" manifest:full-path="Object 246/"/>
  <manifest:file-entry manifest:media-type="text/xml" manifest:full-path="Object 247/settings.xml"/>
  <manifest:file-entry manifest:media-type="text/xml" manifest:full-path="Object 247/content.xml"/>
  <manifest:file-entry manifest:media-type="application/vnd.oasis.opendocument.formula" manifest:version="1.2" manifest:full-path="Object 247/"/>
  <manifest:file-entry manifest:media-type="text/xml" manifest:full-path="Object 248/settings.xml"/>
  <manifest:file-entry manifest:media-type="text/xml" manifest:full-path="Object 248/content.xml"/>
  <manifest:file-entry manifest:media-type="application/vnd.oasis.opendocument.formula" manifest:version="1.2" manifest:full-path="Object 248/"/>
  <manifest:file-entry manifest:media-type="text/xml" manifest:full-path="Object 249/settings.xml"/>
  <manifest:file-entry manifest:media-type="text/xml" manifest:full-path="Object 249/content.xml"/>
  <manifest:file-entry manifest:media-type="" manifest:full-path="Object 249/Configurations2/accelerator/current.xml"/>
  <manifest:file-entry manifest:media-type="application/vnd.sun.xml.ui.configuration" manifest:full-path="Object 249/Configurations2/"/>
  <manifest:file-entry manifest:media-type="application/vnd.oasis.opendocument.formula" manifest:version="1.2" manifest:full-path="Object 249/"/>
  <manifest:file-entry manifest:media-type="text/xml" manifest:full-path="settings.xml"/>
  <manifest:file-entry manifest:media-type="text/xml" manifest:full-path="Object 250/settings.xml"/>
  <manifest:file-entry manifest:media-type="text/xml" manifest:full-path="Object 250/content.xml"/>
  <manifest:file-entry manifest:media-type="application/vnd.oasis.opendocument.formula" manifest:version="1.2" manifest:full-path="Object 250/"/>
  <manifest:file-entry manifest:media-type="text/xml" manifest:full-path="Object 251/settings.xml"/>
  <manifest:file-entry manifest:media-type="text/xml" manifest:full-path="Object 251/content.xml"/>
  <manifest:file-entry manifest:media-type="" manifest:full-path="Object 251/Configurations2/accelerator/current.xml"/>
  <manifest:file-entry manifest:media-type="application/vnd.sun.xml.ui.configuration" manifest:full-path="Object 251/Configurations2/"/>
  <manifest:file-entry manifest:media-type="application/vnd.oasis.opendocument.formula" manifest:version="1.2" manifest:full-path="Object 251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252/settings.xml"/>
  <manifest:file-entry manifest:media-type="text/xml" manifest:full-path="Object 252/content.xml"/>
  <manifest:file-entry manifest:media-type="application/vnd.oasis.opendocument.formula" manifest:version="1.2" manifest:full-path="Object 252/"/>
  <manifest:file-entry manifest:media-type="text/xml" manifest:full-path="Object 100/settings.xml"/>
  <manifest:file-entry manifest:media-type="text/xml" manifest:full-path="Object 100/content.xml"/>
  <manifest:file-entry manifest:media-type="application/vnd.oasis.opendocument.formula" manifest:version="1.2" manifest:full-path="Object 100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253/settings.xml"/>
  <manifest:file-entry manifest:media-type="text/xml" manifest:full-path="Object 253/content.xml"/>
  <manifest:file-entry manifest:media-type="" manifest:full-path="Object 253/Configurations2/accelerator/current.xml"/>
  <manifest:file-entry manifest:media-type="application/vnd.sun.xml.ui.configuration" manifest:full-path="Object 253/Configurations2/"/>
  <manifest:file-entry manifest:media-type="application/vnd.oasis.opendocument.formula" manifest:version="1.2" manifest:full-path="Object 253/"/>
  <manifest:file-entry manifest:media-type="text/xml" manifest:full-path="Object 101/settings.xml"/>
  <manifest:file-entry manifest:media-type="text/xml" manifest:full-path="Object 101/content.xml"/>
  <manifest:file-entry manifest:media-type="application/vnd.oasis.opendocument.formula" manifest:version="1.2" manifest:full-path="Object 101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254/settings.xml"/>
  <manifest:file-entry manifest:media-type="text/xml" manifest:full-path="Object 254/content.xml"/>
  <manifest:file-entry manifest:media-type="application/vnd.oasis.opendocument.formula" manifest:version="1.2" manifest:full-path="Object 254/"/>
  <manifest:file-entry manifest:media-type="text/xml" manifest:full-path="Object 102/settings.xml"/>
  <manifest:file-entry manifest:media-type="text/xml" manifest:full-path="Object 102/content.xml"/>
  <manifest:file-entry manifest:media-type="application/vnd.oasis.opendocument.formula" manifest:version="1.2" manifest:full-path="Object 10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255/settings.xml"/>
  <manifest:file-entry manifest:media-type="text/xml" manifest:full-path="Object 255/content.xml"/>
  <manifest:file-entry manifest:media-type="application/vnd.oasis.opendocument.formula" manifest:version="1.2" manifest:full-path="Object 255/"/>
  <manifest:file-entry manifest:media-type="text/xml" manifest:full-path="Object 103/settings.xml"/>
  <manifest:file-entry manifest:media-type="text/xml" manifest:full-path="Object 103/content.xml"/>
  <manifest:file-entry manifest:media-type="application/vnd.oasis.opendocument.formula" manifest:version="1.2" manifest:full-path="Object 10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256/settings.xml"/>
  <manifest:file-entry manifest:media-type="text/xml" manifest:full-path="Object 256/content.xml"/>
  <manifest:file-entry manifest:media-type="application/vnd.oasis.opendocument.formula" manifest:version="1.2" manifest:full-path="Object 256/"/>
  <manifest:file-entry manifest:media-type="text/xml" manifest:full-path="Object 104/settings.xml"/>
  <manifest:file-entry manifest:media-type="text/xml" manifest:full-path="Object 104/content.xml"/>
  <manifest:file-entry manifest:media-type="application/vnd.oasis.opendocument.formula" manifest:version="1.2" manifest:full-path="Object 10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257/settings.xml"/>
  <manifest:file-entry manifest:media-type="text/xml" manifest:full-path="Object 257/content.xml"/>
  <manifest:file-entry manifest:media-type="application/vnd.oasis.opendocument.formula" manifest:version="1.2" manifest:full-path="Object 257/"/>
  <manifest:file-entry manifest:media-type="text/xml" manifest:full-path="Object 105/settings.xml"/>
  <manifest:file-entry manifest:media-type="text/xml" manifest:full-path="Object 105/content.xml"/>
  <manifest:file-entry manifest:media-type="application/vnd.oasis.opendocument.formula" manifest:version="1.2" manifest:full-path="Object 10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258/settings.xml"/>
  <manifest:file-entry manifest:media-type="text/xml" manifest:full-path="Object 258/content.xml"/>
  <manifest:file-entry manifest:media-type="application/vnd.oasis.opendocument.formula" manifest:version="1.2" manifest:full-path="Object 258/"/>
  <manifest:file-entry manifest:media-type="text/xml" manifest:full-path="Object 106/settings.xml"/>
  <manifest:file-entry manifest:media-type="text/xml" manifest:full-path="Object 106/content.xml"/>
  <manifest:file-entry manifest:media-type="application/vnd.oasis.opendocument.formula" manifest:version="1.2" manifest:full-path="Object 106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259/settings.xml"/>
  <manifest:file-entry manifest:media-type="text/xml" manifest:full-path="Object 259/content.xml"/>
  <manifest:file-entry manifest:media-type="application/vnd.oasis.opendocument.formula" manifest:version="1.2" manifest:full-path="Object 259/"/>
  <manifest:file-entry manifest:media-type="text/xml" manifest:full-path="Object 107/settings.xml"/>
  <manifest:file-entry manifest:media-type="text/xml" manifest:full-path="Object 107/content.xml"/>
  <manifest:file-entry manifest:media-type="application/vnd.oasis.opendocument.formula" manifest:version="1.2" manifest:full-path="Object 10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08/settings.xml"/>
  <manifest:file-entry manifest:media-type="text/xml" manifest:full-path="Object 108/content.xml"/>
  <manifest:file-entry manifest:media-type="application/vnd.oasis.opendocument.formula" manifest:version="1.2" manifest:full-path="Object 10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09/settings.xml"/>
  <manifest:file-entry manifest:media-type="text/xml" manifest:full-path="Object 109/content.xml"/>
  <manifest:file-entry manifest:media-type="application/vnd.oasis.opendocument.formula" manifest:version="1.2" manifest:full-path="Object 109/"/>
  <manifest:file-entry manifest:media-type="text/xml" manifest:full-path="Object 260/settings.xml"/>
  <manifest:file-entry manifest:media-type="text/xml" manifest:full-path="Object 260/content.xml"/>
  <manifest:file-entry manifest:media-type="application/vnd.oasis.opendocument.formula" manifest:version="1.2" manifest:full-path="Object 260/"/>
  <manifest:file-entry manifest:media-type="text/xml" manifest:full-path="Object 261/settings.xml"/>
  <manifest:file-entry manifest:media-type="text/xml" manifest:full-path="Object 261/content.xml"/>
  <manifest:file-entry manifest:media-type="application/vnd.oasis.opendocument.formula" manifest:version="1.2" manifest:full-path="Object 261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62/settings.xml"/>
  <manifest:file-entry manifest:media-type="text/xml" manifest:full-path="Object 262/content.xml"/>
  <manifest:file-entry manifest:media-type="application/vnd.oasis.opendocument.formula" manifest:version="1.2" manifest:full-path="Object 262/"/>
  <manifest:file-entry manifest:media-type="text/xml" manifest:full-path="Object 110/settings.xml"/>
  <manifest:file-entry manifest:media-type="text/xml" manifest:full-path="Object 110/content.xml"/>
  <manifest:file-entry manifest:media-type="application/vnd.oasis.opendocument.formula" manifest:version="1.2" manifest:full-path="Object 11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111/settings.xml"/>
  <manifest:file-entry manifest:media-type="text/xml" manifest:full-path="Object 111/content.xml"/>
  <manifest:file-entry manifest:media-type="application/vnd.oasis.opendocument.formula" manifest:version="1.2" manifest:full-path="Object 111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112/settings.xml"/>
  <manifest:file-entry manifest:media-type="text/xml" manifest:full-path="Object 112/content.xml"/>
  <manifest:file-entry manifest:media-type="application/vnd.oasis.opendocument.formula" manifest:version="1.2" manifest:full-path="Object 11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113/settings.xml"/>
  <manifest:file-entry manifest:media-type="text/xml" manifest:full-path="Object 113/content.xml"/>
  <manifest:file-entry manifest:media-type="application/vnd.oasis.opendocument.formula" manifest:version="1.2" manifest:full-path="Object 113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114/settings.xml"/>
  <manifest:file-entry manifest:media-type="text/xml" manifest:full-path="Object 114/content.xml"/>
  <manifest:file-entry manifest:media-type="application/vnd.oasis.opendocument.formula" manifest:version="1.2" manifest:full-path="Object 114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115/settings.xml"/>
  <manifest:file-entry manifest:media-type="text/xml" manifest:full-path="Object 115/content.xml"/>
  <manifest:file-entry manifest:media-type="application/vnd.oasis.opendocument.formula" manifest:version="1.2" manifest:full-path="Object 115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116/settings.xml"/>
  <manifest:file-entry manifest:media-type="text/xml" manifest:full-path="Object 116/content.xml"/>
  <manifest:file-entry manifest:media-type="application/vnd.oasis.opendocument.formula" manifest:version="1.2" manifest:full-path="Object 116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117/settings.xml"/>
  <manifest:file-entry manifest:media-type="text/xml" manifest:full-path="Object 117/content.xml"/>
  <manifest:file-entry manifest:media-type="application/vnd.oasis.opendocument.formula" manifest:version="1.2" manifest:full-path="Object 117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118/settings.xml"/>
  <manifest:file-entry manifest:media-type="text/xml" manifest:full-path="Object 118/content.xml"/>
  <manifest:file-entry manifest:media-type="application/vnd.oasis.opendocument.formula" manifest:version="1.2" manifest:full-path="Object 118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Object 119/settings.xml"/>
  <manifest:file-entry manifest:media-type="text/xml" manifest:full-path="Object 119/content.xml"/>
  <manifest:file-entry manifest:media-type="application/vnd.oasis.opendocument.formula" manifest:version="1.2" manifest:full-path="Object 119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120/settings.xml"/>
  <manifest:file-entry manifest:media-type="text/xml" manifest:full-path="Object 120/content.xml"/>
  <manifest:file-entry manifest:media-type="application/vnd.oasis.opendocument.formula" manifest:version="1.2" manifest:full-path="Object 12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121/settings.xml"/>
  <manifest:file-entry manifest:media-type="text/xml" manifest:full-path="Object 121/content.xml"/>
  <manifest:file-entry manifest:media-type="application/vnd.oasis.opendocument.formula" manifest:version="1.2" manifest:full-path="Object 121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122/settings.xml"/>
  <manifest:file-entry manifest:media-type="text/xml" manifest:full-path="Object 122/content.xml"/>
  <manifest:file-entry manifest:media-type="application/vnd.oasis.opendocument.formula" manifest:version="1.2" manifest:full-path="Object 12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123/settings.xml"/>
  <manifest:file-entry manifest:media-type="text/xml" manifest:full-path="Object 123/content.xml"/>
  <manifest:file-entry manifest:media-type="application/vnd.oasis.opendocument.formula" manifest:version="1.2" manifest:full-path="Object 12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124/settings.xml"/>
  <manifest:file-entry manifest:media-type="text/xml" manifest:full-path="Object 124/content.xml"/>
  <manifest:file-entry manifest:media-type="application/vnd.oasis.opendocument.formula" manifest:version="1.2" manifest:full-path="Object 124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125/settings.xml"/>
  <manifest:file-entry manifest:media-type="text/xml" manifest:full-path="Object 125/content.xml"/>
  <manifest:file-entry manifest:media-type="application/vnd.oasis.opendocument.formula" manifest:version="1.2" manifest:full-path="Object 12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128/settings.xml"/>
  <manifest:file-entry manifest:media-type="text/xml" manifest:full-path="Object 128/content.xml"/>
  <manifest:file-entry manifest:media-type="application/vnd.oasis.opendocument.formula" manifest:version="1.2" manifest:full-path="Object 128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129/settings.xml"/>
  <manifest:file-entry manifest:media-type="text/xml" manifest:full-path="Object 129/content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text/xml" manifest:full-path="styles.xml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233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234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35"/>
  <manifest:file-entry manifest:media-type="application/x-openoffice-gdimetafile;windows_formatname=&quot;GDIMetaFile&quot;" manifest:full-path="ObjectReplacements/Object 236"/>
  <manifest:file-entry manifest:media-type="application/x-openoffice-gdimetafile;windows_formatname=&quot;GDIMetaFile&quot;" manifest:full-path="ObjectReplacements/Object 237"/>
  <manifest:file-entry manifest:media-type="application/x-openoffice-gdimetafile;windows_formatname=&quot;GDIMetaFile&quot;" manifest:full-path="ObjectReplacements/Object 238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240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241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242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243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244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245"/>
  <manifest:file-entry manifest:media-type="application/x-openoffice-gdimetafile;windows_formatname=&quot;GDIMetaFile&quot;" manifest:full-path="ObjectReplacements/Object 246"/>
  <manifest:file-entry manifest:media-type="application/x-openoffice-gdimetafile;windows_formatname=&quot;GDIMetaFile&quot;" manifest:full-path="ObjectReplacements/Object 247"/>
  <manifest:file-entry manifest:media-type="application/x-openoffice-gdimetafile;windows_formatname=&quot;GDIMetaFile&quot;" manifest:full-path="ObjectReplacements/Object 248"/>
  <manifest:file-entry manifest:media-type="application/x-openoffice-gdimetafile;windows_formatname=&quot;GDIMetaFile&quot;" manifest:full-path="ObjectReplacements/Object 24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250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251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252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53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54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55"/>
  <manifest:file-entry manifest:media-type="application/x-openoffice-gdimetafile;windows_formatname=&quot;GDIMetaFile&quot;" manifest:full-path="ObjectReplacements/Object 256"/>
  <manifest:file-entry manifest:media-type="application/x-openoffice-gdimetafile;windows_formatname=&quot;GDIMetaFile&quot;" manifest:full-path="ObjectReplacements/Object 257"/>
  <manifest:file-entry manifest:media-type="application/x-openoffice-gdimetafile;windows_formatname=&quot;GDIMetaFile&quot;" manifest:full-path="ObjectReplacements/Object 258"/>
  <manifest:file-entry manifest:media-type="application/x-openoffice-gdimetafile;windows_formatname=&quot;GDIMetaFile&quot;" manifest:full-path="ObjectReplacements/Object 25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60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61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62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209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" manifest:full-path="ObjectReplacements/Object 143"/>
  <manifest:file-entry manifest:media-type="" manifest:full-path="ObjectReplacements/Object 144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41"/>
  <manifest:file-entry manifest:media-type="" manifest:full-path="ObjectReplacements/Object 146"/>
  <manifest:file-entry manifest:media-type="application/x-openoffice-gdimetafile;windows_formatname=&quot;GDIMetaFile&quot;" manifest:full-path="ObjectReplacements/Object 42"/>
  <manifest:file-entry manifest:media-type="" manifest:full-path="ObjectReplacements/Object 147"/>
  <manifest:file-entry manifest:media-type="application/x-openoffice-gdimetafile;windows_formatname=&quot;GDIMetaFile&quot;" manifest:full-path="ObjectReplacements/Object 43"/>
  <manifest:file-entry manifest:media-type="" manifest:full-path="ObjectReplacements/Object 148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227"/>
  <manifest:file-entry manifest:media-type="application/x-openoffice-gdimetafile;windows_formatname=&quot;GDIMetaFile&quot;" manifest:full-path="ObjectReplacements/Object 228"/>
  <manifest:file-entry manifest:media-type="application/x-openoffice-gdimetafile;windows_formatname=&quot;GDIMetaFile&quot;" manifest:full-path="ObjectReplacements/Object 229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130/settings.xml"/>
  <manifest:file-entry manifest:media-type="text/xml" manifest:full-path="Object 130/content.xml"/>
  <manifest:file-entry manifest:media-type="application/vnd.oasis.opendocument.formula" manifest:version="1.2" manifest:full-path="Object 130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Object 131/settings.xml"/>
  <manifest:file-entry manifest:media-type="text/xml" manifest:full-path="Object 131/content.xml"/>
  <manifest:file-entry manifest:media-type="application/vnd.oasis.opendocument.formula" manifest:version="1.2" manifest:full-path="Object 131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132/settings.xml"/>
  <manifest:file-entry manifest:media-type="text/xml" manifest:full-path="Object 132/content.xml"/>
  <manifest:file-entry manifest:media-type="application/vnd.oasis.opendocument.formula" manifest:version="1.2" manifest:full-path="Object 13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133/settings.xml"/>
  <manifest:file-entry manifest:media-type="text/xml" manifest:full-path="Object 133/content.xml"/>
  <manifest:file-entry manifest:media-type="application/vnd.oasis.opendocument.formula" manifest:version="1.2" manifest:full-path="Object 13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134/settings.xml"/>
  <manifest:file-entry manifest:media-type="text/xml" manifest:full-path="Object 134/content.xml"/>
  <manifest:file-entry manifest:media-type="" manifest:full-path="Object 134/Configurations2/accelerator/current.xml"/>
  <manifest:file-entry manifest:media-type="application/vnd.sun.xml.ui.configuration" manifest:full-path="Object 134/Configurations2/"/>
  <manifest:file-entry manifest:media-type="application/vnd.oasis.opendocument.formula" manifest:version="1.2" manifest:full-path="Object 134/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136/settings.xml"/>
  <manifest:file-entry manifest:media-type="text/xml" manifest:full-path="Object 136/content.xml"/>
  <manifest:file-entry manifest:media-type="application/vnd.oasis.opendocument.formula" manifest:version="1.2" manifest:full-path="Object 136/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137/settings.xml"/>
  <manifest:file-entry manifest:media-type="text/xml" manifest:full-path="Object 137/content.xml"/>
  <manifest:file-entry manifest:media-type="application/vnd.oasis.opendocument.formula" manifest:version="1.2" manifest:full-path="Object 137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138/settings.xml"/>
  <manifest:file-entry manifest:media-type="text/xml" manifest:full-path="Object 138/content.xml"/>
  <manifest:file-entry manifest:media-type="application/vnd.oasis.opendocument.formula" manifest:version="1.2" manifest:full-path="Object 138/"/>
  <manifest:file-entry manifest:media-type="text/xml" manifest:full-path="Object 49/settings.xml"/>
  <manifest:file-entry manifest:media-type="text/xml" manifest:full-path="Object 49/content.xml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application/vnd.oasis.opendocument.formula" manifest:version="1.2" manifest:full-path="Object 49/"/>
  <manifest:file-entry manifest:media-type="text/xml" manifest:full-path="Object 139/settings.xml"/>
  <manifest:file-entry manifest:media-type="text/xml" manifest:full-path="Object 139/content.xml"/>
  <manifest:file-entry manifest:media-type="application/vnd.oasis.opendocument.formula" manifest:version="1.2" manifest:full-path="Object 13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40/settings.xml"/>
  <manifest:file-entry manifest:media-type="text/xml" manifest:full-path="Object 140/content.xml"/>
  <manifest:file-entry manifest:media-type="application/vnd.oasis.opendocument.formula" manifest:version="1.2" manifest:full-path="Object 140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141/settings.xml"/>
  <manifest:file-entry manifest:media-type="text/xml" manifest:full-path="Object 141/content.xml"/>
  <manifest:file-entry manifest:media-type="application/vnd.oasis.opendocument.formula" manifest:version="1.2" manifest:full-path="Object 141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142/settings.xml"/>
  <manifest:file-entry manifest:media-type="text/xml" manifest:full-path="Object 142/content.xml"/>
  <manifest:file-entry manifest:media-type="application/vnd.oasis.opendocument.formula" manifest:version="1.2" manifest:full-path="Object 142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143/settings.xml"/>
  <manifest:file-entry manifest:media-type="text/xml" manifest:full-path="Object 143/content.xml"/>
  <manifest:file-entry manifest:media-type="application/vnd.oasis.opendocument.formula" manifest:version="1.2" manifest:full-path="Object 143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144/settings.xml"/>
  <manifest:file-entry manifest:media-type="text/xml" manifest:full-path="Object 144/content.xml"/>
  <manifest:file-entry manifest:media-type="application/vnd.oasis.opendocument.formula" manifest:version="1.2" manifest:full-path="Object 144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145/settings.xml"/>
  <manifest:file-entry manifest:media-type="text/xml" manifest:full-path="Object 145/content.xml"/>
  <manifest:file-entry manifest:media-type="application/vnd.oasis.opendocument.formula" manifest:version="1.2" manifest:full-path="Object 145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146/settings.xml"/>
  <manifest:file-entry manifest:media-type="text/xml" manifest:full-path="Object 146/content.xml"/>
  <manifest:file-entry manifest:media-type="application/vnd.oasis.opendocument.formula" manifest:version="1.2" manifest:full-path="Object 146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147/settings.xml"/>
  <manifest:file-entry manifest:media-type="text/xml" manifest:full-path="Object 147/content.xml"/>
  <manifest:file-entry manifest:media-type="application/vnd.oasis.opendocument.formula" manifest:version="1.2" manifest:full-path="Object 147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148/settings.xml"/>
  <manifest:file-entry manifest:media-type="text/xml" manifest:full-path="Object 148/content.xml"/>
  <manifest:file-entry manifest:media-type="application/vnd.oasis.opendocument.formula" manifest:version="1.2" manifest:full-path="Object 148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Object 149/settings.xml"/>
  <manifest:file-entry manifest:media-type="text/xml" manifest:full-path="Object 149/content.xml"/>
  <manifest:file-entry manifest:media-type="application/vnd.oasis.opendocument.formula" manifest:version="1.2" manifest:full-path="Object 149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text/xml" manifest:full-path="Object 150/settings.xml"/>
  <manifest:file-entry manifest:media-type="text/xml" manifest:full-path="Object 150/content.xml"/>
  <manifest:file-entry manifest:media-type="application/vnd.oasis.opendocument.formula" manifest:version="1.2" manifest:full-path="Object 150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text/xml" manifest:full-path="Object 152/settings.xml"/>
  <manifest:file-entry manifest:media-type="text/xml" manifest:full-path="Object 152/content.xml"/>
  <manifest:file-entry manifest:media-type="application/vnd.oasis.opendocument.formula" manifest:version="1.2" manifest:full-path="Object 152/"/>
  <manifest:file-entry manifest:media-type="text/xml" manifest:full-path="Object 63/settings.xml"/>
  <manifest:file-entry manifest:media-type="text/xml" manifest:full-path="Object 63/content.xml"/>
  <manifest:file-entry manifest:media-type="application/vnd.oasis.opendocument.formula" manifest:version="1.2" manifest:full-path="Object 63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text/xml" manifest:full-path="Object 155/settings.xml"/>
  <manifest:file-entry manifest:media-type="text/xml" manifest:full-path="Object 155/content.xml"/>
  <manifest:file-entry manifest:media-type="application/vnd.oasis.opendocument.formula" manifest:version="1.2" manifest:full-path="Object 155/"/>
  <manifest:file-entry manifest:media-type="text/xml" manifest:full-path="Object 66/settings.xml"/>
  <manifest:file-entry manifest:media-type="text/xml" manifest:full-path="Object 66/content.xml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application/vnd.oasis.opendocument.formula" manifest:version="1.2" manifest:full-path="Object 66/"/>
  <manifest:file-entry manifest:media-type="text/xml" manifest:full-path="Object 156/settings.xml"/>
  <manifest:file-entry manifest:media-type="text/xml" manifest:full-path="Object 156/content.xml"/>
  <manifest:file-entry manifest:media-type="application/vnd.oasis.opendocument.formula" manifest:version="1.2" manifest:full-path="Object 156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text/xml" manifest:full-path="Object 157/settings.xml"/>
  <manifest:file-entry manifest:media-type="text/xml" manifest:full-path="Object 157/content.xml"/>
  <manifest:file-entry manifest:media-type="application/vnd.oasis.opendocument.formula" manifest:version="1.2" manifest:full-path="Object 157/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text/xml" manifest:full-path="Object 158/settings.xml"/>
  <manifest:file-entry manifest:media-type="text/xml" manifest:full-path="Object 158/content.xml"/>
  <manifest:file-entry manifest:media-type="application/vnd.oasis.opendocument.formula" manifest:version="1.2" manifest:full-path="Object 158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text/xml" manifest:full-path="Object 159/settings.xml"/>
  <manifest:file-entry manifest:media-type="text/xml" manifest:full-path="Object 159/content.xml"/>
  <manifest:file-entry manifest:media-type="" manifest:full-path="Object 159/Configurations2/accelerator/current.xml"/>
  <manifest:file-entry manifest:media-type="application/vnd.sun.xml.ui.configuration" manifest:full-path="Object 159/Configurations2/"/>
  <manifest:file-entry manifest:media-type="application/vnd.oasis.opendocument.formula" manifest:version="1.2" manifest:full-path="Object 159/"/>
  <manifest:file-entry manifest:media-type="text/xml" manifest:full-path="Object 200/settings.xml"/>
  <manifest:file-entry manifest:media-type="text/xml" manifest:full-path="Object 200/content.xml"/>
  <manifest:file-entry manifest:media-type="application/vnd.oasis.opendocument.formula" manifest:version="1.2" manifest:full-path="Object 200/"/>
  <manifest:file-entry manifest:media-type="text/xml" manifest:full-path="Object 201/settings.xml"/>
  <manifest:file-entry manifest:media-type="text/xml" manifest:full-path="Object 201/content.xml"/>
  <manifest:file-entry manifest:media-type="application/vnd.oasis.opendocument.formula" manifest:version="1.2" manifest:full-path="Object 201/"/>
  <manifest:file-entry manifest:media-type="text/xml" manifest:full-path="Object 202/settings.xml"/>
  <manifest:file-entry manifest:media-type="text/xml" manifest:full-path="Object 202/content.xml"/>
  <manifest:file-entry manifest:media-type="application/vnd.oasis.opendocument.formula" manifest:version="1.2" manifest:full-path="Object 202/"/>
  <manifest:file-entry manifest:media-type="text/xml" manifest:full-path="Object 203/settings.xml"/>
  <manifest:file-entry manifest:media-type="text/xml" manifest:full-path="Object 203/content.xml"/>
  <manifest:file-entry manifest:media-type="application/vnd.oasis.opendocument.formula" manifest:version="1.2" manifest:full-path="Object 203/"/>
  <manifest:file-entry manifest:media-type="text/xml" manifest:full-path="Object 204/settings.xml"/>
  <manifest:file-entry manifest:media-type="text/xml" manifest:full-path="Object 204/content.xml"/>
  <manifest:file-entry manifest:media-type="application/vnd.oasis.opendocument.formula" manifest:version="1.2" manifest:full-path="Object 204/"/>
  <manifest:file-entry manifest:media-type="text/xml" manifest:full-path="content.xml"/>
  <manifest:file-entry manifest:media-type="text/xml" manifest:full-path="Object 205/settings.xml"/>
  <manifest:file-entry manifest:media-type="text/xml" manifest:full-path="Object 205/content.xml"/>
  <manifest:file-entry manifest:media-type="application/vnd.oasis.opendocument.formula" manifest:version="1.2" manifest:full-path="Object 205/"/>
  <manifest:file-entry manifest:media-type="text/xml" manifest:full-path="Object 206/settings.xml"/>
  <manifest:file-entry manifest:media-type="text/xml" manifest:full-path="Object 206/content.xml"/>
  <manifest:file-entry manifest:media-type="application/vnd.oasis.opendocument.formula" manifest:version="1.2" manifest:full-path="Object 206/"/>
  <manifest:file-entry manifest:media-type="text/xml" manifest:full-path="Object 207/settings.xml"/>
  <manifest:file-entry manifest:media-type="text/xml" manifest:full-path="Object 207/content.xml"/>
  <manifest:file-entry manifest:media-type="application/vnd.oasis.opendocument.formula" manifest:version="1.2" manifest:full-path="Object 207/"/>
  <manifest:file-entry manifest:media-type="text/xml" manifest:full-path="Object 208/content.xml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text/xml" manifest:full-path="Object 209/settings.xml"/>
  <manifest:file-entry manifest:media-type="text/xml" manifest:full-path="Object 209/content.xml"/>
  <manifest:file-entry manifest:media-type="application/vnd.oasis.opendocument.formula" manifest:version="1.2" manifest:full-path="Object 20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8.176cm" table:align="left" style:may-break-between-rows="false"/>
    </style:style>
    <style:style style:name="Tableau3.A" style:family="table-column">
      <style:table-column-properties style:column-width="2.11cm"/>
    </style:style>
    <style:style style:name="Tableau3.B" style:family="table-column">
      <style:table-column-properties style:column-width="0.152cm"/>
    </style:style>
    <style:style style:name="Tableau3.C" style:family="table-column">
      <style:table-column-properties style:column-width="0.12cm"/>
    </style:style>
    <style:style style:name="Tableau3.D" style:family="table-column">
      <style:table-column-properties style:column-width="0.66cm"/>
    </style:style>
    <style:style style:name="Tableau3.E" style:family="table-column">
      <style:table-column-properties style:column-width="0.409cm"/>
    </style:style>
    <style:style style:name="Tableau3.F" style:family="table-column">
      <style:table-column-properties style:column-width="1.884cm"/>
    </style:style>
    <style:style style:name="Tableau3.G" style:family="table-column">
      <style:table-column-properties style:column-width="0.478cm"/>
    </style:style>
    <style:style style:name="Tableau3.H" style:family="table-column">
      <style:table-column-properties style:column-width="1.533cm"/>
    </style:style>
    <style:style style:name="Tableau3.I" style:family="table-column">
      <style:table-column-properties style:column-width="0.831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.F1" style:family="table-cell">
      <style:table-cell-properties fo:padding="0.097cm" fo:border-left="none" fo:border-right="none" fo:border-top="0.05pt solid #000000" fo:border-bottom="0.05pt solid #000000"/>
    </style:style>
    <style:style style:name="Tableau3.H1" style:family="table-cell">
      <style:table-cell-properties fo:padding="0.097cm" fo:border-left="none" fo:border-right="none" fo:border-top="0.05pt solid #000000" fo:border-bottom="0.05pt solid #000000"/>
    </style:style>
    <style:style style:name="Tableau3.I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.G2" style:family="table-cell">
      <style:table-cell-properties fo:padding="0.097cm" fo:border-left="none" fo:border-right="none" fo:border-top="none" fo:border-bottom="0.05pt solid #000000"/>
    </style:style>
    <style:style style:name="Tableau3.I2" style:family="table-cell">
      <style:table-cell-properties fo:padding="0.097cm" fo:border-left="none" fo:border-right="0.05pt solid #000000" fo:border-top="none" fo:border-bottom="0.05pt solid #000000"/>
    </style:style>
    <style:style style:name="Tableau3.3" style:family="table-row">
      <style:table-row-properties style:row-height="1.6cm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3.I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4" style:family="table">
      <style:table-properties style:width="15.743cm" fo:margin-left="1.281cm" table:align="left"/>
    </style:style>
    <style:style style:name="Tableau4.A" style:family="table-column">
      <style:table-column-properties style:column-width="7.223cm"/>
    </style:style>
    <style:style style:name="Tableau4.B" style:family="table-column">
      <style:table-column-properties style:column-width="8.52cm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padding="0.097cm" fo:border="none"/>
    </style:style>
    <style:style style:name="Tableau5" style:family="table">
      <style:table-properties style:width="6.059cm" table:align="left" style:may-break-between-rows="false"/>
    </style:style>
    <style:style style:name="Tableau5.A" style:family="table-column">
      <style:table-column-properties style:column-width="1.057cm"/>
    </style:style>
    <style:style style:name="Tableau5.B" style:family="table-column">
      <style:table-column-properties style:column-width="0.443cm"/>
    </style:style>
    <style:style style:name="Tableau5.C" style:family="table-column">
      <style:table-column-properties style:column-width="1.094cm"/>
    </style:style>
    <style:style style:name="Tableau5.D" style:family="table-column">
      <style:table-column-properties style:column-width="1.535cm"/>
    </style:style>
    <style:style style:name="Tableau5.E" style:family="table-column">
      <style:table-column-properties style:column-width="1.058cm"/>
    </style:style>
    <style:style style:name="Tableau5.F" style:family="table-column">
      <style:table-column-properties style:column-width="0.873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none" fo:border-right="none" fo:border-top="0.05pt solid #000000" fo:border-bottom="0.05pt solid #000000"/>
    </style:style>
    <style:style style:name="Tableau5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5.E1" style:family="table-cell">
      <style:table-cell-properties fo:padding="0.097cm" fo:border-left="none" fo:border-right="none" fo:border-top="0.05pt solid #000000" fo:border-bottom="0.05pt solid #000000"/>
    </style:style>
    <style:style style:name="Tableau5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5.F2" style:family="table-cell">
      <style:table-cell-properties fo:padding="0.097cm" fo:border-left="none" fo:border-right="0.05pt solid #000000" fo:border-top="none" fo:border-bottom="0.05pt solid #000000"/>
    </style:style>
    <style:style style:name="Tableau5.3" style:family="table-row">
      <style:table-row-properties style:row-height="1.6cm"/>
    </style:style>
    <style:style style:name="Tableau5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9.102cm"/>
    </style:style>
    <style:style style:name="Tableau6.B" style:family="table-column">
      <style:table-column-properties style:column-width="7.911cm"/>
    </style:style>
    <style:style style:name="Tableau6.A1" style:family="table-cell">
      <style:table-cell-properties fo:padding="0.097cm" fo:border="none"/>
    </style:style>
    <style:style style:name="Tableau8" style:family="table">
      <style:table-properties style:width="8.281cm" table:align="left"/>
    </style:style>
    <style:style style:name="Tableau8.A" style:family="table-column">
      <style:table-column-properties style:column-width="3.096cm"/>
    </style:style>
    <style:style style:name="Tableau8.B" style:family="table-column">
      <style:table-column-properties style:column-width="0.767cm"/>
    </style:style>
    <style:style style:name="Tableau8.C" style:family="table-column">
      <style:table-column-properties style:column-width="1.27cm"/>
    </style:style>
    <style:style style:name="Tableau8.D" style:family="table-column">
      <style:table-column-properties style:column-width="0.344cm"/>
    </style:style>
    <style:style style:name="Tableau8.E" style:family="table-column">
      <style:table-column-properties style:column-width="0.132cm"/>
    </style:style>
    <style:style style:name="Tableau8.F" style:family="table-column">
      <style:table-column-properties style:column-width="0.238cm"/>
    </style:style>
    <style:style style:name="Tableau8.G" style:family="table-column">
      <style:table-column-properties style:column-width="1.667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-left="none" fo:border-right="none" fo:border-top="0.05pt solid #000000" fo:border-bottom="0.05pt solid #000000"/>
    </style:style>
    <style:style style:name="Tableau8.H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none" fo:border-right="none" fo:border-top="none" fo:border-bottom="0.05pt solid #000000"/>
    </style:style>
    <style:style style:name="Tableau8.E2" style:family="table-cell">
      <style:table-cell-properties fo:padding="0.097cm" fo:border="0.05pt solid #000000"/>
    </style:style>
    <style:style style:name="Tableau8.H2" style:family="table-cell">
      <style:table-cell-properties fo:padding="0.097cm" fo:border-left="none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5.667cm" style:rel-column-width="21845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C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style="italic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font-name="Times"/>
    </style:style>
    <style:style style:name="P9" style:family="paragraph" style:parent-style-name="Standard">
      <style:text-properties style:font-name="Times" fo:font-style="italic" style:font-style-asian="italic" style:font-style-complex="italic"/>
    </style:style>
    <style:style style:name="P10" style:family="paragraph" style:parent-style-name="Standard">
      <style:text-properties fo:font-style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text-properties style:font-name="Times New Roman" fo:font-style="normal" style:text-underline-style="none" style:font-style-asian="normal" style:font-style-complex="normal"/>
    </style:style>
    <style:style style:name="P17" style:family="paragraph" style:parent-style-name="Standard">
      <style:text-properties style:font-name="Times New Roman" fo:font-style="normal" style:font-style-asian="normal" style:font-style-complex="normal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background-color="#e6e6e6">
        <style:background-image/>
      </style:paragraph-properties>
    </style:style>
    <style:style style:name="P22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 fo:background-color="#e6e6e6">
        <style:background-image/>
      </style:paragraph-properties>
    </style:style>
    <style:style style:name="P24" style:family="paragraph" style:parent-style-name="Standard">
      <style:paragraph-properties fo:background-color="#e6e6e6">
        <style:background-image/>
      </style:paragraph-properties>
      <style:text-properties style:font-name="Times"/>
    </style:style>
    <style:style style:name="P25" style:family="paragraph" style:parent-style-name="Standard">
      <style:paragraph-properties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>
      <style:paragraph-properties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Table_20_Contents">
      <style:text-properties style:font-name="Times"/>
    </style:style>
    <style:style style:name="P28" style:family="paragraph" style:parent-style-name="Table_20_Contents">
      <style:text-properties style:font-name="Times" fo:font-size="2pt" style:font-size-asian="1.75pt" style:font-size-complex="2pt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style="italic"/>
    </style:style>
    <style:style style:name="P31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34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35" style:family="paragraph" style:parent-style-name="Table_20_Heading">
      <style:paragraph-properties fo:text-align="start" style:justify-single-word="false"/>
      <style:text-properties fo:font-style="normal" fo:font-weight="normal"/>
    </style:style>
    <style:style style:name="P3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7" style:family="paragraph" style:parent-style-name="Standard" style:list-style-name="L2"/>
    <style:style style:name="P38" style:family="paragraph" style:parent-style-name="Standard" style:list-style-name="L3"/>
    <style:style style:name="P39" style:family="paragraph" style:parent-style-name="Standard" style:list-style-name="L4"/>
    <style:style style:name="P40" style:family="paragraph" style:parent-style-name="Standard" style:list-style-name="L6"/>
    <style:style style:name="P41" style:family="paragraph" style:parent-style-name="Standard" style:list-style-name="L6">
      <style:text-properties style:font-name="Times"/>
    </style:style>
    <style:style style:name="P42" style:family="paragraph" style:parent-style-name="Standard" style:list-style-name="L12">
      <style:paragraph-properties fo:text-align="center" style:justify-single-word="false"/>
      <style:text-properties style:font-name="Times" fo:font-style="normal"/>
    </style:style>
    <style:style style:name="P43" style:family="paragraph" style:parent-style-name="Standard" style:list-style-name="L9"/>
    <style:style style:name="P44" style:family="paragraph" style:parent-style-name="Standard" style:list-style-name="L9">
      <style:paragraph-properties fo:text-align="center" style:justify-single-word="false"/>
      <style:text-properties fo:font-style="normal"/>
    </style:style>
    <style:style style:name="P45" style:family="paragraph" style:parent-style-name="Standard" style:list-style-name="L19">
      <style:paragraph-properties fo:text-align="start" style:justify-single-word="false"/>
      <style:text-properties fo:font-style="normal"/>
    </style:style>
    <style:style style:name="P46" style:family="paragraph" style:parent-style-name="Standard" style:list-style-name="L10"/>
    <style:style style:name="P47" style:family="paragraph" style:parent-style-name="Standard" style:list-style-name="L12"/>
    <style:style style:name="P48" style:family="paragraph" style:parent-style-name="Standard" style:list-style-name="L13"/>
    <style:style style:name="P49" style:family="paragraph" style:parent-style-name="Standard" style:list-style-name="L14"/>
    <style:style style:name="P50" style:family="paragraph" style:parent-style-name="Standard" style:list-style-name="L16">
      <style:paragraph-properties fo:text-align="start" style:justify-single-word="false"/>
    </style:style>
    <style:style style:name="P51" style:family="paragraph" style:parent-style-name="Standard" style:list-style-name="L19">
      <style:paragraph-properties fo:text-align="start" style:justify-single-word="false"/>
    </style:style>
    <style:style style:name="P52" style:family="paragraph" style:parent-style-name="Standard" style:list-style-name="L16">
      <style:paragraph-properties fo:text-align="center" style:justify-single-word="false"/>
    </style:style>
    <style:style style:name="P53" style:family="paragraph" style:parent-style-name="Standard" style:list-style-name="L18"/>
    <style:style style:name="P54" style:family="paragraph" style:parent-style-name="Standard" style:list-style-name="L1">
      <style:paragraph-properties fo:background-color="#e6e6e6">
        <style:background-image/>
      </style:paragraph-properties>
    </style:style>
    <style:style style:name="P55" style:family="paragraph" style:parent-style-name="Standard" style:list-style-name="L5">
      <style:paragraph-properties fo:background-color="#e6e6e6">
        <style:background-image/>
      </style:paragraph-properties>
    </style:style>
    <style:style style:name="P56" style:family="paragraph" style:parent-style-name="Standard" style:list-style-name="L7">
      <style:paragraph-properties fo:background-color="#e6e6e6">
        <style:background-image/>
      </style:paragraph-properties>
    </style:style>
    <style:style style:name="P57" style:family="paragraph" style:parent-style-name="Standard" style:list-style-name="L8">
      <style:paragraph-properties fo:background-color="#e6e6e6">
        <style:background-image/>
      </style:paragraph-properties>
    </style:style>
    <style:style style:name="P58" style:family="paragraph" style:parent-style-name="Standard" style:list-style-name="L11">
      <style:paragraph-properties fo:background-color="#e6e6e6">
        <style:background-image/>
      </style:paragraph-properties>
    </style:style>
    <style:style style:name="P59" style:family="paragraph" style:parent-style-name="Standard" style:list-style-name="L15">
      <style:paragraph-properties fo:background-color="#e6e6e6">
        <style:background-image/>
      </style:paragraph-properties>
    </style:style>
    <style:style style:name="P60" style:family="paragraph" style:parent-style-name="Standard" style:list-style-name="L17">
      <style:paragraph-properties fo:background-color="#e6e6e6">
        <style:background-image/>
      </style:paragraph-properties>
    </style:style>
    <style:style style:name="P61" style:family="paragraph" style:parent-style-name="Heading_20_1">
      <style:text-properties style:text-underline-style="solid" style:text-underline-width="auto" style:text-underline-color="font-color"/>
    </style:style>
    <style:style style:name="P62" style:family="paragraph" style:parent-style-name="Heading_20_1" style:list-style-name="">
      <style:text-properties style:text-underline-style="solid" style:text-underline-width="auto" style:text-underline-color="font-color"/>
    </style:style>
    <style:style style:name="P63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64" style:family="paragraph" style:parent-style-name="Heading_20_2">
      <style:text-properties style:text-underline-style="solid" style:text-underline-width="auto" style:text-underline-color="font-color"/>
    </style:style>
    <style:style style:name="P65" style:family="paragraph" style:parent-style-name="Heading_20_2" style:list-style-name="">
      <style:text-properties style:text-underline-style="solid" style:text-underline-width="auto" style:text-underline-color="font-color"/>
    </style:style>
    <style:style style:name="P66" style:family="paragraph" style:parent-style-name="Heading_20_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7" style:family="paragraph" style:parent-style-name="Heading_20_2">
      <style:text-properties style:font-name="Arial" fo:font-style="italic" style:text-underline-style="solid" style:text-underline-width="auto" style:text-underline-color="font-color" style:font-style-asian="italic" style:font-style-complex="italic"/>
    </style:style>
    <style:style style:name="P68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69" style:family="paragraph">
      <style:paragraph-properties fo:text-align="center"/>
    </style:style>
    <style:style style:name="P70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style:font-weight-asian="bold" style:font-weight-complex="bold"/>
    </style:style>
    <style:style style:name="T6" style:family="text">
      <style:text-properties fo:font-style="normal" fo:font-weight="normal"/>
    </style:style>
    <style:style style:name="T7" style:family="text">
      <style:text-properties style:font-name="OpenSymbol2"/>
    </style:style>
    <style:style style:name="T8" style:family="text">
      <style:text-properties style:font-name="OpenSymbol2" fo:font-style="normal"/>
    </style:style>
    <style:style style:name="T9" style:family="text">
      <style:text-properties style:font-name="OpenSymbol2" fo:font-style="normal" fo:font-weight="normal"/>
    </style:style>
    <style:style style:name="T10" style:family="text">
      <style:text-properties style:font-name="OpenSymbol2" style:font-name-asian="OpenSymbol2" style:font-name-complex="OpenSymbol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OpenSymbol1"/>
    </style:style>
    <style:style style:name="T13" style:family="text">
      <style:text-properties style:font-name="OpenSymbol1" fo:font-style="normal"/>
    </style:style>
    <style:style style:name="T14" style:family="text">
      <style:text-properties style:font-name="Atalante"/>
    </style:style>
    <style:style style:name="T15" style:family="text">
      <style:text-properties style:font-name="Atalante" fo:font-style="normal"/>
    </style:style>
    <style:style style:name="T16" style:family="text">
      <style:text-properties style:font-name="Times"/>
    </style:style>
    <style:style style:name="T17" style:family="text">
      <style:text-properties style:font-name="Times" fo:font-style="normal"/>
    </style:style>
    <style:style style:name="T18" style:family="text">
      <style:text-properties style:font-name="Times" fo:font-style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style:font-name="Times New Roman" fo:font-style="normal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tyle="normal"/>
    </style:style>
    <style:style style:name="T23" style:family="text">
      <style:text-properties style:font-name="Mistral" fo:font-style="normal" style:font-style-asian="normal" style:font-style-complex="normal"/>
    </style:style>
    <style:style style:name="T24" style:family="text">
      <style:text-properties style:text-position="0% 100%" style:font-name="Times New Roman" fo:font-style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1">Chapitre 7</text:p>
            <text:p text:style-name="P19">Logarithme népérien</text:p>
          </table:table-cell>
        </table:table-row>
      </table:table>
      <text:p text:style-name="P2"/>
      <text:h text:style-name="P61" text:outline-level="1">Logarithme népérien</text:h>
      <text:h text:style-name="P64" text:outline-level="2">Définition</text:h>
      <text:p text:style-name="P7"><text:span text:style-name="T2">f </text:span>est la fonction définie sur <draw:frame draw:style-name="fr3" draw:name="Objet6" text:anchor-type="as-char" svg:width="1.573cm" svg:height="0.483cm" draw:z-index="125"><draw:object xlink:href="./Object 8" xlink:type="simple" xlink:show="embed" xlink:actuate="onLoad"/><draw:image xlink:href="./ObjectReplacements/Object 8" xlink:type="simple" xlink:show="embed" xlink:actuate="onLoad"/><svg:desc>formule</svg:desc></draw:frame> par <draw:frame draw:style-name="fr3" draw:name="Objet4" text:anchor-type="as-char" svg:width="1.773cm" svg:height="1cm" draw:z-index="126"><draw:object xlink:href="./Object 11" xlink:type="simple" xlink:show="embed" xlink:actuate="onLoad"/><draw:image xlink:href="./ObjectReplacements/Object 11" xlink:type="simple" xlink:show="embed" xlink:actuate="onLoad"/><svg:desc>formule</svg:desc></draw:frame>.</text:p>
      <text:p text:style-name="P7">Cette fonction usuelle est continue et admet donc des primitives sur <draw:frame draw:style-name="fr3" draw:name="Objet5" text:anchor-type="as-char" svg:width="1.573cm" svg:height="0.483cm" draw:z-index="127"><draw:object xlink:href="./Object 7" xlink:type="simple" xlink:show="embed" xlink:actuate="onLoad"/><draw:image xlink:href="./ObjectReplacements/Object 7" xlink:type="simple" xlink:show="embed" xlink:actuate="onLoad"/><svg:desc>formule</svg:desc></draw:frame>.</text:p>
      <text:p text:style-name="P7"/>
      <text:p text:style-name="P22">Définition :</text:p>
      <text:p text:style-name="P21">La fonction logarithme népérien est <text:span text:style-name="T11">la fonction</text:span> notée ln :</text:p>
      <text:list xml:id="list37663265" text:style-name="L1">
        <text:list-item>
          <text:p text:style-name="P54">elle est définie sur des réels strictement positifs : <text:span text:style-name="T1">x</text:span><text:span text:style-name="T3"> </text:span><text:span text:style-name="T8">∈ </text:span><text:span text:style-name="T8"><draw:frame draw:style-name="fr3" draw:name="Objet1" text:anchor-type="as-char" svg:width="1.573cm" svg:height="0.483cm" draw:z-index="128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  </text:list-item>
        <text:list-item>
          <text:p text:style-name="P54">sa dérivée est la fonction inverse : <draw:frame draw:style-name="fr3" draw:name="Objet2" text:anchor-type="as-char" svg:width="1.411cm" svg:height="1cm" draw:z-index="0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54">elle s'annule en 1 : <draw:frame draw:style-name="fr3" draw:name="Objet3" text:anchor-type="as-char" svg:width="1.679cm" svg:height="0.485cm" draw:z-index="1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Standard"/>
      <text:p text:style-name="P3">Remarques :</text:p>
      <text:list xml:id="list37660256" text:style-name="L2">
        <text:list-item>
          <text:p text:style-name="P37">La fonction ln est dérivable sur <draw:frame draw:style-name="fr3" draw:name="Objet11" text:anchor-type="as-char" svg:width="1.573cm" svg:height="0.483cm" draw:z-index="129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</text:list-item>
        <text:list-item>
          <text:p text:style-name="P37">Le logarithme de zéro n'existe pas.</text:p>
        </text:list-item>
        <text:list-item>
          <text:p text:style-name="P37">Le logarithme d'un nombre négatif n'existe pas.<text:tab/></text:p>
        </text:list-item>
      </text:list>
      <text:p text:style-name="Standard"/>
      <text:h text:style-name="P64" text:outline-level="2">Propriété fondamentale du logarithme</text:h>
      <text:p text:style-name="P22">Propriété :</text:p>
      <text:p text:style-name="P21">Pour tous réels <text:span text:style-name="T2">a</text:span> et <text:span text:style-name="T2">b</text:span> strictement positifs :</text:p>
      <text:p text:style-name="P23"><draw:frame draw:style-name="fr3" draw:name="Objet7" text:anchor-type="as-char" svg:width="4.277cm" svg:height="0.485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6">Démonstration :</text:p>
      <text:p text:style-name="Standard"><text:span text:style-name="T1">a</text:span><text:span text:style-name="T3"> étant un réel strictement positif, on considère la fonction </text:span><text:span text:style-name="T1">h</text:span><text:span text:style-name="T3"> définie sur </text:span><text:span text:style-name="T3"><draw:frame draw:style-name="fr3" draw:name="Objet8" text:anchor-type="as-char" svg:width="1.573cm" svg:height="0.483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3">par </text:span><text:span text:style-name="T3"><draw:frame draw:style-name="fr3" draw:name="Objet9" text:anchor-type="as-char" svg:width="4.775cm" svg:height="0.485cm" draw:z-index="4"><draw:object xlink:href="./Object 9" xlink:type="simple" xlink:show="embed" xlink:actuate="onLoad"/><draw:image xlink:href="./ObjectReplacements/Object 9" xlink:type="simple" xlink:show="embed" xlink:actuate="onLoad"/></draw:frame></text:span><text:span text:style-name="T3">.</text:span></text:p>
      <text:p text:style-name="Standard"><text:span text:style-name="T3">Cette fonction est dérivable sur </text:span><text:span text:style-name="T3"><draw:frame draw:style-name="fr3" draw:name="Objet10" text:anchor-type="as-char" svg:width="1.573cm" svg:height="0.483cm" draw:z-index="5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3"> comme somme et composée de fonctions dérivables.</text:span></text:p>
      <text:p text:style-name="Standard"><text:span text:style-name="T3">Ainsi pour tout </text:span><text:span text:style-name="T3"><draw:frame draw:style-name="fr3" draw:name="Objet12" text:anchor-type="as-char" svg:width="1.02cm" svg:height="0.469cm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3">, </text:span><text:span text:style-name="T3"><draw:frame draw:style-name="fr3" draw:name="Objet13" text:anchor-type="as-char" svg:width="9.539cm" svg:height="1cm" draw:z-index="12"><draw:object xlink:href="./Object 17" xlink:type="simple" xlink:show="embed" xlink:actuate="onLoad"/><draw:image xlink:href="./ObjectReplacements/Object 17" xlink:type="simple" xlink:show="embed" xlink:actuate="onLoad"/></draw:frame></text:span><text:span text:style-name="T3">.</text:span></text:p>
      <text:p text:style-name="Standard"><text:span text:style-name="T3">La dérivée de </text:span><text:span text:style-name="T1">h</text:span><text:span text:style-name="T3"> est toujours nulle, ce qui signifie que </text:span><text:span text:style-name="T1">h</text:span><text:span text:style-name="T3"> est une fonction constante sur </text:span><text:span text:style-name="T3"><draw:frame draw:style-name="fr3" draw:name="Objet14" text:anchor-type="as-char" svg:width="1.573cm" svg:height="0.483cm" draw:z-index="13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3">.</text:span></text:p>
      <text:p text:style-name="Standard"><text:span text:style-name="T3">Or </text:span><text:span text:style-name="T3"><draw:frame draw:style-name="fr3" draw:name="Objet15" text:anchor-type="as-char" svg:width="7.638cm" svg:height="0.485cm" draw:z-index="14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Standard">Par conséquent, la fonction <text:span text:style-name="T1">h</text:span><text:span text:style-name="T3"> est constamment nulle sur </text:span><text:span text:style-name="T3"><draw:frame draw:style-name="fr3" draw:name="Objet16" text:anchor-type="as-char" svg:width="1.573cm" svg:height="0.483cm" draw:z-index="15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3">, et ainsi </text:span><text:span text:style-name="T3"><draw:frame draw:style-name="fr3" draw:name="Objet17" text:anchor-type="as-char" svg:width="3.309cm" svg:height="0.485cm" draw:z-index="16"><draw:object xlink:href="./Object 21" xlink:type="simple" xlink:show="embed" xlink:actuate="onLoad"/><draw:image xlink:href="./ObjectReplacements/Object 21" xlink:type="simple" xlink:show="embed" xlink:actuate="onLoad"/></draw:frame></text:span><text:span text:style-name="T3">.</text:span></text:p>
      <text:p text:style-name="P5">x<text:span text:style-name="T3"> étant quelconque dans </text:span><text:span text:style-name="T3"><draw:frame draw:style-name="fr3" draw:name="Objet18" text:anchor-type="as-char" svg:width="1.573cm" svg:height="0.483cm" draw:z-index="17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3">, en posant </text:span><text:span text:style-name="T3"><draw:frame draw:style-name="fr3" draw:name="Objet19" text:anchor-type="as-char" svg:width="1.021cm" svg:height="0.469cm" draw:z-index="18"><draw:object xlink:href="./Object 23" xlink:type="simple" xlink:show="embed" xlink:actuate="onLoad"/><draw:image xlink:href="./ObjectReplacements/Object 23" xlink:type="simple" xlink:show="embed" xlink:actuate="onLoad"/></draw:frame></text:span><text:span text:style-name="T3">, on retrouve la propriété fondamentale.</text:span></text:p>
      <text:p text:style-name="Standard"/>
      <text:p text:style-name="P3">Exemple :</text:p>
      <text:p text:style-name="Standard"><draw:frame draw:style-name="fr3" draw:name="Objet199" text:anchor-type="as-char" svg:width="6.782cm" svg:height="1cm" draw:z-index="130"><draw:object xlink:href="./Object 195" xlink:type="simple" xlink:show="embed" xlink:actuate="onLoad"/><draw:image xlink:href="./ObjectReplacements/Object 195" xlink:type="simple" xlink:show="embed" xlink:actuate="onLoad"/></draw:frame></text:p>
      <text:h text:style-name="P65" text:outline-level="2"/>
      <text:h text:style-name="P68" text:outline-level="2">Propriétés algébriques</text:h>
      <text:p text:style-name="P22">Propriétés :</text:p>
      <text:p text:style-name="P21">Pour tous réels <text:span text:style-name="T1">a</text:span><text:span text:style-name="T3"> et </text:span><text:span text:style-name="T1">b</text:span><text:span text:style-name="T3"> strictement positifs et </text:span><text:span text:style-name="T1">n</text:span><text:span text:style-name="T3"> entier relatif :</text:span></text:p>
      <text:p text:style-name="P21"><text:span text:style-name="T3"><text:tab/></text:span><text:span text:style-name="T3"><draw:frame draw:style-name="fr3" draw:name="Objet20" text:anchor-type="as-char" svg:width="2.895cm" svg:height="1.099cm" draw:z-index="19"><draw:object xlink:href="./Object 12" xlink:type="simple" xlink:show="embed" xlink:actuate="onLoad"/><draw:image xlink:href="./ObjectReplacements/Object 12" xlink:type="simple" xlink:show="embed" xlink:actuate="onLoad"/></draw:frame></text:span><text:span text:style-name="T3"><text:tab/><text:tab/><text:tab/>;<text:tab/><text:tab/></text:span><text:span text:style-name="T3"><draw:frame draw:style-name="fr3" draw:name="Objet21" text:anchor-type="as-char" svg:width="3.856cm" svg:height="1.099cm" draw:z-index="132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1"><text:span text:style-name="T3"><text:tab/></text:span><text:span text:style-name="T3"><draw:frame draw:style-name="fr3" draw:name="Objet22" text:anchor-type="as-char" svg:width="3.154cm" svg:height="0.545cm" draw:z-index="20"><draw:object xlink:href="./Object 15" xlink:type="simple" xlink:show="embed" xlink:actuate="onLoad"/><draw:image xlink:href="./ObjectReplacements/Object 15" xlink:type="simple" xlink:show="embed" xlink:actuate="onLoad"/></draw:frame></text:span><text:span text:style-name="T3"><text:tab/><text:tab/><text:tab/>;<text:tab/><text:tab/></text:span><text:span text:style-name="T3"><draw:frame draw:style-name="fr3" draw:name="Objet23" text:anchor-type="as-char" svg:width="3.043cm" svg:height="1cm" draw:z-index="22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0"/>
      <text:p text:style-name="P6">Démonstrations :</text:p>
      <text:list xml:id="list37666139" text:style-name="L3">
        <text:list-item>
          <text:p text:style-name="P38"><text:span text:style-name="T3">Soit </text:span><text:span text:style-name="T3"><draw:frame draw:style-name="fr3" draw:name="Objet24" text:anchor-type="as-char" svg:width="1.018cm" svg:height="0.469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">. </text:span><text:span text:style-name="T3"><draw:frame draw:style-name="fr3" draw:name="Objet25" text:anchor-type="as-char" svg:width="1.685cm" svg:height="1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3">, donc </text:span><text:span text:style-name="T3"><draw:frame draw:style-name="fr3" draw:name="Objet26" text:anchor-type="as-char" svg:width="2.845cm" svg:height="1.099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3"> </text:span><text:span text:style-name="T13">⇔ </text:span><text:span text:style-name="T13"><draw:frame draw:style-name="fr3" draw:name="Objet27" text:anchor-type="as-char" svg:width="2.858cm" svg:height="1.099cm" draw:z-index="26"><draw:object xlink:href="./Object 27" xlink:type="simple" xlink:show="embed" xlink:actuate="onLoad"/><draw:image xlink:href="./ObjectReplacements/Object 27" xlink:type="simple" xlink:show="embed" xlink:actuate="onLoad"/></draw:frame></text:span>. D'où <draw:frame draw:style-name="fr3" draw:name="Objet28" text:anchor-type="as-char" svg:width="2.895cm" svg:height="1.099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.</text:p>
        </text:list-item>
        <text:list-item>
          <text:p text:style-name="P38">Soit <draw:frame draw:style-name="fr3" draw:name="Objet29" text:anchor-type="as-char" svg:width="1.018cm" svg:height="0.469cm" draw:z-index="28"><draw:object xlink:href="./Object 29" xlink:type="simple" xlink:show="embed" xlink:actuate="onLoad"/><draw:image xlink:href="./ObjectReplacements/Object 29" xlink:type="simple" xlink:show="embed" xlink:actuate="onLoad"/></draw:frame> et <draw:frame draw:style-name="fr3" draw:name="Objet30" text:anchor-type="as-char" svg:width="1.002cm" svg:height="0.469cm" draw:z-index="29"><draw:object xlink:href="./Object 30" xlink:type="simple" xlink:show="embed" xlink:actuate="onLoad"/><draw:image xlink:href="./ObjectReplacements/Object 30" xlink:type="simple" xlink:show="embed" xlink:actuate="onLoad"/></draw:frame>. <draw:frame draw:style-name="fr3" draw:name="Objet31" text:anchor-type="as-char" svg:width="7.692cm" svg:height="1.099cm" draw:z-index="30"><draw:object xlink:href="./Object 31" xlink:type="simple" xlink:show="embed" xlink:actuate="onLoad"/><draw:image xlink:href="./ObjectReplacements/Object 31" xlink:type="simple" xlink:show="embed" xlink:actuate="onLoad"/></draw:frame>.</text:p>
        </text:list-item>
        <text:list-item>
          <text:p text:style-name="P38">Si <draw:frame draw:style-name="fr3" draw:name="Objet32" text:anchor-type="as-char" svg:width="1.007cm" svg:height="0.469cm" draw:z-index="31"><draw:object xlink:href="./Object 32" xlink:type="simple" xlink:show="embed" xlink:actuate="onLoad"/><draw:image xlink:href="./ObjectReplacements/Object 32" xlink:type="simple" xlink:show="embed" xlink:actuate="onLoad"/></draw:frame>, l'égalité est évidente : <draw:frame draw:style-name="fr3" draw:name="Objet34" text:anchor-type="as-char" svg:width="4.376cm" svg:height="0.545cm" draw:z-index="32"><draw:object xlink:href="./Object 35" xlink:type="simple" xlink:show="embed" xlink:actuate="onLoad"/><draw:image xlink:href="./ObjectReplacements/Object 35" xlink:type="simple" xlink:show="embed" xlink:actuate="onLoad"/></draw:frame>.</text:p>
          <text:p text:style-name="P38">Si <draw:frame draw:style-name="fr3" draw:name="Objet33" text:anchor-type="as-char" svg:width="0.997cm" svg:height="0.469cm" draw:z-index="33"><draw:object xlink:href="./Object 33" xlink:type="simple" xlink:show="embed" xlink:actuate="onLoad"/><draw:image xlink:href="./ObjectReplacements/Object 33" xlink:type="simple" xlink:show="embed" xlink:actuate="onLoad"/></draw:frame> et <draw:frame draw:style-name="fr3" draw:name="Objet35" text:anchor-type="as-char" svg:width="1.018cm" svg:height="0.469cm" draw:z-index="34"><draw:object xlink:href="./Object 36" xlink:type="simple" xlink:show="embed" xlink:actuate="onLoad"/><draw:image xlink:href="./ObjectReplacements/Object 36" xlink:type="simple" xlink:show="embed" xlink:actuate="onLoad"/></draw:frame>, alors <draw:frame draw:style-name="fr3" draw:name="Objet36" text:anchor-type="as-char" svg:width="2.491cm" svg:height="0.529cm" draw:z-index="35"><draw:object xlink:href="./Object 37" xlink:type="simple" xlink:show="embed" xlink:actuate="onLoad"/><draw:image xlink:href="./ObjectReplacements/Object 37" xlink:type="simple" xlink:show="embed" xlink:actuate="onLoad"/></draw:frame>, donc <draw:frame draw:style-name="fr3" draw:name="Objet37" text:anchor-type="as-char" svg:width="5.246cm" svg:height="0.545cm" draw:z-index="36"><draw:object xlink:href="./Object 38" xlink:type="simple" xlink:show="embed" xlink:actuate="onLoad"/><draw:image xlink:href="./ObjectReplacements/Object 38" xlink:type="simple" xlink:show="embed" xlink:actuate="onLoad"/></draw:frame>.</text:p>
          <text:p text:style-name="P38">Si <draw:frame draw:style-name="fr3" draw:name="Objet38" text:anchor-type="as-char" svg:width="1.304cm" svg:height="0.469cm" draw:z-index="37"><draw:object xlink:href="./Object 39" xlink:type="simple" xlink:show="embed" xlink:actuate="onLoad"/><draw:image xlink:href="./ObjectReplacements/Object 39" xlink:type="simple" xlink:show="embed" xlink:actuate="onLoad"/></draw:frame> et <draw:frame draw:style-name="fr3" draw:name="Objet39" text:anchor-type="as-char" svg:width="1.018cm" svg:height="0.469cm" draw:z-index="38"><draw:object xlink:href="./Object 40" xlink:type="simple" xlink:show="embed" xlink:actuate="onLoad"/><draw:image xlink:href="./ObjectReplacements/Object 40" xlink:type="simple" xlink:show="embed" xlink:actuate="onLoad"/></draw:frame>, alors <draw:frame draw:style-name="fr3" draw:name="Objet40" text:anchor-type="as-char" svg:width="1.579cm" svg:height="1.06cm" draw:z-index="39"><draw:object xlink:href="./Object 41" xlink:type="simple" xlink:show="embed" xlink:actuate="onLoad"/><draw:image xlink:href="./ObjectReplacements/Object 41" xlink:type="simple" xlink:show="embed" xlink:actuate="onLoad"/></draw:frame>, donc <draw:frame draw:style-name="fr3" draw:name="Objet41" text:anchor-type="as-char" svg:width="6.623cm" svg:height="0.545cm" draw:z-index="40"><draw:object xlink:href="./Object 42" xlink:type="simple" xlink:show="embed" xlink:actuate="onLoad"/><draw:image xlink:href="./ObjectReplacements/Object 42" xlink:type="simple" xlink:show="embed" xlink:actuate="onLoad"/></draw:frame>.</text:p>
        </text:list-item>
        <text:list-item>
          <text:p text:style-name="P38"><draw:frame draw:style-name="fr3" draw:name="Objet42" text:anchor-type="as-char" svg:width="1.736cm" svg:height="0.593cm" draw:z-index="41"><draw:object xlink:href="./Object 43" xlink:type="simple" xlink:show="embed" xlink:actuate="onLoad"/><draw:image xlink:href="./ObjectReplacements/Object 43" xlink:type="simple" xlink:show="embed" xlink:actuate="onLoad"/></draw:frame>, donc <draw:frame draw:style-name="fr3" draw:name="Objet43" text:anchor-type="as-char" svg:width="2.81cm" svg:height="0.593cm" draw:z-index="42"><draw:object xlink:href="./Object 44" xlink:type="simple" xlink:show="embed" xlink:actuate="onLoad"/><draw:image xlink:href="./ObjectReplacements/Object 44" xlink:type="simple" xlink:show="embed" xlink:actuate="onLoad"/></draw:frame>, ou encore <draw:frame draw:style-name="fr3" draw:name="Objet44" text:anchor-type="as-char" svg:width="2.653cm" svg:height="0.52cm" draw:z-index="43"><draw:object xlink:href="./Object 45" xlink:type="simple" xlink:show="embed" xlink:actuate="onLoad"/><draw:image xlink:href="./ObjectReplacements/Object 45" xlink:type="simple" xlink:show="embed" xlink:actuate="onLoad"/></draw:frame>. Ainsi <draw:frame draw:style-name="fr3" draw:name="Objet45" text:anchor-type="as-char" svg:width="2.738cm" svg:height="1cm" draw:z-index="44"><draw:object xlink:href="./Object 46" xlink:type="simple" xlink:show="embed" xlink:actuate="onLoad"/><draw:image xlink:href="./ObjectReplacements/Object 46" xlink:type="simple" xlink:show="embed" xlink:actuate="onLoad"/></draw:frame>.</text:p>
        </text:list-item>
      </text:list>
      <text:p text:style-name="P3"/>
      <text:p text:style-name="P3">Exemples :</text:p>
      <text:list xml:id="list37659720" text:style-name="L4">
        <text:list-item>
          <text:p text:style-name="P39"><draw:frame draw:style-name="fr3" draw:name="Objet200" text:anchor-type="as-char" svg:width="7.241cm" svg:height="1cm" draw:z-index="137"><draw:object xlink:href="./Object 200" xlink:type="simple" xlink:show="embed" xlink:actuate="onLoad"/><draw:image xlink:href="./ObjectReplacements/Object 200" xlink:type="simple" xlink:show="embed" xlink:actuate="onLoad"/></draw:frame></text:p>
        </text:list-item>
        <text:list-item>
          <text:p text:style-name="P39"><draw:frame draw:style-name="fr3" draw:name="Objet201" text:anchor-type="as-char" svg:width="5.166cm" svg:height="0.529cm" draw:z-index="142"><draw:object xlink:href="./Object 201" xlink:type="simple" xlink:show="embed" xlink:actuate="onLoad"/><draw:image xlink:href="./ObjectReplacements/Object 201" xlink:type="simple" xlink:show="embed" xlink:actuate="onLoad"/></draw:frame>. Or <draw:frame draw:style-name="fr3" draw:name="Objet202" text:anchor-type="as-char" svg:width="3.198cm" svg:height="0.529cm" draw:z-index="152"><draw:object xlink:href="./Object 202" xlink:type="simple" xlink:show="embed" xlink:actuate="onLoad"/><draw:image xlink:href="./ObjectReplacements/Object 202" xlink:type="simple" xlink:show="embed" xlink:actuate="onLoad"/></draw:frame>.</text:p>
          <text:p text:style-name="P39">D'où <draw:frame draw:style-name="fr3" draw:name="Objet203" text:anchor-type="as-char" svg:width="3.667cm" svg:height="0.529cm" draw:z-index="153"><draw:object xlink:href="./Object 203" xlink:type="simple" xlink:show="embed" xlink:actuate="onLoad"/><draw:image xlink:href="./ObjectReplacements/Object 203" xlink:type="simple" xlink:show="embed" xlink:actuate="onLoad"/><svg:desc>formule</svg:desc></draw:frame></text:p>
        </text:list-item>
        <text:list-item>
          <text:p text:style-name="P39"><draw:frame draw:style-name="fr3" draw:name="Objet204" text:anchor-type="as-char" svg:width="7.699cm" svg:height="1cm" draw:z-index="154"><draw:object xlink:href="./Object 204" xlink:type="simple" xlink:show="embed" xlink:actuate="onLoad"/><draw:image xlink:href="./ObjectReplacements/Object 204" xlink:type="simple" xlink:show="embed" xlink:actuate="onLoad"/></draw:frame></text:p>
        </text:list-item>
      </text:list>
      <text:p text:style-name="Standard"/>
      <text:p text:style-name="Standard"/>
      <text:h text:style-name="P62" text:outline-level="1"/>
      <text:h text:style-name="P63" text:outline-level="1">Fonction ln</text:h>
      <text:h text:style-name="P64" text:outline-level="2">Propriétés analytiques de la fonction ln</text:h>
      <text:p text:style-name="P22">Propriétés :</text:p>
      <text:list xml:id="list37656392" text:style-name="L5">
        <text:list-item>
          <text:p text:style-name="P55">La fonction ln est <text:span text:style-name="T4">continue</text:span> et <text:span text:style-name="T4">strictement croissante</text:span> sur <draw:frame draw:style-name="fr3" draw:name="Objet46" text:anchor-type="as-char" svg:width="1.573cm" svg:height="0.483cm" draw:z-index="45"><draw:object xlink:href="./Object 34" xlink:type="simple" xlink:show="embed" xlink:actuate="onLoad"/><draw:image xlink:href="./ObjectReplacements/Object 34" xlink:type="simple" xlink:show="embed" xlink:actuate="onLoad"/></draw:frame>.</text:p>
        </text:list-item>
        <text:list-item>
          <text:p text:style-name="P55"><draw:frame draw:style-name="fr3" draw:name="Objet47" text:anchor-type="as-char" svg:width="2.993cm" svg:height="0.75cm" draw:z-index="46"><draw:object xlink:href="./Object 48" xlink:type="simple" xlink:show="embed" xlink:actuate="onLoad"/><draw:image xlink:href="./ObjectReplacements/Object 48" xlink:type="simple" xlink:show="embed" xlink:actuate="onLoad"/></draw:frame></text:p>
        </text:list-item>
        <text:list-item>
          <text:p text:style-name="P55"><draw:frame draw:style-name="fr3" draw:name="Objet48" text:anchor-type="as-char" svg:width="2.792cm" svg:height="0.75cm" draw:z-index="47"><draw:object xlink:href="./Object 49" xlink:type="simple" xlink:show="embed" xlink:actuate="onLoad"/><draw:image xlink:href="./ObjectReplacements/Object 49" xlink:type="simple" xlink:show="embed" xlink:actuate="onLoad"/><svg:desc>formule</svg:desc></draw:frame>, donc l'axe des ordonnées d'équation <draw:frame draw:style-name="fr3" draw:name="Objet49" text:anchor-type="as-char" svg:width="1.02cm" svg:height="0.469cm" draw:z-index="48"><draw:object xlink:href="./Object 50" xlink:type="simple" xlink:show="embed" xlink:actuate="onLoad"/><draw:image xlink:href="./ObjectReplacements/Object 50" xlink:type="simple" xlink:show="embed" xlink:actuate="onLoad"/></draw:frame>est asymptote verticale à la courbe représentative de la fonction ln.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column table:style-name="Tableau3.E"/>
              <table:table-column table:style-name="Tableau3.F"/>
              <table:table-column table:style-name="Tableau3.G"/>
              <table:table-column table:style-name="Tableau3.H"/>
              <table:table-column table:style-name="Tableau3.I"/>
              <table:table-row>
                <table:table-cell table:style-name="Tableau3.A1" office:value-type="string">
                  <text:p text:style-name="P33">x</text:p>
                </table:table-cell>
                <table:table-cell table:style-name="Tableau3.A1" table:number-columns-spanned="3" office:value-type="string">
                  <text:p text:style-name="P35">0</text:p>
                </table:table-cell>
                <table:covered-table-cell/>
                <table:covered-table-cell/>
                <table:table-cell table:style-name="Tableau3.E1" office:value-type="string">
                  <text:p text:style-name="P34"/>
                </table:table-cell>
                <table:table-cell table:style-name="Tableau3.F1" office:value-type="string">
                  <text:p text:style-name="Table_20_Heading"/>
                </table:table-cell>
                <table:table-cell table:style-name="Tableau3.E1" office:value-type="string">
                  <text:p text:style-name="P34">1</text:p>
                </table:table-cell>
                <table:table-cell table:style-name="Tableau3.H1" office:value-type="string">
                  <text:p text:style-name="Table_20_Heading"/>
                </table:table-cell>
                <table:table-cell table:style-name="Tableau3.I1" office:value-type="string">
                  <text:p text:style-name="P32"><text:span text:style-name="T6">+</text:span><text:span text:style-name="T9">∞</text:span></text:p>
                </table:table-cell>
              </table:table-row>
              <table:table-row>
                <table:table-cell table:style-name="Tableau3.A2" office:value-type="string">
                  <text:p text:style-name="P30"><draw:frame draw:style-name="fr3" draw:name="Objet50" text:anchor-type="as-char" svg:width="1.988cm" svg:height="1cm" draw:z-index="155"><draw:object xlink:href="./Object 51" xlink:type="simple" xlink:show="embed" xlink:actuate="onLoad"/><draw:image xlink:href="./ObjectReplacements/Object 51" xlink:type="simple" xlink:show="embed" xlink:actuate="onLoad"/></draw:frame></text:p>
                </table:table-cell>
                <table:table-cell table:style-name="Tableau3.B2" office:value-type="string">
                  <text:p text:style-name="Table_20_Contents"/>
                </table:table-cell>
                <table:table-cell table:style-name="Tableau3.C2" office:value-type="string">
                  <text:p text:style-name="Table_20_Contents"/>
                </table:table-cell>
                <table:table-cell table:style-name="Tableau3.D2" table:number-columns-spanned="2" office:value-type="string">
                  <text:p text:style-name="P29"/>
                </table:table-cell>
                <table:covered-table-cell/>
                <table:table-cell table:style-name="Tableau3.D2" office:value-type="string">
                  <text:p text:style-name="P29">+</text:p>
                </table:table-cell>
                <table:table-cell table:style-name="Tableau3.G2" office:value-type="string">
                  <text:p text:style-name="P29">1</text:p>
                </table:table-cell>
                <table:table-cell table:style-name="Tableau3.D2" office:value-type="string">
                  <text:p text:style-name="P29">+</text:p>
                </table:table-cell>
                <table:table-cell table:style-name="Tableau3.I2" office:value-type="string">
                  <text:p text:style-name="Table_20_Contents"/>
                </table:table-cell>
              </table:table-row>
              <table:table-row table:style-name="Tableau3.3">
                <table:table-cell table:style-name="Tableau3.A2" office:value-type="string">
                  <text:p text:style-name="P30"><draw:frame draw:style-name="fr3" draw:name="Objet51" text:anchor-type="as-char" svg:width="1.148cm" svg:height="0.485cm" draw:z-index="157"><draw:object xlink:href="./Object 52" xlink:type="simple" xlink:show="embed" xlink:actuate="onLoad"/><draw:image xlink:href="./ObjectReplacements/Object 52" xlink:type="simple" xlink:show="embed" xlink:actuate="onLoad"/></draw:frame></text:p>
                </table:table-cell>
                <table:table-cell table:style-name="Tableau3.B3" office:value-type="string">
                  <text:p text:style-name="Table_20_Contents"/>
                </table:table-cell>
                <table:table-cell table:style-name="Tableau3.C3" office:value-type="string">
                  <text:p text:style-name="Table_20_Contents"/>
                </table:table-cell>
                <table:table-cell table:style-name="Tableau3.D3" table:number-columns-spanned="2" office:value-type="string">
                  <text:p text:style-name="P29">–<text:span text:style-name="T7">∞</text:span></text:p>
                </table:table-cell>
                <table:covered-table-cell/>
                <table:table-cell table:style-name="Tableau3.D2" office:value-type="string">
                  <text:p text:style-name="P29"><draw:polygon text:anchor-type="as-char" draw:z-index="6" draw:style-name="gr1" draw:text-style-name="P69" svg:width="1.322cm" svg:height="0.175cm" draw:transform="rotate (0.698131700797732) translate (-0.057160665625702cm 0.357616356909985cm)" svg:viewBox="0 0 1323 176" draw:points="0,88 1323,88 1058,176 1058,0 1323,88"><text:p/></draw:polygon></text:p>
                </table:table-cell>
                <table:table-cell table:style-name="Tableau3.D2" office:value-type="string">
                  <text:p text:style-name="P29">0</text:p>
                </table:table-cell>
                <table:table-cell table:style-name="Tableau3.D2" office:value-type="string">
                  <text:p text:style-name="P29"><draw:polygon text:anchor-type="as-char" draw:z-index="7" draw:style-name="gr1" draw:text-style-name="P69" svg:width="1.322cm" svg:height="0.175cm" draw:transform="rotate (0.698131700797732) translate (-0.0571606656256924cm 0.357616356909973cm)" svg:viewBox="0 0 1323 176" draw:points="0,88 1323,88 1058,176 1058,0 1323,88"><text:p/></draw:polygon></text:p>
                </table:table-cell>
                <table:table-cell table:style-name="Tableau3.I3" office:value-type="string">
                  <text:p text:style-name="P29">+<text:span text:style-name="T7">∞</text:span></text:p>
                </table:table-cell>
              </table:table-row>
            </table:table>
            <text:p text:style-name="P27"/>
            <text:p text:style-name="P27">La tangente à <text:span text:style-name="T14">c</text:span> au point d'abscisse 1 est <draw:frame draw:style-name="fr3" draw:name="Objet69" text:anchor-type="as-char" svg:width="1.623cm" svg:height="0.469cm" draw:z-index="158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  <table:table-cell table:style-name="Tableau2.B1" office:value-type="string">
            <text:p text:style-name="P28"><draw:frame draw:style-name="fr1" draw:name="images1" text:anchor-type="paragraph" svg:width="8.306cm" svg:height="6.59cm" draw:z-index="8"><draw:image xlink:href="Pictures/2000000900005411000042B337E949F0.svm" xlink:type="simple" xlink:show="embed" xlink:actuate="onLoad"/></draw:frame></text:p>
          </table:table-cell>
        </table:table-row>
      </table:table>
      <text:p text:style-name="P9"/>
      <text:p text:style-name="P9">Démonstrations :</text:p>
      <text:list xml:id="list37651850" text:style-name="L6">
        <text:list-item>
          <text:p text:style-name="P41">La fonction ln est dérivable donc continue.</text:p>
        </text:list-item>
        <text:list-item>
          <text:p text:style-name="P41">Comme la dérivée de la fonction ln est la fonction inverse et lorsque <draw:frame draw:style-name="fr3" draw:name="Objet52" text:anchor-type="as-char" svg:width="1.02cm" svg:height="0.469cm" draw:z-index="52"><draw:object xlink:href="./Object 47" xlink:type="simple" xlink:show="embed" xlink:actuate="onLoad"/><draw:image xlink:href="./ObjectReplacements/Object 47" xlink:type="simple" xlink:show="embed" xlink:actuate="onLoad"/></draw:frame>, alors <draw:frame draw:style-name="fr3" draw:name="Objet53" text:anchor-type="as-char" svg:width="1.104cm" svg:height="1cm" draw:z-index="53"><draw:object xlink:href="./Object 53" xlink:type="simple" xlink:show="embed" xlink:actuate="onLoad"/><draw:image xlink:href="./ObjectReplacements/Object 53" xlink:type="simple" xlink:show="embed" xlink:actuate="onLoad"/></draw:frame>. Ainsi la dérivée est strictement positive, donc la fonction ln est strictement croissante.</text:p>
        </text:list-item>
        <text:list-item>
          <text:p text:style-name="P41">De plus <draw:frame draw:style-name="fr3" draw:name="Objet54" text:anchor-type="as-char" svg:width="2.491cm" svg:height="1cm" draw:z-index="54"><draw:object xlink:href="./Object 54" xlink:type="simple" xlink:show="embed" xlink:actuate="onLoad"/><draw:image xlink:href="./ObjectReplacements/Object 54" xlink:type="simple" xlink:show="embed" xlink:actuate="onLoad"/></draw:frame> ; ainsi la tangente T à <text:span text:style-name="T14">c</text:span><text:span text:style-name="T19">ln</text:span> en <draw:frame draw:style-name="fr3" draw:name="Objet55" text:anchor-type="as-char" svg:width="1.485cm" svg:height="0.485cm" draw:z-index="55"><draw:object xlink:href="./Object 55" xlink:type="simple" xlink:show="embed" xlink:actuate="onLoad"/><draw:image xlink:href="./ObjectReplacements/Object 55" xlink:type="simple" xlink:show="embed" xlink:actuate="onLoad"/></draw:frame> a pour équation <draw:frame draw:style-name="fr3" draw:name="Objet56" text:anchor-type="as-char" svg:width="1.623cm" svg:height="0.469cm" draw:z-index="56"><draw:object xlink:href="./Object 56" xlink:type="simple" xlink:show="embed" xlink:actuate="onLoad"/><draw:image xlink:href="./ObjectReplacements/Object 56" xlink:type="simple" xlink:show="embed" xlink:actuate="onLoad"/></draw:frame>.</text:p>
        </text:list-item>
        <text:list-item>
          <text:p text:style-name="P41">Soit<text:span text:style-name="T2"> M</text:span> un réel fixé aussi grand que l'on veut, et <text:span text:style-name="T1">n</text:span><text:span text:style-name="T3"> un entier naturel vérifiant </text:span><text:span text:style-name="T3"><draw:frame draw:style-name="fr3" draw:name="Objet57" text:anchor-type="as-char" svg:width="2.397cm" svg:height="0.485cm" draw:z-index="57"><draw:object xlink:href="./Object 57" xlink:type="simple" xlink:show="embed" xlink:actuate="onLoad"/><draw:image xlink:href="./ObjectReplacements/Object 57" xlink:type="simple" xlink:show="embed" xlink:actuate="onLoad"/></draw:frame></text:span><text:span text:style-name="T3">.</text:span></text:p>
          <text:p text:style-name="P40"><text:span text:style-name="T17">Pour tout </text:span><text:span text:style-name="T18">x</text:span><text:span text:style-name="T17"> tel que </text:span><text:span text:style-name="T17"><draw:frame draw:style-name="fr3" draw:name="Objet58" text:anchor-type="as-char" svg:width="1.363cm" svg:height="0.529cm" draw:z-index="58"><draw:object xlink:href="./Object 58" xlink:type="simple" xlink:show="embed" xlink:actuate="onLoad"/><draw:image xlink:href="./ObjectReplacements/Object 58" xlink:type="simple" xlink:show="embed" xlink:actuate="onLoad"/></draw:frame></text:span><text:span text:style-name="T17">, on a </text:span><text:span text:style-name="T17"><draw:frame draw:style-name="fr3" draw:name="Objet59" text:anchor-type="as-char" svg:width="2.76cm" svg:height="0.545cm" draw:z-index="59"><draw:object xlink:href="./Object 59" xlink:type="simple" xlink:show="embed" xlink:actuate="onLoad"/><draw:image xlink:href="./ObjectReplacements/Object 59" xlink:type="simple" xlink:show="embed" xlink:actuate="onLoad"/></draw:frame></text:span><text:span text:style-name="T17"> (car ln est strictement croissante)</text:span></text:p>
          <text:p text:style-name="P40"><text:span text:style-name="T17"><text:tab/><text:tab/><text:tab/><text:tab/> </text:span><text:span text:style-name="T13">⇔ </text:span><text:span text:style-name="T13"><draw:frame draw:style-name="fr3" draw:name="Objet60" text:anchor-type="as-char" svg:width="3.207cm" svg:height="0.485cm" draw:z-index="60"><draw:object xlink:href="./Object 60" xlink:type="simple" xlink:show="embed" xlink:actuate="onLoad"/><draw:image xlink:href="./ObjectReplacements/Object 60" xlink:type="simple" xlink:show="embed" xlink:actuate="onLoad"/></draw:frame></text:span><text:span text:style-name="T13"> ⇔ </text:span><text:span text:style-name="T13"><draw:frame draw:style-name="fr3" draw:name="Objet61" text:anchor-type="as-char" svg:width="1.937cm" svg:height="0.485cm" draw:z-index="61"><draw:object xlink:href="./Object 61" xlink:type="simple" xlink:show="embed" xlink:actuate="onLoad"/><draw:image xlink:href="./ObjectReplacements/Object 61" xlink:type="simple" xlink:show="embed" xlink:actuate="onLoad"/></draw:frame></text:span></text:p>
          <text:p text:style-name="P40">Cela signifie que <draw:frame draw:style-name="fr3" draw:name="Objet62" text:anchor-type="as-char" svg:width="2.993cm" svg:height="0.75cm" draw:z-index="62"><draw:object xlink:href="./Object 62" xlink:type="simple" xlink:show="embed" xlink:actuate="onLoad"/><draw:image xlink:href="./ObjectReplacements/Object 62" xlink:type="simple" xlink:show="embed" xlink:actuate="onLoad"/><svg:desc>formule</svg:desc></draw:frame>.</text:p>
        </text:list-item>
        <text:list-item>
          <text:p text:style-name="P40">En posant <draw:frame draw:style-name="fr3" draw:name="Objet63" text:anchor-type="as-char" svg:width="1.265cm" svg:height="1cm" draw:z-index="63"><draw:object xlink:href="./Object 63" xlink:type="simple" xlink:show="embed" xlink:actuate="onLoad"/><draw:image xlink:href="./ObjectReplacements/Object 63" xlink:type="simple" xlink:show="embed" xlink:actuate="onLoad"/></draw:frame>, on a <draw:frame draw:style-name="fr3" draw:name="Objet64" text:anchor-type="as-char" svg:width="4.466cm" svg:height="1.099cm" draw:z-index="64"><draw:object xlink:href="./Object 64" xlink:type="simple" xlink:show="embed" xlink:actuate="onLoad"/><draw:image xlink:href="./ObjectReplacements/Object 64" xlink:type="simple" xlink:show="embed" xlink:actuate="onLoad"/></draw:frame>.</text:p>
          <text:p text:style-name="P40">Or si x <text:span text:style-name="T12"></text:span> 0 avec <draw:frame draw:style-name="fr3" draw:name="Objet65" text:anchor-type="as-char" svg:width="1.02cm" svg:height="0.469cm" draw:z-index="65"><draw:object xlink:href="./Object 65" xlink:type="simple" xlink:show="embed" xlink:actuate="onLoad"/><draw:image xlink:href="./ObjectReplacements/Object 65" xlink:type="simple" xlink:show="embed" xlink:actuate="onLoad"/></draw:frame>, alors X <text:span text:style-name="T12"></text:span> +<text:span text:style-name="T7">∞</text:span> et ln(X) <text:span text:style-name="T12"></text:span> +<text:span text:style-name="T7">∞</text:span></text:p>
          <text:p text:style-name="P40">d'où -ln(X)  +∞</text:p>
          <text:p text:style-name="P40">Ainsi, <draw:frame draw:style-name="fr3" draw:name="Objet66" text:anchor-type="as-char" svg:width="2.792cm" svg:height="0.75cm" draw:z-index="66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</text:list-item>
      </text:list>
      <text:p text:style-name="P8"/>
      <text:p text:style-name="P25">Propriétés :</text:p>
      <text:p text:style-name="P24">Pour <draw:frame draw:style-name="fr3" draw:name="Objet67" text:anchor-type="as-char" svg:width="1.078cm" svg:height="0.469cm" draw:z-index="67"><draw:object xlink:href="./Object 67" xlink:type="simple" xlink:show="embed" xlink:actuate="onLoad"/><draw:image xlink:href="./ObjectReplacements/Object 67" xlink:type="simple" xlink:show="embed" xlink:actuate="onLoad"/></draw:frame> et <draw:frame draw:style-name="fr3" draw:name="Objet68" text:anchor-type="as-char" svg:width="1.08cm" svg:height="0.469cm" draw:z-index="68"><draw:object xlink:href="./Object 68" xlink:type="simple" xlink:show="embed" xlink:actuate="onLoad"/><draw:image xlink:href="./ObjectReplacements/Object 68" xlink:type="simple" xlink:show="embed" xlink:actuate="onLoad"/></draw:frame> :</text:p>
      <text:list xml:id="list37644770" text:style-name="L7">
        <text:list-item>
          <text:p text:style-name="P56"><text:span text:style-name="T16"><draw:frame draw:style-name="fr3" draw:name="Objet70" text:anchor-type="as-char" svg:width="2.551cm" svg:height="0.485cm" draw:z-index="70"><draw:object xlink:href="./Object 70" xlink:type="simple" xlink:show="embed" xlink:actuate="onLoad"/><draw:image xlink:href="./ObjectReplacements/Object 70" xlink:type="simple" xlink:show="embed" xlink:actuate="onLoad"/></draw:frame></text:span><text:span text:style-name="T16"> </text:span><text:span text:style-name="T12">⇔ </text:span><text:span text:style-name="T12"><draw:frame draw:style-name="fr3" draw:name="Objet71" text:anchor-type="as-char" svg:width="1.155cm" svg:height="0.469cm" draw:z-index="71"><draw:object xlink:href="./Object 71" xlink:type="simple" xlink:show="embed" xlink:actuate="onLoad"/><draw:image xlink:href="./ObjectReplacements/Object 71" xlink:type="simple" xlink:show="embed" xlink:actuate="onLoad"/></draw:frame></text:span></text:p>
        </text:list-item>
        <text:list-item>
          <text:p text:style-name="P56"><draw:frame draw:style-name="fr3" draw:name="Objet72" text:anchor-type="as-char" svg:width="2.551cm" svg:height="0.485cm" draw:z-index="72"><draw:object xlink:href="./Object 73" xlink:type="simple" xlink:show="embed" xlink:actuate="onLoad"/><draw:image xlink:href="./ObjectReplacements/Object 73" xlink:type="simple" xlink:show="embed" xlink:actuate="onLoad"/></draw:frame> <text:span text:style-name="T12">⇔ </text:span><text:span text:style-name="T12"><draw:frame draw:style-name="fr3" draw:name="Objet73" text:anchor-type="as-char" svg:width="1.155cm" svg:height="0.469cm" draw:z-index="73"><draw:object xlink:href="./Object 74" xlink:type="simple" xlink:show="embed" xlink:actuate="onLoad"/><draw:image xlink:href="./ObjectReplacements/Object 74" xlink:type="simple" xlink:show="embed" xlink:actuate="onLoad"/></draw:frame></text:span></text:p>
        </text:list-item>
      </text:list>
      <text:p text:style-name="Standard"/>
      <text:h text:style-name="P64" text:outline-level="2"><text:soft-page-break/>Le nombre e</text:h>
      <text:p text:style-name="Standard">La fonction ln est continue et strictement croissante sur <draw:frame draw:style-name="fr3" draw:name="Objet74" text:anchor-type="as-char" svg:width="1.178cm" svg:height="0.483cm" draw:z-index="74"><draw:object xlink:href="./Object 75" xlink:type="simple" xlink:show="embed" xlink:actuate="onLoad"/><draw:image xlink:href="./ObjectReplacements/Object 75" xlink:type="simple" xlink:show="embed" xlink:actuate="onLoad"/></draw:frame> et <draw:frame draw:style-name="fr3" draw:name="Objet75" text:anchor-type="as-char" svg:width="2.574cm" svg:height="0.485cm" draw:z-index="75"><draw:object xlink:href="./Object 77" xlink:type="simple" xlink:show="embed" xlink:actuate="onLoad"/><draw:image xlink:href="./ObjectReplacements/Object 77" xlink:type="simple" xlink:show="embed" xlink:actuate="onLoad"/></draw:frame> et <draw:frame draw:style-name="fr3" draw:name="Objet76" text:anchor-type="as-char" svg:width="2.554cm" svg:height="0.485cm" draw:z-index="76"><draw:object xlink:href="./Object 79" xlink:type="simple" xlink:show="embed" xlink:actuate="onLoad"/><draw:image xlink:href="./ObjectReplacements/Object 79" xlink:type="simple" xlink:show="embed" xlink:actuate="onLoad"/></draw:frame>.</text:p>
      <text:p text:style-name="Standard">Donc d'après le théorème des valeurs intermédiaires, ln prend une seule fois la valeur 1.</text:p>
      <text:p text:style-name="P3"/>
      <text:p text:style-name="P22">Définition :</text:p>
      <text:p text:style-name="P21">Il existe un unique nombre, noté <text:span text:style-name="T11">e</text:span>, tel que <draw:frame draw:style-name="fr3" draw:name="Objet77" text:anchor-type="as-char" svg:width="1.66cm" svg:height="0.485cm" draw:z-index="77"><draw:object xlink:href="./Object 80" xlink:type="simple" xlink:show="embed" xlink:actuate="onLoad"/><draw:image xlink:href="./ObjectReplacements/Object 80" xlink:type="simple" xlink:show="embed" xlink:actuate="onLoad"/></draw:frame>.</text:p>
      <text:p text:style-name="Standard"/>
      <text:p text:style-name="Standard">Avec la calculatrice on vérifie <draw:frame draw:style-name="fr3" draw:name="Objet78" text:anchor-type="as-char" svg:width="2.992cm" svg:height="0.469cm" draw:z-index="78"><draw:object xlink:href="./Object 81" xlink:type="simple" xlink:show="embed" xlink:actuate="onLoad"/><draw:image xlink:href="./ObjectReplacements/Object 81" xlink:type="simple" xlink:show="embed" xlink:actuate="onLoad"/></draw:frame>.</text:p>
      <text:p text:style-name="Standard"/>
      <text:p text:style-name="Standard"/>
      <text:p text:style-name="P22">Propriétés :</text:p>
      <text:p text:style-name="P21">Soit <text:span text:style-name="T1">m</text:span><text:span text:style-name="T3"> un entier relatif : l'équation </text:span></text:p>
      <text:list xml:id="list37675465" text:style-name="L8">
        <text:list-item>
          <text:p text:style-name="P57"><text:span text:style-name="T3"><draw:frame draw:style-name="fr3" draw:name="Objet79" text:anchor-type="as-char" svg:width="1.812cm" svg:height="0.485cm" draw:z-index="159"><draw:object xlink:href="./Object 82" xlink:type="simple" xlink:show="embed" xlink:actuate="onLoad"/><draw:image xlink:href="./ObjectReplacements/Object 82" xlink:type="simple" xlink:show="embed" xlink:actuate="onLoad"/></draw:frame></text:span><text:span text:style-name="T3"> a pour unique solution </text:span><text:span text:style-name="T3"><draw:frame draw:style-name="fr3" draw:name="Objet80" text:anchor-type="as-char" svg:width="1.192cm" svg:height="0.529cm" draw:z-index="167"><draw:object xlink:href="./Object 83" xlink:type="simple" xlink:show="embed" xlink:actuate="onLoad"/><draw:image xlink:href="./ObjectReplacements/Object 83" xlink:type="simple" xlink:show="embed" xlink:actuate="onLoad"/></draw:frame></text:span><text:span text:style-name="T3">.</text:span></text:p>
        </text:list-item>
        <text:list-item>
          <text:p text:style-name="P57"><text:span text:style-name="T3"><draw:frame draw:style-name="fr3" draw:name="Objet81" text:anchor-type="as-char" svg:width="1.812cm" svg:height="0.485cm" draw:z-index="79"><draw:object xlink:href="./Object 84" xlink:type="simple" xlink:show="embed" xlink:actuate="onLoad"/><draw:image xlink:href="./ObjectReplacements/Object 84" xlink:type="simple" xlink:show="embed" xlink:actuate="onLoad"/></draw:frame></text:span><text:span text:style-name="T3"> </text:span><text:span text:style-name="T13">⇔ </text:span><text:span text:style-name="T13"><draw:frame draw:style-name="fr3" draw:name="Objet82" text:anchor-type="as-char" svg:width="1.192cm" svg:height="0.529cm" draw:z-index="80"><draw:object xlink:href="./Object 85" xlink:type="simple" xlink:show="embed" xlink:actuate="onLoad"/><draw:image xlink:href="./ObjectReplacements/Object 85" xlink:type="simple" xlink:show="embed" xlink:actuate="onLoad"/></draw:frame></text:span></text:p>
        </text:list-item>
        <text:list-item>
          <text:p text:style-name="P57"><draw:frame draw:style-name="fr3" draw:name="Objet83" text:anchor-type="as-char" svg:width="1.812cm" svg:height="0.485cm" draw:z-index="81"><draw:object xlink:href="./Object 86" xlink:type="simple" xlink:show="embed" xlink:actuate="onLoad"/><draw:image xlink:href="./ObjectReplacements/Object 86" xlink:type="simple" xlink:show="embed" xlink:actuate="onLoad"/></draw:frame> <text:span text:style-name="T12">⇔ </text:span><text:span text:style-name="T12"><draw:frame draw:style-name="fr3" draw:name="Objet84" text:anchor-type="as-char" svg:width="1.769cm" svg:height="0.529cm" draw:z-index="82"><draw:object xlink:href="./Object 87" xlink:type="simple" xlink:show="embed" xlink:actuate="onLoad"/><draw:image xlink:href="./ObjectReplacements/Object 87" xlink:type="simple" xlink:show="embed" xlink:actuate="onLoad"/></draw:frame></text:span></text:p>
        </text:list-item>
      </text:list>
      <text:p text:style-name="Standard"/>
      <text:p text:style-name="P6">Démonstration :</text:p>
      <text:list xml:id="list37664157" text:style-name="L9">
        <text:list-item>
          <text:p text:style-name="P43">Si <text:span text:style-name="T1">m</text:span><text:span text:style-name="T3"> est un entier naturel, on peut écrire :</text:span></text:p>
          <text:p text:style-name="P44"><draw:frame draw:style-name="fr3" draw:name="Objet85" text:anchor-type="as-char" svg:width="5.144cm" svg:height="0.545cm" draw:z-index="86"><draw:object xlink:href="./Object 88" xlink:type="simple" xlink:show="embed" xlink:actuate="onLoad"/><draw:image xlink:href="./ObjectReplacements/Object 88" xlink:type="simple" xlink:show="embed" xlink:actuate="onLoad"/></draw:frame></text:p>
        </text:list-item>
        <text:list-item>
          <text:p text:style-name="P43"><text:span text:style-name="T3">Si </text:span><text:span text:style-name="T1">m</text:span><text:span text:style-name="T3"> est entier relatif négatif, alors il existe un entier naturel </text:span><text:span text:style-name="T1">n</text:span><text:span text:style-name="T3"> tel que </text:span><text:span text:style-name="T3"><draw:frame draw:style-name="fr3" draw:name="Objet86" text:anchor-type="as-char" svg:width="1.416cm" svg:height="0.469cm" draw:z-index="87"><draw:object xlink:href="./Object 89" xlink:type="simple" xlink:show="embed" xlink:actuate="onLoad"/><draw:image xlink:href="./ObjectReplacements/Object 89" xlink:type="simple" xlink:show="embed" xlink:actuate="onLoad"/></draw:frame></text:span><text:span text:style-name="T3"> :</text:span></text:p>
          <text:p text:style-name="P43"><text:span text:style-name="T3"><draw:frame draw:style-name="fr3" draw:name="Objet87" text:anchor-type="as-char" svg:width="6.124cm" svg:height="1.099cm" draw:z-index="88"><draw:object xlink:href="./Object 90" xlink:type="simple" xlink:show="embed" xlink:actuate="onLoad"/><draw:image xlink:href="./ObjectReplacements/Object 90" xlink:type="simple" xlink:show="embed" xlink:actuate="onLoad"/></draw:frame></text:span><text:span text:style-name="T3">, d'où </text:span><text:span text:style-name="T3"><draw:frame draw:style-name="fr3" draw:name="Objet88" text:anchor-type="as-char" svg:width="5.085cm" svg:height="1.164cm" draw:z-index="89"><draw:object xlink:href="./Object 91" xlink:type="simple" xlink:show="embed" xlink:actuate="onLoad"/><draw:image xlink:href="./ObjectReplacements/Object 91" xlink:type="simple" xlink:show="embed" xlink:actuate="onLoad"/></draw:frame></text:span><text:span text:style-name="T3">.</text:span></text:p>
          <text:p text:style-name="P43"><text:span text:style-name="T3">L'équation </text:span><text:span text:style-name="T3"><draw:frame draw:style-name="fr3" draw:name="Objet89" text:anchor-type="as-char" svg:width="1.812cm" svg:height="0.485cm" draw:z-index="90"><draw:object xlink:href="./Object 92" xlink:type="simple" xlink:show="embed" xlink:actuate="onLoad"/><draw:image xlink:href="./ObjectReplacements/Object 92" xlink:type="simple" xlink:show="embed" xlink:actuate="onLoad"/></draw:frame></text:span><text:span text:style-name="T3">, avec </text:span><text:span text:style-name="T1">m</text:span><text:span text:style-name="T3"> </text:span><text:span text:style-name="T8">∈</text:span> <text:span text:style-name="T12">ℤ</text:span>, s'écrit donc <draw:frame draw:style-name="fr3" draw:name="Objet90" text:anchor-type="as-char" svg:width="2.588cm" svg:height="0.545cm" draw:z-index="92"><draw:object xlink:href="./Object 93" xlink:type="simple" xlink:show="embed" xlink:actuate="onLoad"/><draw:image xlink:href="./ObjectReplacements/Object 93" xlink:type="simple" xlink:show="embed" xlink:actuate="onLoad"/></draw:frame> <text:span text:style-name="T12">⇔ </text:span><text:span text:style-name="T12"><draw:frame draw:style-name="fr3" draw:name="Objet91" text:anchor-type="as-char" svg:width="1.192cm" svg:height="0.529cm" draw:z-index="106"><draw:object xlink:href="./Object 94" xlink:type="simple" xlink:show="embed" xlink:actuate="onLoad"/><draw:image xlink:href="./ObjectReplacements/Object 94" xlink:type="simple" xlink:show="embed" xlink:actuate="onLoad"/></draw:frame></text:span><text:span text:style-name="T12">.</text:span></text:p>
        </text:list-item>
      </text:list>
      <text:p text:style-name="Standard"/>
      <text:p text:style-name="P3">Exemples :</text:p>
      <text:list xml:id="list37669132" text:style-name="L10">
        <text:list-item>
          <text:p text:style-name="P46">La solution de l'équation <draw:frame draw:style-name="fr3" draw:name="Objet205" text:anchor-type="as-char" svg:width="1.715cm" svg:height="0.485cm" draw:z-index="183"><draw:object xlink:href="./Object 205" xlink:type="simple" xlink:show="embed" xlink:actuate="onLoad"/><draw:image xlink:href="./ObjectReplacements/Object 205" xlink:type="simple" xlink:show="embed" xlink:actuate="onLoad"/></draw:frame> est <draw:frame draw:style-name="fr3" draw:name="Objet206" text:anchor-type="as-char" svg:width="1.134cm" svg:height="0.529cm" draw:z-index="184"><draw:object xlink:href="./Object 206" xlink:type="simple" xlink:show="embed" xlink:actuate="onLoad"/><draw:image xlink:href="./ObjectReplacements/Object 206" xlink:type="simple" xlink:show="embed" xlink:actuate="onLoad"/></draw:frame>.</text:p>
        </text:list-item>
        <text:list-item>
          <text:p text:style-name="P46">La solution de l'équation <draw:frame draw:style-name="fr3" draw:name="Objet207" text:anchor-type="as-char" svg:width="2.007cm" svg:height="0.485cm" draw:z-index="185"><draw:object xlink:href="./Object 207" xlink:type="simple" xlink:show="embed" xlink:actuate="onLoad"/><draw:image xlink:href="./ObjectReplacements/Object 207" xlink:type="simple" xlink:show="embed" xlink:actuate="onLoad"/></draw:frame> est <draw:frame draw:style-name="fr3" draw:name="Objet208" text:anchor-type="as-char" svg:width="1.309cm" svg:height="0.529cm" draw:z-index="186"><draw:object xlink:href="./Object 208" xlink:type="simple" xlink:show="embed" xlink:actuate="onLoad"/><draw:image xlink:href="./ObjectReplacements/Object 208" xlink:type="simple" xlink:show="embed" xlink:actuate="onLoad"/></draw:frame></text:p>
          <text:p text:style-name="P46">Or <draw:frame draw:style-name="fr3" draw:name="Objet209" text:anchor-type="as-char" svg:width="3.687cm" svg:height="1.099cm" draw:z-index="187"><draw:object xlink:href="./Object 210" xlink:type="simple" xlink:show="embed" xlink:actuate="onLoad"/><draw:image xlink:href="./ObjectReplacements/Object 210" xlink:type="simple" xlink:show="embed" xlink:actuate="onLoad"/></draw:frame>, donc cette solution s'écrit <draw:frame draw:style-name="fr3" draw:name="Objet210" text:anchor-type="as-char" svg:width="1.958cm" svg:height="1cm" draw:z-index="188"><draw:object xlink:href="./Object 211" xlink:type="simple" xlink:show="embed" xlink:actuate="onLoad"/><draw:image xlink:href="./ObjectReplacements/Object 211" xlink:type="simple" xlink:show="embed" xlink:actuate="onLoad"/></draw:frame>.</text:p>
        </text:list-item>
        <text:list-item>
          <text:p text:style-name="P46">La solution de l'équation <draw:frame draw:style-name="fr3" draw:name="Objet211" text:anchor-type="as-char" svg:width="1.799cm" svg:height="1cm" draw:z-index="189"><draw:object xlink:href="./Object 212" xlink:type="simple" xlink:show="embed" xlink:actuate="onLoad"/><draw:image xlink:href="./ObjectReplacements/Object 212" xlink:type="simple" xlink:show="embed" xlink:actuate="onLoad"/></draw:frame> est <draw:frame draw:style-name="fr3" draw:name="Objet212" text:anchor-type="as-char" svg:width="1.184cm" svg:height="0.813cm" draw:z-index="190"><draw:object xlink:href="./Object 213" xlink:type="simple" xlink:show="embed" xlink:actuate="onLoad"/><draw:image xlink:href="./ObjectReplacements/Object 213" xlink:type="simple" xlink:show="embed" xlink:actuate="onLoad"/></draw:frame>.</text:p>
          <text:p text:style-name="P46">Or <draw:frame draw:style-name="fr3" draw:name="Objet213" text:anchor-type="as-char" svg:width="3.618cm" svg:height="1cm" draw:z-index="191"><draw:object xlink:href="./Object 214" xlink:type="simple" xlink:show="embed" xlink:actuate="onLoad"/><draw:image xlink:href="./ObjectReplacements/Object 214" xlink:type="simple" xlink:show="embed" xlink:actuate="onLoad"/></draw:frame>, donc cette solution s'écrit <draw:frame draw:style-name="fr3" draw:name="Objet214" text:anchor-type="as-char" svg:width="1.998cm" svg:height="0.813cm" draw:z-index="192"><draw:object xlink:href="./Object 215" xlink:type="simple" xlink:show="embed" xlink:actuate="onLoad"/><draw:image xlink:href="./ObjectReplacements/Object 215" xlink:type="simple" xlink:show="embed" xlink:actuate="onLoad"/></draw:frame>.</text:p>
        </text:list-item>
      </text:list>
      <text:p text:style-name="Standard"/>
      <text:h text:style-name="P63" text:outline-level="1">Croissances comparées</text:h>
      <text:p text:style-name="P20"/>
      <text:p text:style-name="P22">Propriétés :</text:p>
      <text:list xml:id="list37674420" text:style-name="L11">
        <text:list-item>
          <text:p text:style-name="P58"><draw:frame draw:style-name="fr3" draw:name="Objet92" text:anchor-type="as-char" svg:width="2.669cm" svg:height="1.016cm" draw:z-index="83"><draw:object xlink:href="./Object 72" xlink:type="simple" xlink:show="embed" xlink:actuate="onLoad"/><draw:image xlink:href="./ObjectReplacements/Object 72" xlink:type="simple" xlink:show="embed" xlink:actuate="onLoad"/></draw:frame><text:tab/><text:tab/><text:tab/><draw:frame draw:style-name="fr3" draw:name="Objet93" text:anchor-type="as-char" svg:width="2.379cm" svg:height="0.75cm" draw:z-index="193"><draw:object xlink:href="./Object 76" xlink:type="simple" xlink:show="embed" xlink:actuate="onLoad"/><draw:image xlink:href="./ObjectReplacements/Object 76" xlink:type="simple" xlink:show="embed" xlink:actuate="onLoad"/></draw:frame></text:p>
        </text:list-item>
        <text:list-item>
          <text:p text:style-name="P58">Pour tout entier naturel <draw:frame draw:style-name="fr3" draw:name="Objet94" text:anchor-type="as-char" svg:width="1.012cm" svg:height="0.469cm" draw:z-index="91"><draw:object xlink:href="./Object 78" xlink:type="simple" xlink:show="embed" xlink:actuate="onLoad"/><draw:image xlink:href="./ObjectReplacements/Object 78" xlink:type="simple" xlink:show="embed" xlink:actuate="onLoad"/></draw:frame>, <draw:frame draw:style-name="fr3" draw:name="Objet95" text:anchor-type="as-char" svg:width="2.669cm" svg:height="1.076cm" draw:z-index="94"><draw:object xlink:href="./Object 95" xlink:type="simple" xlink:show="embed" xlink:actuate="onLoad"/><draw:image xlink:href="./ObjectReplacements/Object 95" xlink:type="simple" xlink:show="embed" xlink:actuate="onLoad"/><svg:desc>formule</svg:desc></draw:frame></text:p>
        </text:list-item>
        <text:list-item>
          <text:p text:style-name="P58"><draw:frame draw:style-name="fr3" draw:name="Objet181" text:anchor-type="as-char" svg:width="2.459cm" svg:height="1.016cm" draw:z-index="194"><draw:object xlink:href="./Object 181" xlink:type="simple" xlink:show="embed" xlink:actuate="onLoad"/><draw:image xlink:href="./ObjectReplacements/Object 181" xlink:type="simple" xlink:show="embed" xlink:actuate="onLoad"/><svg:desc>formule</svg:desc></draw:frame><text:tab/><text:tab/><text:tab/><text:tab/><draw:frame draw:style-name="fr3" draw:name="Objet182" text:anchor-type="as-char" svg:width="3.023cm" svg:height="1.016cm" draw:z-index="195"><draw:object xlink:href="./Object 182" xlink:type="simple" xlink:show="embed" xlink:actuate="onLoad"/><draw:image xlink:href="./ObjectReplacements/Object 182" xlink:type="simple" xlink:show="embed" xlink:actuate="onLoad"/></draw:frame></text:p>
        </text:list-item>
      </text:list>
      <text:p text:style-name="P8"><text:tab/></text:p>
      <text:p text:style-name="P9">Démonstrations :</text:p>
      <text:list xml:id="list37650408" text:style-name="L12">
        <text:list-item>
          <text:p text:style-name="P47"><text:span text:style-name="T16">On souhaite comparer </text:span><text:span text:style-name="T16"><draw:frame draw:style-name="fr3" draw:name="Objet96" text:anchor-type="as-char" svg:width="1.148cm" svg:height="0.485cm" draw:z-index="95"><draw:object xlink:href="./Object 96" xlink:type="simple" xlink:show="embed" xlink:actuate="onLoad"/><draw:image xlink:href="./ObjectReplacements/Object 96" xlink:type="simple" xlink:show="embed" xlink:actuate="onLoad"/></draw:frame></text:span><text:span text:style-name="T16"> et </text:span><text:span text:style-name="T16"><draw:frame draw:style-name="fr3" draw:name="Objet97" text:anchor-type="as-char" svg:width="0.7cm" svg:height="0.504cm" draw:z-index="96"><draw:object xlink:href="./Object 97" xlink:type="simple" xlink:show="embed" xlink:actuate="onLoad"/><draw:image xlink:href="./ObjectReplacements/Object 97" xlink:type="simple" xlink:show="embed" xlink:actuate="onLoad"/></draw:frame></text:span><text:span text:style-name="T16">,</text:span></text:p>
          <text:p text:style-name="P47"><text:span text:style-name="T16">En étudiant la fonction </text:span><text:span text:style-name="T18">g</text:span><text:span text:style-name="T17"> définie sur </text:span><text:span text:style-name="T17"><draw:frame draw:style-name="fr3" draw:name="Objet98" text:anchor-type="as-char" svg:width="1.573cm" svg:height="0.483cm" draw:z-index="97"><draw:object xlink:href="./Object 98" xlink:type="simple" xlink:show="embed" xlink:actuate="onLoad"/><draw:image xlink:href="./ObjectReplacements/Object 98" xlink:type="simple" xlink:show="embed" xlink:actuate="onLoad"/></draw:frame></text:span><text:span text:style-name="T17"> par </text:span><text:span text:style-name="T17"><draw:frame draw:style-name="fr3" draw:name="Objet99" text:anchor-type="as-char" svg:width="3.207cm" svg:height="0.52cm" draw:z-index="98"><draw:object xlink:href="./Object 99" xlink:type="simple" xlink:show="embed" xlink:actuate="onLoad"/><draw:image xlink:href="./ObjectReplacements/Object 99" xlink:type="simple" xlink:show="embed" xlink:actuate="onLoad"/></draw:frame></text:span><text:span text:style-name="T17">.</text:span></text:p>
          <text:p text:style-name="P42"><draw:frame draw:style-name="fr3" draw:name="Objet100" text:anchor-type="as-char" svg:width="4.632cm" svg:height="1.072cm" draw:z-index="99"><draw:object xlink:href="./Object 100" xlink:type="simple" xlink:show="embed" xlink:actuate="onLoad"/><draw:image xlink:href="./ObjectReplacements/Object 100" xlink:type="simple" xlink:show="embed" xlink:actuate="onLoad"/></draw:frame></text:p>
          <text:p text:style-name="P47"><text:span text:style-name="T17">Comme </text:span><text:span text:style-name="T17"><draw:frame draw:style-name="fr3" draw:name="Objet101" text:anchor-type="as-char" svg:width="1.02cm" svg:height="0.469cm" draw:z-index="100"><draw:object xlink:href="./Object 101" xlink:type="simple" xlink:show="embed" xlink:actuate="onLoad"/><draw:image xlink:href="./ObjectReplacements/Object 101" xlink:type="simple" xlink:show="embed" xlink:actuate="onLoad"/></draw:frame></text:span><text:span text:style-name="T17">, la dérivée est du signe de </text:span><text:span text:style-name="T17"><draw:frame draw:style-name="fr3" draw:name="Objet102" text:anchor-type="as-char" svg:width="1.282cm" svg:height="0.504cm" draw:z-index="101"><draw:object xlink:href="./Object 102" xlink:type="simple" xlink:show="embed" xlink:actuate="onLoad"/><draw:image xlink:href="./ObjectReplacements/Object 102" xlink:type="simple" xlink:show="embed" xlink:actuate="onLoad"/></draw:frame></text:span><text:span text:style-name="T17">.</text:span></text:p>
          <text:p text:style-name="P47"><text:span text:style-name="T17">Or </text:span><text:span text:style-name="T17"><draw:frame draw:style-name="fr3" draw:name="Objet103" text:anchor-type="as-char" svg:width="1.859cm" svg:height="0.504cm" draw:z-index="102"><draw:object xlink:href="./Object 103" xlink:type="simple" xlink:show="embed" xlink:actuate="onLoad"/><draw:image xlink:href="./ObjectReplacements/Object 103" xlink:type="simple" xlink:show="embed" xlink:actuate="onLoad"/></draw:frame></text:span><text:span text:style-name="T17"> </text:span><text:span text:style-name="T13">⇔</text:span> <draw:frame draw:style-name="fr3" draw:name="Objet104" text:anchor-type="as-char" svg:width="1.859cm" svg:height="0.504cm" draw:z-index="103"><draw:object xlink:href="./Object 104" xlink:type="simple" xlink:show="embed" xlink:actuate="onLoad"/><draw:image xlink:href="./ObjectReplacements/Object 104" xlink:type="simple" xlink:show="embed" xlink:actuate="onLoad"/><svg:desc>formule</svg:desc></draw:frame> <text:span text:style-name="T12">⇔ </text:span><text:span text:style-name="T12"><draw:frame draw:style-name="fr3" draw:name="Objet105" text:anchor-type="as-char" svg:width="1.03cm" svg:height="0.469cm" draw:z-index="104"><draw:object xlink:href="./Object 105" xlink:type="simple" xlink:show="embed" xlink:actuate="onLoad"/><draw:image xlink:href="./ObjectReplacements/Object 105" xlink:type="simple" xlink:show="embed" xlink:actuate="onLoad"/></draw:frame></text:span></text:p>
        </text:list-item>
      </text:list>
      <text:p text:style-name="Standard"><text:tab/>D'où le tableau de variations de <text:span text:style-name="T1">g</text:span>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column table:style-name="Tableau5.F"/>
              <table:table-row>
                <table:table-cell table:style-name="Tableau5.A1" office:value-type="string">
                  <text:p text:style-name="P33">x</text:p>
                </table:table-cell>
                <table:table-cell table:style-name="Tableau5.A1" office:value-type="string">
                  <text:p text:style-name="P34">0</text:p>
                </table:table-cell>
                <table:table-cell table:style-name="Tableau5.C1" office:value-type="string">
                  <text:p text:style-name="Table_20_Heading"/>
                </table:table-cell>
                <table:table-cell table:style-name="Tableau5.D1" office:value-type="string">
                  <text:p text:style-name="P34">4</text:p>
                </table:table-cell>
                <table:table-cell table:style-name="Tableau5.E1" office:value-type="string">
                  <text:p text:style-name="Table_20_Heading"/>
                </table:table-cell>
                <table:table-cell table:style-name="Tableau5.F1" office:value-type="string">
                  <text:p text:style-name="P32"><text:span text:style-name="T6">+</text:span><text:span text:style-name="T9">∞</text:span></text:p>
                </table:table-cell>
              </table:table-row>
              <table:table-row>
                <table:table-cell table:style-name="Tableau5.A2" office:value-type="string">
                  <text:p text:style-name="P30">g'(x)</text:p>
                </table:table-cell>
                <table:table-cell table:style-name="Tableau5.B2" office:value-type="string">
                  <text:p text:style-name="Table_20_Contents"/>
                </table:table-cell>
                <table:table-cell table:style-name="Tableau5.C2" office:value-type="string">
                  <text:p text:style-name="P29">–</text:p>
                </table:table-cell>
                <table:table-cell table:style-name="Tableau5.C2" office:value-type="string">
                  <text:p text:style-name="P29">0</text:p>
                </table:table-cell>
                <table:table-cell table:style-name="Tableau5.C2" office:value-type="string">
                  <text:p text:style-name="P29">+</text:p>
                </table:table-cell>
                <table:table-cell table:style-name="Tableau5.F2" office:value-type="string">
                  <text:p text:style-name="Table_20_Contents"/>
                </table:table-cell>
              </table:table-row>
              <table:table-row table:style-name="Tableau5.3">
                <table:table-cell table:style-name="Tableau5.A2" office:value-type="string">
                  <text:p text:style-name="P30">g(x)</text:p>
                </table:table-cell>
                <table:table-cell table:style-name="Tableau5.B3" office:value-type="string">
                  <text:p text:style-name="P29"/>
                </table:table-cell>
                <table:table-cell table:style-name="Tableau5.C2" office:value-type="string">
                  <text:p text:style-name="P29"><draw:polygon text:anchor-type="as-char" draw:z-index="9" draw:style-name="gr1" draw:text-style-name="P69" svg:width="1.322cm" svg:height="0.175cm" draw:transform="rotate (-0.698131700797732) translate (0.0562199266384625cm -0.492738085071104cm)" svg:viewBox="0 0 1323 176" draw:points="0,88 1323,88 1058,176 1058,0 1323,88"><text:p/></draw:polygon></text:p>
                </table:table-cell>
                <table:table-cell table:style-name="Tableau5.D3" office:value-type="string">
                  <text:p text:style-name="P29"><draw:frame draw:style-name="fr3" draw:name="Objet107" text:anchor-type="as-char" svg:width="1.408cm" svg:height="0.469cm" draw:z-index="196"><draw:object xlink:href="./Object 107" xlink:type="simple" xlink:show="embed" xlink:actuate="onLoad"/><draw:image xlink:href="./ObjectReplacements/Object 107" xlink:type="simple" xlink:show="embed" xlink:actuate="onLoad"/></draw:frame></text:p>
                </table:table-cell>
                <table:table-cell table:style-name="Tableau5.C2" office:value-type="string">
                  <text:p text:style-name="P29"><draw:polygon text:anchor-type="as-char" draw:z-index="10" draw:style-name="gr1" draw:text-style-name="P69" svg:width="1.322cm" svg:height="0.175cm" draw:transform="rotate (0.698131700797732) translate (-0.0571606656257084cm 0.35761635690996cm)" svg:viewBox="0 0 1323 176" draw:points="0,88 1323,88 1058,176 1058,0 1323,88"><text:p/></draw:polygon></text:p>
                </table:table-cell>
                <table:table-cell table:style-name="Tableau5.F3" office:value-type="string">
                  <text:p text:style-name="P29"/>
                </table:table-cell>
              </table:table-row>
            </table:table>
            <text:p text:style-name="Table_20_Contents"/>
          </table:table-cell>
          <table:table-cell table:style-name="Tableau4.B1" office:value-type="string">
            <text:p text:style-name="Table_20_Contents">Le minimum de la fonction <text:span text:style-name="T1">g</text:span><text:span text:style-name="T3"> est </text:span><text:span text:style-name="T3"><draw:frame draw:style-name="fr3" draw:name="Objet106" text:anchor-type="as-char" svg:width="1.415cm" svg:height="0.469cm" draw:z-index="197"><draw:object xlink:href="./Object 106" xlink:type="simple" xlink:show="embed" xlink:actuate="onLoad"/><draw:image xlink:href="./ObjectReplacements/Object 106" xlink:type="simple" xlink:show="embed" xlink:actuate="onLoad"/></draw:frame></text:span><text:span text:style-name="T3">, strictement positif :</text:span></text:p>
            <text:p text:style-name="Table_20_Contents"><text:span text:style-name="T3">pour </text:span><text:span text:style-name="T1">x</text:span><text:span text:style-name="T3"> </text:span><text:span text:style-name="T8">∈</text:span> <draw:frame draw:style-name="fr3" draw:name="Objet108" text:anchor-type="as-char" svg:width="1.573cm" svg:height="0.483cm" draw:z-index="198"><draw:object xlink:href="./Object 108" xlink:type="simple" xlink:show="embed" xlink:actuate="onLoad"/><draw:image xlink:href="./ObjectReplacements/Object 108" xlink:type="simple" xlink:show="embed" xlink:actuate="onLoad"/></draw:frame>, <draw:frame draw:style-name="fr3" draw:name="Objet109" text:anchor-type="as-char" svg:width="2.565cm" svg:height="0.52cm" draw:z-index="199"><draw:object xlink:href="./Object 109" xlink:type="simple" xlink:show="embed" xlink:actuate="onLoad"/><draw:image xlink:href="./ObjectReplacements/Object 109" xlink:type="simple" xlink:show="embed" xlink:actuate="onLoad"/></draw:frame></text:p>
            <text:p text:style-name="Standard"><text:span text:style-name="T12"><text:s text:c="13"/>⇔ </text:span><text:s/><draw:frame draw:style-name="fr3" draw:name="Objet110" text:anchor-type="as-char" svg:width="2.002cm" svg:height="0.52cm" draw:z-index="200"><draw:object xlink:href="./Object 110" xlink:type="simple" xlink:show="embed" xlink:actuate="onLoad"/><draw:image xlink:href="./ObjectReplacements/Object 110" xlink:type="simple" xlink:show="embed" xlink:actuate="onLoad"/></draw:frame></text:p>
            <text:p text:style-name="Standard"><draw:frame draw:style-name="fr3" draw:name="Objet111" text:anchor-type="as-char" svg:width="1.02cm" svg:height="0.469cm" draw:z-index="201"><draw:object xlink:href="./Object 111" xlink:type="simple" xlink:show="embed" xlink:actuate="onLoad"/><draw:image xlink:href="./ObjectReplacements/Object 111" xlink:type="simple" xlink:show="embed" xlink:actuate="onLoad"/></draw:frame> donc on a :</text:p>
            <text:p text:style-name="Standard"><draw:frame draw:style-name="fr3" draw:name="Objet112" text:anchor-type="as-char" svg:width="2.155cm" svg:height="1.035cm" draw:z-index="202"><draw:object xlink:href="./Object 112" xlink:type="simple" xlink:show="embed" xlink:actuate="onLoad"/><draw:image xlink:href="./ObjectReplacements/Object 112" xlink:type="simple" xlink:show="embed" xlink:actuate="onLoad"/></draw:frame> <text:span text:style-name="T12">⇔</text:span> <draw:frame draw:style-name="fr3" draw:name="Objet113" text:anchor-type="as-char" svg:width="2.155cm" svg:height="1.035cm" draw:z-index="203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    </table:table-cell>
        </table:table-row>
      </table:table>
      <text:p text:style-name="Standard"><text:tab/>Sur l'intervalle <draw:frame draw:style-name="fr3" draw:name="Objet114" text:anchor-type="as-char" svg:width="1.572cm" svg:height="0.483cm" draw:z-index="105"><draw:object xlink:href="./Object 114" xlink:type="simple" xlink:show="embed" xlink:actuate="onLoad"/><draw:image xlink:href="./ObjectReplacements/Object 114" xlink:type="simple" xlink:show="embed" xlink:actuate="onLoad"/></draw:frame>, <draw:frame draw:style-name="fr3" draw:name="Objet115" text:anchor-type="as-char" svg:width="1.711cm" svg:height="0.485cm" draw:z-index="107"><draw:object xlink:href="./Object 115" xlink:type="simple" xlink:show="embed" xlink:actuate="onLoad"/><draw:image xlink:href="./ObjectReplacements/Object 115" xlink:type="simple" xlink:show="embed" xlink:actuate="onLoad"/></draw:frame>.</text:p>
      <text:list xml:id="list37693324" text:continue-numbering="true" text:style-name="L12">
        <text:list-header>
          <text:p text:style-name="P47">Ainsi pour <draw:frame draw:style-name="fr3" draw:name="Objet116" text:anchor-type="as-char" svg:width="1.007cm" svg:height="0.469cm" draw:z-index="108"><draw:object xlink:href="./Object 116" xlink:type="simple" xlink:show="embed" xlink:actuate="onLoad"/><draw:image xlink:href="./ObjectReplacements/Object 116" xlink:type="simple" xlink:show="embed" xlink:actuate="onLoad"/></draw:frame>, on obtient l'encadrement <draw:frame draw:style-name="fr3" draw:name="Objet117" text:anchor-type="as-char" svg:width="2.732cm" svg:height="1.051cm" draw:z-index="109"><draw:object xlink:href="./Object 117" xlink:type="simple" xlink:show="embed" xlink:actuate="onLoad"/><draw:image xlink:href="./ObjectReplacements/Object 117" xlink:type="simple" xlink:show="embed" xlink:actuate="onLoad"/></draw:frame>.</text:p>
          <text:p text:style-name="P47">Or <draw:frame draw:style-name="fr3" draw:name="Objet118" text:anchor-type="as-char" svg:width="2.037cm" svg:height="1.035cm" draw:z-index="110"><draw:object xlink:href="./Object 119" xlink:type="simple" xlink:show="embed" xlink:actuate="onLoad"/><draw:image xlink:href="./ObjectReplacements/Object 119" xlink:type="simple" xlink:show="embed" xlink:actuate="onLoad"/></draw:frame> ; donc, par limite par encadrement, on obtient <draw:frame draw:style-name="fr3" draw:name="Objet119" text:anchor-type="as-char" svg:width="2.669cm" svg:height="1.016cm" draw:z-index="111"><draw:object xlink:href="./Object 120" xlink:type="simple" xlink:show="embed" xlink:actuate="onLoad"/><draw:image xlink:href="./ObjectReplacements/Object 120" xlink:type="simple" xlink:show="embed" xlink:actuate="onLoad"/><svg:desc>formule</svg:desc></draw:frame>.</text:p>
        </text:list-header>
        <text:list-item>
          <text:p text:style-name="P47">On pose <draw:frame draw:style-name="fr3" draw:name="Objet120" text:anchor-type="as-char" svg:width="1.265cm" svg:height="1cm" draw:z-index="112"><draw:object xlink:href="./Object 121" xlink:type="simple" xlink:show="embed" xlink:actuate="onLoad"/><draw:image xlink:href="./ObjectReplacements/Object 121" xlink:type="simple" xlink:show="embed" xlink:actuate="onLoad"/></draw:frame>, alors <draw:frame draw:style-name="fr3" draw:name="Objet121" text:anchor-type="as-char" svg:width="5.953cm" svg:height="1.099cm" draw:z-index="113"><draw:object xlink:href="./Object 123" xlink:type="simple" xlink:show="embed" xlink:actuate="onLoad"/><draw:image xlink:href="./ObjectReplacements/Object 123" xlink:type="simple" xlink:show="embed" xlink:actuate="onLoad"/></draw:frame>.</text:p>
          <text:p text:style-name="P47">Or lorsque <text:span text:style-name="T2">x</text:span> <text:span text:style-name="T12"></text:span> 0, avec <draw:frame draw:style-name="fr3" draw:name="Objet122" text:anchor-type="as-char" svg:width="1.02cm" svg:height="0.469cm" draw:z-index="114"><draw:object xlink:href="./Object 124" xlink:type="simple" xlink:show="embed" xlink:actuate="onLoad"/><draw:image xlink:href="./ObjectReplacements/Object 124" xlink:type="simple" xlink:show="embed" xlink:actuate="onLoad"/></draw:frame>, alors X <text:span text:style-name="T12"></text:span> +∞ ;donc <draw:frame draw:style-name="fr3" draw:name="Objet123" text:anchor-type="as-char" svg:width="1.358cm" svg:height="1.016cm" draw:z-index="115"><draw:object xlink:href="./Object 125" xlink:type="simple" xlink:show="embed" xlink:actuate="onLoad"/><draw:image xlink:href="./ObjectReplacements/Object 125" xlink:type="simple" xlink:show="embed" xlink:actuate="onLoad"/></draw:frame> <text:span text:style-name="T12"></text:span> 0, c’est-à-dire <draw:frame draw:style-name="fr3" draw:name="Objet124" text:anchor-type="as-char" svg:width="1.432cm" svg:height="0.485cm" draw:z-index="116"><draw:object xlink:href="./Object 126" xlink:type="simple" xlink:show="embed" xlink:actuate="onLoad"/><draw:image xlink:href="./ObjectReplacements/Object 126" xlink:type="simple" xlink:show="embed" xlink:actuate="onLoad"/></draw:frame><text:span text:style-name="T12"></text:span> 0.</text:p>
        </text:list-item>
        <text:list-item>
          <text:p text:style-name="P47">Comme <draw:frame draw:style-name="fr3" draw:name="Objet125" text:anchor-type="as-char" svg:width="3.745cm" svg:height="1.076cm" draw:z-index="117"><draw:object xlink:href="./Object 128" xlink:type="simple" xlink:show="embed" xlink:actuate="onLoad"/><draw:image xlink:href="./ObjectReplacements/Object 128" xlink:type="simple" xlink:show="embed" xlink:actuate="onLoad"/></draw:frame> et de plus <draw:frame draw:style-name="fr3" draw:name="Objet126" text:anchor-type="as-char" svg:width="2.669cm" svg:height="1.016cm" draw:z-index="118"><draw:object xlink:href="./Object 129" xlink:type="simple" xlink:show="embed" xlink:actuate="onLoad"/><draw:image xlink:href="./ObjectReplacements/Object 129" xlink:type="simple" xlink:show="embed" xlink:actuate="onLoad"/><svg:desc>formule</svg:desc></draw:frame> et <draw:frame draw:style-name="fr3" draw:name="Objet127" text:anchor-type="as-char" svg:width="2.457cm" svg:height="1.06cm" draw:z-index="119"><draw:object xlink:href="./Object 132" xlink:type="simple" xlink:show="embed" xlink:actuate="onLoad"/><draw:image xlink:href="./ObjectReplacements/Object 132" xlink:type="simple" xlink:show="embed" xlink:actuate="onLoad"/></draw:frame>, car <draw:frame draw:style-name="fr3" draw:name="Objet128" text:anchor-type="as-char" svg:width="1.561cm" svg:height="0.469cm" draw:z-index="120"><draw:object xlink:href="./Object 133" xlink:type="simple" xlink:show="embed" xlink:actuate="onLoad"/><draw:image xlink:href="./ObjectReplacements/Object 133" xlink:type="simple" xlink:show="embed" xlink:actuate="onLoad"/></draw:frame>, par produit, on obtient <draw:frame draw:style-name="fr3" draw:name="Objet129" text:anchor-type="as-char" svg:width="2.669cm" svg:height="1.076cm" draw:z-index="121"><draw:object xlink:href="./Object 134" xlink:type="simple" xlink:show="embed" xlink:actuate="onLoad"/><draw:image xlink:href="./ObjectReplacements/Object 134" xlink:type="simple" xlink:show="embed" xlink:actuate="onLoad"/><svg:desc>formule</svg:desc></draw:frame>.</text:p>
        </text:list-item>
      </text:list>
      <text:list xml:id="list37671445" text:style-name="L13">
        <text:list-item>
          <text:p text:style-name="P48"><draw:frame draw:style-name="fr3" draw:name="Objet183" text:anchor-type="as-char" svg:width="1.988cm" svg:height="1cm" draw:z-index="204"><draw:object xlink:href="./Object 184" xlink:type="simple" xlink:show="embed" xlink:actuate="onLoad"/><draw:image xlink:href="./ObjectReplacements/Object 184" xlink:type="simple" xlink:show="embed" xlink:actuate="onLoad"/></draw:frame>. Donc pour <draw:frame draw:style-name="fr3" draw:name="Objet184" text:anchor-type="as-char" svg:width="1.007cm" svg:height="0.469cm" draw:z-index="205"><draw:object xlink:href="./Object 185" xlink:type="simple" xlink:show="embed" xlink:actuate="onLoad"/><draw:image xlink:href="./ObjectReplacements/Object 185" xlink:type="simple" xlink:show="embed" xlink:actuate="onLoad"/></draw:frame>, <draw:frame draw:style-name="fr3" draw:name="Objet185" text:anchor-type="as-char" svg:width="2.491cm" svg:height="1cm" draw:z-index="206"><draw:object xlink:href="./Object 186" xlink:type="simple" xlink:show="embed" xlink:actuate="onLoad"/><draw:image xlink:href="./ObjectReplacements/Object 186" xlink:type="simple" xlink:show="embed" xlink:actuate="onLoad"/></draw:frame>.</text:p>
          <text:p text:style-name="P48">Or d'après la définition du nombre dérivé en un point :</text:p>
          <text:p text:style-name="P48"><draw:frame draw:style-name="fr3" draw:name="Objet186" text:anchor-type="as-char" svg:width="6.627cm" svg:height="1.016cm" draw:z-index="207"><draw:object xlink:href="./Object 187" xlink:type="simple" xlink:show="embed" xlink:actuate="onLoad"/><draw:image xlink:href="./ObjectReplacements/Object 187" xlink:type="simple" xlink:show="embed" xlink:actuate="onLoad"/><svg:desc>formule</svg:desc></draw:frame> (car <draw:frame draw:style-name="fr3" draw:name="Objet187" text:anchor-type="as-char" svg:width="1.388cm" svg:height="0.469cm" draw:z-index="208"><draw:object xlink:href="./Object 188" xlink:type="simple" xlink:show="embed" xlink:actuate="onLoad"/><draw:image xlink:href="./ObjectReplacements/Object 188" xlink:type="simple" xlink:show="embed" xlink:actuate="onLoad"/></draw:frame>). D'où le résultat.</text:p>
        </text:list-item>
        <text:list-item>
          <text:p text:style-name="P48">Il suffit d'utiliser le résultat précédent en posant <draw:frame draw:style-name="fr3" draw:name="Objet188" text:anchor-type="as-char" svg:width="1.744cm" svg:height="0.469cm" draw:z-index="209"><draw:object xlink:href="./Object 189" xlink:type="simple" xlink:show="embed" xlink:actuate="onLoad"/><draw:image xlink:href="./ObjectReplacements/Object 189" xlink:type="simple" xlink:show="embed" xlink:actuate="onLoad"/></draw:frame>.</text:p>
        </text:list-item>
      </text:list>
      <text:p text:style-name="Standard"/>
      <text:p text:style-name="P3"><text:soft-page-break/>Exemples :</text:p>
      <text:list xml:id="list37676486" text:style-name="L14">
        <text:list-item>
          <text:p text:style-name="P49">La fonction <draw:frame draw:style-name="fr3" draw:name="Objet215" text:anchor-type="as-char" svg:width="0.517cm" svg:height="0.469cm" draw:z-index="223"><draw:object xlink:href="./Object 216" xlink:type="simple" xlink:show="embed" xlink:actuate="onLoad"/><draw:image xlink:href="./ObjectReplacements/Object 216" xlink:type="simple" xlink:show="embed" xlink:actuate="onLoad"/></draw:frame> : <text:span text:style-name="T1">x</text:span><text:span text:style-name="T3"> </text:span><text:span text:style-name="T3"><draw:g text:anchor-type="as-char" svg:y="-0.21cm" draw:z-index="69" draw:style-name="gr2"><draw:line draw:style-name="gr3" draw:text-style-name="P70" svg:x1="0cm" svg:y1="0.001cm" svg:x2="0cm" svg:y2="0.167cm"><text:p/></draw:line><draw:line draw:style-name="gr3" draw:text-style-name="P70" svg:x1="0cm" svg:y1="0.084cm" svg:x2="0.529cm" svg:y2="0.084cm"><text:p/></draw:line><draw:line draw:style-name="gr3" draw:text-style-name="P70" svg:x1="0.529cm" svg:y1="0.084cm" svg:x2="0.439cm" svg:y2="0.001cm"><text:p/></draw:line><draw:line draw:style-name="gr3" draw:text-style-name="P70" svg:x1="0.529cm" svg:y1="0.084cm" svg:x2="0.439cm" svg:y2="0.167cm"><text:p/></draw:line></draw:g></text:span><text:span text:style-name="T3"> </text:span><text:span text:style-name="T3"><draw:frame draw:style-name="fr3" draw:name="Objet216" text:anchor-type="as-char" svg:width="1.356cm" svg:height="1.136cm" draw:z-index="228"><draw:object xlink:href="./Object 217" xlink:type="simple" xlink:show="embed" xlink:actuate="onLoad"/><draw:image xlink:href="./ObjectReplacements/Object 217" xlink:type="simple" xlink:show="embed" xlink:actuate="onLoad"/></draw:frame></text:span><text:span text:style-name="T3"> présente en +</text:span><text:span text:style-name="T8">∞</text:span> la forme indéterminée <draw:frame draw:style-name="fr3" draw:name="Objet217" text:anchor-type="as-char" svg:width="0.607cm" svg:height="0.496cm" draw:z-index="234"><draw:object xlink:href="./Object 218" xlink:type="simple" xlink:show="embed" xlink:actuate="onLoad"/><draw:image xlink:href="./ObjectReplacements/Object 218" xlink:type="simple" xlink:show="embed" xlink:actuate="onLoad"/></draw:frame>.</text:p>
          <text:p text:style-name="P49"><draw:frame draw:style-name="fr3" draw:name="Objet218" text:anchor-type="as-char" svg:width="4.606cm" svg:height="1.136cm" draw:z-index="235"><draw:object xlink:href="./Object 220" xlink:type="simple" xlink:show="embed" xlink:actuate="onLoad"/><draw:image xlink:href="./ObjectReplacements/Object 220" xlink:type="simple" xlink:show="embed" xlink:actuate="onLoad"/></draw:frame>. Or <draw:frame draw:style-name="fr3" draw:name="Objet219" text:anchor-type="as-char" svg:width="2.117cm" svg:height="1.06cm" draw:z-index="236"><draw:object xlink:href="./Object 222" xlink:type="simple" xlink:show="embed" xlink:actuate="onLoad"/><draw:image xlink:href="./ObjectReplacements/Object 222" xlink:type="simple" xlink:show="embed" xlink:actuate="onLoad"/></draw:frame> et <draw:frame draw:style-name="fr3" draw:name="Objet220" text:anchor-type="as-char" svg:width="2.379cm" svg:height="1cm" draw:z-index="237"><draw:object xlink:href="./Object 224" xlink:type="simple" xlink:show="embed" xlink:actuate="onLoad"/><draw:image xlink:href="./ObjectReplacements/Object 224" xlink:type="simple" xlink:show="embed" xlink:actuate="onLoad"/></draw:frame>. D'où <draw:frame draw:style-name="fr3" draw:name="Objet221" text:anchor-type="as-char" svg:width="2.547cm" svg:height="0.75cm" draw:z-index="238"><draw:object xlink:href="./Object 226" xlink:type="simple" xlink:show="embed" xlink:actuate="onLoad"/><draw:image xlink:href="./ObjectReplacements/Object 226" xlink:type="simple" xlink:show="embed" xlink:actuate="onLoad"/></draw:frame>.</text:p>
        </text:list-item>
        <text:list-item>
          <text:p text:style-name="P49">La fonction <text:s/><draw:frame draw:style-name="fr3" draw:name="Objet222" text:anchor-type="as-char" svg:width="0.474cm" svg:height="0.469cm" draw:z-index="259"><draw:object xlink:href="./Object 227" xlink:type="simple" xlink:show="embed" xlink:actuate="onLoad"/><draw:image xlink:href="./ObjectReplacements/Object 227" xlink:type="simple" xlink:show="embed" xlink:actuate="onLoad"/><svg:desc>formule</svg:desc></draw:frame> : <text:span text:style-name="T1">x</text:span><text:span text:style-name="T3"> </text:span><text:span text:style-name="T3"><draw:g text:anchor-type="as-char" svg:y="-0.21cm" draw:z-index="84" draw:style-name="gr2"><draw:line draw:style-name="gr3" draw:text-style-name="P70" svg:x1="0cm" svg:y1="0.001cm" svg:x2="0cm" svg:y2="0.167cm"><text:p/></draw:line><draw:line draw:style-name="gr3" draw:text-style-name="P70" svg:x1="0cm" svg:y1="0.084cm" svg:x2="0.529cm" svg:y2="0.084cm"><text:p/></draw:line><draw:line draw:style-name="gr3" draw:text-style-name="P70" svg:x1="0.529cm" svg:y1="0.084cm" svg:x2="0.439cm" svg:y2="0.001cm"><text:p/></draw:line><draw:line draw:style-name="gr3" draw:text-style-name="P70" svg:x1="0.529cm" svg:y1="0.084cm" svg:x2="0.439cm" svg:y2="0.167cm"><text:p/></draw:line></draw:g></text:span><text:span text:style-name="T3"> </text:span><text:span text:style-name="T3"><draw:frame draw:style-name="fr3" draw:name="Objet223" text:anchor-type="as-char" svg:width="1.697cm" svg:height="0.545cm" draw:z-index="260"><draw:object xlink:href="./Object 228" xlink:type="simple" xlink:show="embed" xlink:actuate="onLoad"/><draw:image xlink:href="./ObjectReplacements/Object 228" xlink:type="simple" xlink:show="embed" xlink:actuate="onLoad"/></draw:frame></text:span><text:span text:style-name="T3"> présente en 0 la forme indéterminée </text:span><text:span text:style-name="T3"><draw:frame draw:style-name="fr3" draw:name="Objet224" text:anchor-type="as-char" svg:width="1.099cm" svg:height="0.469cm" draw:z-index="261"><draw:object xlink:href="./Object 229" xlink:type="simple" xlink:show="embed" xlink:actuate="onLoad"/><draw:image xlink:href="./ObjectReplacements/Object 229" xlink:type="simple" xlink:show="embed" xlink:actuate="onLoad"/></draw:frame></text:span></text:p>
          <text:p text:style-name="P49"><text:span text:style-name="T3"><draw:frame draw:style-name="fr3" draw:name="Objet225" text:anchor-type="as-char" svg:width="6.69cm" svg:height="0.545cm" draw:z-index="262"><draw:object xlink:href="./Object 231" xlink:type="simple" xlink:show="embed" xlink:actuate="onLoad"/><draw:image xlink:href="./ObjectReplacements/Object 231" xlink:type="simple" xlink:show="embed" xlink:actuate="onLoad"/></draw:frame></text:span><text:span text:style-name="T3">. Or </text:span><text:span text:style-name="T3"><draw:frame draw:style-name="fr3" draw:name="Objet226" text:anchor-type="as-char" svg:width="1.954cm" svg:height="0.75cm" draw:z-index="263"><draw:object xlink:href="./Object 233" xlink:type="simple" xlink:show="embed" xlink:actuate="onLoad"/><draw:image xlink:href="./ObjectReplacements/Object 233" xlink:type="simple" xlink:show="embed" xlink:actuate="onLoad"/></draw:frame></text:span><text:span text:style-name="T3"> et </text:span><text:span text:style-name="T3"><draw:frame draw:style-name="fr3" draw:name="Objet227" text:anchor-type="as-char" svg:width="2.672cm" svg:height="0.75cm" draw:z-index="264"><draw:object xlink:href="./Object 234" xlink:type="simple" xlink:show="embed" xlink:actuate="onLoad"/><draw:image xlink:href="./ObjectReplacements/Object 234" xlink:type="simple" xlink:show="embed" xlink:actuate="onLoad"/></draw:frame></text:span><text:span text:style-name="T3">. D'où </text:span><text:span text:style-name="T3"><draw:frame draw:style-name="fr3" draw:name="Objet228" text:anchor-type="as-char" svg:width="2.304cm" svg:height="0.75cm" draw:z-index="265"><draw:object xlink:href="./Object 235" xlink:type="simple" xlink:show="embed" xlink:actuate="onLoad"/><draw:image xlink:href="./ObjectReplacements/Object 235" xlink:type="simple" xlink:show="embed" xlink:actuate="onLoad"/><svg:desc>formule</svg:desc></draw:frame></text:span></text:p>
        </text:list-item>
        <text:list-item>
          <text:p text:style-name="P49"><text:span text:style-name="T3"><draw:frame draw:style-name="fr3" draw:name="Objet229" text:anchor-type="as-char" svg:width="2.459cm" svg:height="1.016cm" draw:z-index="266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3"> ; donc </text:span><text:span text:style-name="T3"><draw:frame draw:style-name="fr3" draw:name="Objet230" text:anchor-type="as-char" svg:width="3.03cm" svg:height="1.016cm" draw:z-index="267"><draw:object xlink:href="./Object 237" xlink:type="simple" xlink:show="embed" xlink:actuate="onLoad"/><draw:image xlink:href="./ObjectReplacements/Object 237" xlink:type="simple" xlink:show="embed" xlink:actuate="onLoad"/><svg:desc>formule</svg:desc></draw:frame></text:span><text:span text:style-name="T3">.</text:span></text:p>
          <text:p text:style-name="P49"><text:span text:style-name="T3">En effet, </text:span><text:span text:style-name="T3"><draw:frame draw:style-name="fr3" draw:name="Objet231" text:anchor-type="as-char" svg:width="3.591cm" svg:height="1cm" draw:z-index="268"><draw:object xlink:href="./Object 238" xlink:type="simple" xlink:show="embed" xlink:actuate="onLoad"/><draw:image xlink:href="./ObjectReplacements/Object 238" xlink:type="simple" xlink:show="embed" xlink:actuate="onLoad"/></draw:frame></text:span><text:span text:style-name="T3"> et </text:span><text:span text:style-name="T3"><draw:frame draw:style-name="fr3" draw:name="Objet232" text:anchor-type="as-char" svg:width="1.97cm" svg:height="0.75cm" draw:z-index="269"><draw:object xlink:href="./Object 240" xlink:type="simple" xlink:show="embed" xlink:actuate="onLoad"/><draw:image xlink:href="./ObjectReplacements/Object 240" xlink:type="simple" xlink:show="embed" xlink:actuate="onLoad"/></draw:frame></text:span></text:p>
        </text:list-item>
      </text:list>
      <text:p text:style-name="P10"/>
      <text:p text:style-name="P10"/>
      <text:p text:style-name="P10"/>
      <text:h text:style-name="P61" text:outline-level="1">Logarithme d'une fonction</text:h>
      <text:p text:style-name="Standard">On considère une fonction <text:span text:style-name="T1">u</text:span><text:span text:style-name="T3">, définie sur un intervalle I et telle que, pour tout </text:span><text:span text:style-name="T1">x</text:span><text:span text:style-name="T3"> de I, on a </text:span><text:span text:style-name="T3"><draw:frame draw:style-name="fr3" draw:name="Objet130" text:anchor-type="as-char" svg:width="1.589cm" svg:height="0.485cm" draw:z-index="133"><draw:object xlink:href="./Object 118" xlink:type="simple" xlink:show="embed" xlink:actuate="onLoad"/><draw:image xlink:href="./ObjectReplacements/Object 118" xlink:type="simple" xlink:show="embed" xlink:actuate="onLoad"/></draw:frame></text:span><text:span text:style-name="T3">.</text:span></text:p>
      <text:p text:style-name="Standard"><text:span text:style-name="T3">On souhaite étudier la composée </text:span><text:span text:style-name="T3"><draw:frame draw:style-name="fr3" draw:name="Objet131" text:anchor-type="as-char" svg:width="1.041cm" svg:height="0.469cm" draw:z-index="134"><draw:object xlink:href="./Object 122" xlink:type="simple" xlink:show="embed" xlink:actuate="onLoad"/><draw:image xlink:href="./ObjectReplacements/Object 122" xlink:type="simple" xlink:show="embed" xlink:actuate="onLoad"/></draw:frame></text:span><text:span text:style-name="T3">, notée aussi </text:span><text:span text:style-name="T3"><draw:frame draw:style-name="fr3" draw:name="Objet132" text:anchor-type="as-char" svg:width="0.834cm" svg:height="0.469cm" draw:z-index="135"><draw:object xlink:href="./Object 127" xlink:type="simple" xlink:show="embed" xlink:actuate="onLoad"/><draw:image xlink:href="./ObjectReplacements/Object 127" xlink:type="simple" xlink:show="embed" xlink:actuate="onLoad"/></draw:frame></text:span><text:span text:style-name="T3">.</text:span></text:p>
      <text:h text:style-name="P66" text:outline-level="2">Sens de variation de <draw:frame draw:style-name="fr3" draw:name="Objet133" text:anchor-type="as-char" svg:width="0.937cm" svg:height="0.554cm" draw:z-index="156"><draw:object xlink:href="./Object 135" xlink:type="simple" xlink:show="embed" xlink:actuate="onLoad"/><draw:image xlink:href="./ObjectReplacements/Object 135" xlink:type="simple" xlink:show="embed" xlink:actuate="onLoad"/></draw:frame></text:h>
      <text:p text:style-name="P26">Propriété :</text:p>
      <text:p text:style-name="P21"><text:span text:style-name="T3">Soit </text:span><text:span text:style-name="T1">u</text:span><text:span text:style-name="T3"> une fonction définie et </text:span><text:span text:style-name="T5">strictement positive</text:span><text:span text:style-name="T3"> sur un intervalle I.</text:span></text:p>
      <text:p text:style-name="P21"><text:span text:style-name="T3">Les fonctions </text:span><text:span text:style-name="T1">u</text:span><text:span text:style-name="T3"> et </text:span><text:span text:style-name="T3"><draw:frame draw:style-name="fr3" draw:name="Objet134" text:anchor-type="as-char" svg:width="0.834cm" svg:height="0.469cm" draw:z-index="136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3"> ont même sens de variation sur I.</text:span></text:p>
      <text:p text:style-name="P10"/>
      <text:p text:style-name="P6">Démonstration :</text:p>
      <text:p text:style-name="Standard"><text:span text:style-name="T3">Comme la fonction </text:span><text:span text:style-name="T3"><draw:frame draw:style-name="fr3" draw:name="Objet135" text:anchor-type="as-char" svg:width="0.557cm" svg:height="0.469cm" draw:z-index="138"><draw:object xlink:href="./Object 136" xlink:type="simple" xlink:show="embed" xlink:actuate="onLoad"/><draw:image xlink:href="./ObjectReplacements/Object 136" xlink:type="simple" xlink:show="embed" xlink:actuate="onLoad"/></draw:frame></text:span><text:span text:style-name="T3"> est strictement croissante sur </text:span><text:span text:style-name="T3"><draw:frame draw:style-name="fr3" draw:name="Objet136" text:anchor-type="as-char" svg:width="1.573cm" svg:height="0.483cm" draw:z-index="139"><draw:object xlink:href="./Object 137" xlink:type="simple" xlink:show="embed" xlink:actuate="onLoad"/><draw:image xlink:href="./ObjectReplacements/Object 137" xlink:type="simple" xlink:show="embed" xlink:actuate="onLoad"/></draw:frame></text:span><text:span text:style-name="T3">, par composée, si la fonction </text:span><text:span text:style-name="T1">u</text:span><text:span text:style-name="T3"> est croissante sur I, alors la fonction </text:span><text:span text:style-name="T3"><draw:frame draw:style-name="fr3" draw:name="Objet137" text:anchor-type="as-char" svg:width="0.834cm" svg:height="0.469cm" draw:z-index="140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3"> est croissante sur I et <text:s/>si la fonction </text:span><text:span text:style-name="T1">u</text:span><text:span text:style-name="T3"> est décroissante sur I, alors la fonction </text:span><text:span text:style-name="T3"><draw:frame draw:style-name="fr3" draw:name="Objet138" text:anchor-type="as-char" svg:width="0.834cm" svg:height="0.469cm" draw:z-index="141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T3"> est décroissante sur I.</text:span></text:p>
      <text:p text:style-name="P1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1">Exemple :</text:p>
            <text:p text:style-name="P5">u<text:span text:style-name="T3"> est la fonction et </text:span><text:span text:style-name="T15">c</text:span><text:span text:style-name="T20">u</text:span><text:span text:style-name="T22"> la courbe représentative de </text:span><text:span text:style-name="T21">u</text:span><text:span text:style-name="T22">.</text:span></text:p>
            <text:p text:style-name="Standard"><text:span text:style-name="T22"><draw:frame draw:style-name="fr3" draw:name="Objet139" text:anchor-type="as-char" svg:width="1.589cm" svg:height="0.485cm" draw:z-index="143"><draw:object xlink:href="./Object 144" xlink:type="simple" xlink:show="embed" xlink:actuate="onLoad"/><draw:image xlink:href="./ObjectReplacements/Object 144" xlink:type="simple" xlink:show="embed" xlink:actuate="onLoad"/></draw:frame></text:span><text:span text:style-name="T22"> </text:span><text:span text:style-name="T13">⇔</text:span> <text:span text:style-name="T1">x</text:span><text:span text:style-name="T3"> </text:span><text:span text:style-name="T8">∈ </text:span><text:span text:style-name="T8"><draw:frame draw:style-name="fr3" draw:name="Objet140" text:anchor-type="as-char" svg:width="3.528cm" svg:height="0.483cm" draw:z-index="144"><draw:object xlink:href="./Object 146" xlink:type="simple" xlink:show="embed" xlink:actuate="onLoad"/><draw:image xlink:href="./ObjectReplacements/Object 146" xlink:type="simple" xlink:show="embed" xlink:actuate="onLoad"/></draw:frame></text:span>, </text:p>
            <text:p text:style-name="Standard">donc <draw:frame draw:style-name="fr3" draw:name="Objet141" text:anchor-type="as-char" svg:width="0.834cm" svg:height="0.469cm" draw:z-index="145"><draw:object xlink:href="./Object 147" xlink:type="simple" xlink:show="embed" xlink:actuate="onLoad"/><draw:image xlink:href="./ObjectReplacements/Object 147" xlink:type="simple" xlink:show="embed" xlink:actuate="onLoad"/></draw:frame> est définie sur <draw:frame draw:style-name="fr3" draw:name="Objet142" text:anchor-type="as-char" svg:width="3.528cm" svg:height="0.483cm" draw:z-index="146"><draw:object xlink:href="./Object 148" xlink:type="simple" xlink:show="embed" xlink:actuate="onLoad"/><draw:image xlink:href="./ObjectReplacements/Object 148" xlink:type="simple" xlink:show="embed" xlink:actuate="onLoad"/></draw:frame>.</text:p>
            <text:p text:style-name="P5"/>
            <text:p text:style-name="P5">u<text:span text:style-name="T3"> et </text:span><text:span text:style-name="T3"><draw:frame draw:style-name="fr3" draw:name="Objet143" text:anchor-type="as-char" svg:width="0.834cm" svg:height="0.469cm" draw:z-index="147"><draw:object xlink:href="./Object 143" xlink:type="simple" xlink:show="embed" xlink:actuate="onLoad"/><draw:image xlink:href="./ObjectReplacements/Object 143" xlink:type="simple" xlink:show="embed" xlink:actuate="onLoad"/></draw:frame></text:span><text:span text:style-name="T3"> ont même sens de variation :</text:span></text:p>
            <text:p text:style-name="P10"/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column table:style-name="Tableau8.E"/>
              <table:table-column table:style-name="Tableau8.F"/>
              <table:table-column table:style-name="Tableau8.G"/>
              <table:table-column table:style-name="Tableau8.B"/>
              <table:table-row>
                <table:table-cell table:style-name="Tableau8.A1" office:value-type="string">
                  <text:p text:style-name="P33">x</text:p>
                </table:table-cell>
                <table:table-cell table:style-name="Tableau8.A1" office:value-type="string">
                  <text:p text:style-name="P34">–∞</text:p>
                </table:table-cell>
                <table:table-cell table:style-name="Tableau8.C1" office:value-type="string">
                  <text:p text:style-name="Table_20_Heading"/>
                </table:table-cell>
                <table:table-cell table:style-name="Tableau8.C1" table:number-columns-spanned="3" office:value-type="string">
                  <text:p text:style-name="P34">–1</text:p>
                </table:table-cell>
                <table:covered-table-cell/>
                <table:covered-table-cell/>
                <table:table-cell table:style-name="Tableau8.C1" office:value-type="string">
                  <text:p text:style-name="Table_20_Heading"/>
                </table:table-cell>
                <table:table-cell table:style-name="Tableau8.H1" office:value-type="string">
                  <text:p text:style-name="P34">2</text:p>
                </table:table-cell>
              </table:table-row>
              <table:table-row>
                <table:table-cell table:style-name="Tableau8.A2" office:value-type="string">
                  <text:p text:style-name="P30"><draw:frame draw:style-name="fr4" draw:name="Objet255" text:anchor-type="as-char" svg:width="2.963cm" svg:height="0.485cm" draw:z-index="270"><draw:object xlink:href="./Object 209" xlink:type="simple" xlink:show="embed" xlink:actuate="onLoad"/><draw:image xlink:href="./ObjectReplacements/Object 209" xlink:type="simple" xlink:show="embed" xlink:actuate="onLoad"/></draw:frame></text:p>
                </table:table-cell>
                <table:table-cell table:style-name="Tableau8.A2" office:value-type="string">
                  <text:p text:style-name="P29"/>
                </table:table-cell>
                <table:table-cell table:style-name="Tableau8.C2" office:value-type="string">
                  <text:p text:style-name="P2"><draw:polygon text:anchor-type="as-char" draw:z-index="49" draw:style-name="gr1" draw:text-style-name="P69" svg:width="1.322cm" svg:height="0.175cm" draw:transform="rotate (0.698131700797732) translate (-0.0571606656257213cm 0.357616356910011cm)" svg:viewBox="0 0 1323 176" draw:points="0,88 1323,88 1058,176 1058,0 1323,88"><text:p/></draw:polygon></text:p>
                </table:table-cell>
                <table:table-cell table:style-name="Tableau8.C2" office:value-type="string">
                  <text:p text:style-name="P29"/>
                </table:table-cell>
                <table:table-cell table:style-name="Tableau8.E2" office:value-type="string">
                  <text:p text:style-name="P29"/>
                </table:table-cell>
                <table:table-cell table:style-name="Tableau8.C2" office:value-type="string">
                  <text:p text:style-name="P29"/>
                </table:table-cell>
                <table:table-cell table:style-name="Tableau8.C2" office:value-type="string">
                  <text:p text:style-name="P2"><draw:polygon text:anchor-type="as-char" draw:z-index="50" draw:style-name="gr1" draw:text-style-name="P69" svg:width="1.322cm" svg:height="0.175cm" draw:transform="rotate (-0.698131700797732) translate (0.056219926638501cm -0.49273808507113cm)" svg:viewBox="0 0 1323 176" draw:points="0,88 1323,88 1058,176 1058,0 1323,88"><text:p/></draw:polygon></text:p>
                </table:table-cell>
                <table:table-cell table:style-name="Tableau8.H2" office:value-type="string">
                  <text:p text:style-name="P29"/>
                </table:table-cell>
              </table:table-row>
            </table:table>
            <text:p text:style-name="P10"/>
            <text:p text:style-name="P10"/>
          </table:table-cell>
          <table:table-cell table:style-name="Tableau6.A1" office:value-type="string">
            <text:p text:style-name="Table_20_Contents"><draw:frame draw:style-name="fr2" draw:name="images2" text:anchor-type="paragraph" svg:x="-0.004cm" svg:y="0cm" svg:width="8.306cm" svg:height="6.015cm" draw:z-index="21"><draw:image xlink:href="Pictures/20000009000062F3000047A9A7FAA418.svm" xlink:type="simple" xlink:show="embed" xlink:actuate="onLoad"/></draw:frame></text:p>
          </table:table-cell>
        </table:table-row>
      </table:table>
      <text:p text:style-name="P10"/>
      <text:h text:style-name="P67" text:outline-level="2"><text:soft-page-break/>Dérivée de <draw:frame draw:style-name="fr3" draw:name="Objet144" text:anchor-type="as-char" svg:width="0.937cm" svg:height="0.554cm" draw:z-index="210"><draw:object xlink:href="./Object 149" xlink:type="simple" xlink:show="embed" xlink:actuate="onLoad"/><draw:image xlink:href="./ObjectReplacements/Object 149" xlink:type="simple" xlink:show="embed" xlink:actuate="onLoad"/><svg:desc>formule</svg:desc></draw:frame></text:h>
      <text:p text:style-name="P22">Propriétés :</text:p>
      <text:p text:style-name="P21">Soit <text:span text:style-name="T1">u</text:span><text:span text:style-name="T3"> une fonction définie, dérivable et strictement positive sur un intervalle I.</text:span></text:p>
      <text:list xml:id="list37662453" text:style-name="L15">
        <text:list-item>
          <text:p text:style-name="P59"><text:span text:style-name="T3">La fonction </text:span><text:span text:style-name="T3"><draw:frame draw:style-name="fr3" draw:name="Objet145" text:anchor-type="as-char" svg:width="0.834cm" svg:height="0.469cm" draw:z-index="211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3"> est dérivable sur I et sa dérivée est </text:span><text:span text:style-name="T3"><draw:frame draw:style-name="fr3" draw:name="Objet146" text:anchor-type="as-char" svg:width="2.161cm" svg:height="1cm" draw:z-index="212"><draw:object xlink:href="./Object 151" xlink:type="simple" xlink:show="embed" xlink:actuate="onLoad"/><draw:image xlink:href="./ObjectReplacements/Object 151" xlink:type="simple" xlink:show="embed" xlink:actuate="onLoad"/></draw:frame></text:span><text:span text:style-name="T3">.</text:span></text:p>
        </text:list-item>
        <text:list-item>
          <text:p text:style-name="P59"><text:span text:style-name="T3">Une primitive de </text:span><text:span text:style-name="T3"><draw:frame draw:style-name="fr3" draw:name="Objet177" text:anchor-type="as-char" svg:width="0.693cm" svg:height="1cm" draw:z-index="213"><draw:object xlink:href="./Object 173" xlink:type="simple" xlink:show="embed" xlink:actuate="onLoad"/><draw:image xlink:href="./ObjectReplacements/Object 173" xlink:type="simple" xlink:show="embed" xlink:actuate="onLoad"/></draw:frame></text:span><text:span text:style-name="T3"> sur I est </text:span><text:span text:style-name="T3"><draw:frame draw:style-name="fr3" draw:name="Objet180" text:anchor-type="as-char" svg:width="1.139cm" svg:height="0.485cm" draw:z-index="214"><draw:object xlink:href="./Object 180" xlink:type="simple" xlink:show="embed" xlink:actuate="onLoad"/><draw:image xlink:href="./ObjectReplacements/Object 180" xlink:type="simple" xlink:show="embed" xlink:actuate="onLoad"/></draw:frame></text:span><text:span text:style-name="T3">.</text:span></text:p>
        </text:list-item>
      </text:list>
      <text:p text:style-name="P10"/>
      <text:p text:style-name="P6">Démonstration :</text:p>
      <text:p text:style-name="Standard"><text:span text:style-name="T3">La fonction </text:span><text:span text:style-name="T1">u</text:span><text:span text:style-name="T3"> est dérivable sur I de dérivée </text:span><text:span text:style-name="T3"><draw:frame draw:style-name="fr3" draw:name="Objet147" text:anchor-type="as-char" svg:width="0.609cm" svg:height="0.469cm" draw:z-index="215"><draw:object xlink:href="./Object 152" xlink:type="simple" xlink:show="embed" xlink:actuate="onLoad"/><draw:image xlink:href="./ObjectReplacements/Object 152" xlink:type="simple" xlink:show="embed" xlink:actuate="onLoad"/></draw:frame></text:span><text:span text:style-name="T3">. On applique la dérivée d'une fonction composée :</text:span></text:p>
      <text:p text:style-name="P2"><draw:frame draw:style-name="fr3" draw:name="Objet148" text:anchor-type="as-char" svg:width="9.479cm" svg:height="1.032cm" draw:z-index="216"><draw:object xlink:href="./Object 153" xlink:type="simple" xlink:show="embed" xlink:actuate="onLoad"/><draw:image xlink:href="./ObjectReplacements/Object 153" xlink:type="simple" xlink:show="embed" xlink:actuate="onLoad"/></draw:frame></text:p>
      <text:p text:style-name="P15"/>
      <text:p text:style-name="P4">Exemples :</text:p>
      <text:list xml:id="list37658314" text:style-name="L16">
        <text:list-item>
          <text:p text:style-name="P50"><draw:frame draw:style-name="fr3" draw:name="Objet233" text:anchor-type="as-char" svg:width="0.517cm" svg:height="0.469cm" draw:z-index="217"><draw:object xlink:href="./Object 241" xlink:type="simple" xlink:show="embed" xlink:actuate="onLoad"/><draw:image xlink:href="./ObjectReplacements/Object 241" xlink:type="simple" xlink:show="embed" xlink:actuate="onLoad"/></draw:frame> est la fonction définie sur <text:span text:style-name="T12">ℝ</text:span> par <draw:frame draw:style-name="fr3" draw:name="Objet234" text:anchor-type="as-char" svg:width="3.094cm" svg:height="0.545cm" draw:z-index="218"><draw:object xlink:href="./Object 242" xlink:type="simple" xlink:show="embed" xlink:actuate="onLoad"/><draw:image xlink:href="./ObjectReplacements/Object 242" xlink:type="simple" xlink:show="embed" xlink:actuate="onLoad"/></draw:frame>.</text:p>
          <text:p text:style-name="P50">Le polynôme <text:span text:style-name="T1">u</text:span><text:span text:style-name="T3"> définie par </text:span><text:span text:style-name="T3"><draw:frame draw:style-name="fr3" draw:name="Objet235" text:anchor-type="as-char" svg:width="2.307cm" svg:height="0.545cm" draw:z-index="219"><draw:object xlink:href="./Object 243" xlink:type="simple" xlink:show="embed" xlink:actuate="onLoad"/><draw:image xlink:href="./ObjectReplacements/Object 243" xlink:type="simple" xlink:show="embed" xlink:actuate="onLoad"/></draw:frame></text:span><text:span text:style-name="T3"> est strictement positif et dérivable sur </text:span><text:span text:style-name="T13">ℝ</text:span>.</text:p>
          <text:p text:style-name="P50">Donc, pour tout réel <text:span text:style-name="T1">x </text:span><text:span text:style-name="T3">:</text:span></text:p>
          <text:p text:style-name="P52"><text:span text:style-name="T3"><draw:frame draw:style-name="fr3" draw:name="Objet236" text:anchor-type="as-char" svg:width="2.648cm" svg:height="1.06cm" draw:z-index="220"><draw:object xlink:href="./Object 244" xlink:type="simple" xlink:show="embed" xlink:actuate="onLoad"/><draw:image xlink:href="./ObjectReplacements/Object 244" xlink:type="simple" xlink:show="embed" xlink:actuate="onLoad"/></draw:frame></text:span><text:span text:style-name="T3">.</text:span></text:p>
        </text:list-item>
        <text:list-item>
          <text:p text:style-name="P50"><text:span text:style-name="T3">La fonction </text:span><text:span text:style-name="T3"><draw:frame draw:style-name="fr3" draw:name="Objet237" text:anchor-type="as-char" svg:width="0.474cm" svg:height="0.469cm" draw:z-index="221"><draw:object xlink:href="./Object 245" xlink:type="simple" xlink:show="embed" xlink:actuate="onLoad"/><draw:image xlink:href="./ObjectReplacements/Object 245" xlink:type="simple" xlink:show="embed" xlink:actuate="onLoad"/></draw:frame></text:span><text:span text:style-name="T3"> : </text:span><text:span text:style-name="T1">x</text:span><text:span text:style-name="T3"> </text:span><text:span text:style-name="T3"><draw:g text:anchor-type="as-char" svg:y="-0.21cm" draw:z-index="85" draw:style-name="gr2"><draw:line draw:style-name="gr3" draw:text-style-name="P70" svg:x1="0cm" svg:y1="0.001cm" svg:x2="0cm" svg:y2="0.167cm"><text:p/></draw:line><draw:line draw:style-name="gr3" draw:text-style-name="P70" svg:x1="0cm" svg:y1="0.084cm" svg:x2="0.529cm" svg:y2="0.084cm"><text:p/></draw:line><draw:line draw:style-name="gr3" draw:text-style-name="P70" svg:x1="0.529cm" svg:y1="0.084cm" svg:x2="0.439cm" svg:y2="0.001cm"><text:p/></draw:line><draw:line draw:style-name="gr3" draw:text-style-name="P70" svg:x1="0.529cm" svg:y1="0.084cm" svg:x2="0.439cm" svg:y2="0.167cm"><text:p/></draw:line></draw:g></text:span><text:span text:style-name="T3"> </text:span><text:span text:style-name="T3"><draw:frame draw:style-name="fr3" draw:name="Objet238" text:anchor-type="as-char" svg:width="1.983cm" svg:height="0.485cm" draw:z-index="222"><draw:object xlink:href="./Object 246" xlink:type="simple" xlink:show="embed" xlink:actuate="onLoad"/><draw:image xlink:href="./ObjectReplacements/Object 246" xlink:type="simple" xlink:show="embed" xlink:actuate="onLoad"/></draw:frame></text:span><text:span text:style-name="T3"> est définie pour </text:span><text:span text:style-name="T3"><draw:frame draw:style-name="fr3" draw:name="Objet239" text:anchor-type="as-char" svg:width="1.856cm" svg:height="0.469cm" draw:z-index="224"><draw:object xlink:href="./Object 247" xlink:type="simple" xlink:show="embed" xlink:actuate="onLoad"/><draw:image xlink:href="./ObjectReplacements/Object 247" xlink:type="simple" xlink:show="embed" xlink:actuate="onLoad"/></draw:frame></text:span><text:span text:style-name="T3">, c’est-à-dire pour </text:span><text:span text:style-name="T3"><draw:frame draw:style-name="fr3" draw:name="Objet240" text:anchor-type="as-char" svg:width="1.108cm" svg:height="1cm" draw:z-index="225"><draw:object xlink:href="./Object 248" xlink:type="simple" xlink:show="embed" xlink:actuate="onLoad"/><draw:image xlink:href="./ObjectReplacements/Object 248" xlink:type="simple" xlink:show="embed" xlink:actuate="onLoad"/></draw:frame></text:span><text:span text:style-name="T3">.</text:span></text:p>
          <text:p text:style-name="P50"><text:span text:style-name="T3">Alors, pour tout </text:span><text:span text:style-name="T1">x</text:span><text:span text:style-name="T3"> de l'intervalle </text:span><text:span text:style-name="T3"><draw:frame draw:style-name="fr3" draw:name="Objet241" text:anchor-type="as-char" svg:width="2.265cm" svg:height="1.101cm" draw:z-index="226"><draw:object xlink:href="./Object 249" xlink:type="simple" xlink:show="embed" xlink:actuate="onLoad"/><draw:image xlink:href="./ObjectReplacements/Object 249" xlink:type="simple" xlink:show="embed" xlink:actuate="onLoad"/></draw:frame></text:span><text:span text:style-name="T3"> :</text:span></text:p>
          <text:p text:style-name="P52"><text:span text:style-name="T3"><draw:frame draw:style-name="fr3" draw:name="Objet242" text:anchor-type="as-char" svg:width="2.739cm" svg:height="1cm" draw:z-index="227"><draw:object xlink:href="./Object 250" xlink:type="simple" xlink:show="embed" xlink:actuate="onLoad"/><draw:image xlink:href="./ObjectReplacements/Object 250" xlink:type="simple" xlink:show="embed" xlink:actuate="onLoad"/></draw:frame></text:span><text:span text:style-name="T3">.</text:span></text:p>
        </text:list-item>
        <text:list-item>
          <text:p text:style-name="P50"><text:span text:style-name="T3">Une primitive sur </text:span><text:span text:style-name="T3"><draw:frame draw:style-name="fr3" draw:name="Objet243" text:anchor-type="as-char" svg:width="1.573cm" svg:height="0.483cm" draw:z-index="239"><draw:object xlink:href="./Object 251" xlink:type="simple" xlink:show="embed" xlink:actuate="onLoad"/><draw:image xlink:href="./ObjectReplacements/Object 251" xlink:type="simple" xlink:show="embed" xlink:actuate="onLoad"/></draw:frame></text:span><text:span text:style-name="T3"> de la fonction </text:span><text:span text:style-name="T1">x</text:span><text:span text:style-name="T3"> </text:span><text:span text:style-name="T3"><draw:g text:anchor-type="as-char" svg:y="-0.21cm" draw:z-index="93" draw:style-name="gr2"><draw:line draw:style-name="gr3" draw:text-style-name="P70" svg:x1="0cm" svg:y1="0.001cm" svg:x2="0cm" svg:y2="0.167cm"><text:p/></draw:line><draw:line draw:style-name="gr3" draw:text-style-name="P70" svg:x1="0cm" svg:y1="0.084cm" svg:x2="0.529cm" svg:y2="0.084cm"><text:p/></draw:line><draw:line draw:style-name="gr3" draw:text-style-name="P70" svg:x1="0.529cm" svg:y1="0.084cm" svg:x2="0.439cm" svg:y2="0.001cm"><text:p/></draw:line><draw:line draw:style-name="gr3" draw:text-style-name="P70" svg:x1="0.529cm" svg:y1="0.084cm" svg:x2="0.439cm" svg:y2="0.167cm"><text:p/></draw:line></draw:g></text:span><text:span text:style-name="T3"> </text:span><text:span text:style-name="T3"><draw:frame draw:style-name="fr3" draw:name="Objet244" text:anchor-type="as-char" svg:width="0.527cm" svg:height="1cm" draw:z-index="240"><draw:object xlink:href="./Object 252" xlink:type="simple" xlink:show="embed" xlink:actuate="onLoad"/><draw:image xlink:href="./ObjectReplacements/Object 252" xlink:type="simple" xlink:show="embed" xlink:actuate="onLoad"/></draw:frame></text:span><text:span text:style-name="T3"> est la fonction ln.</text:span></text:p>
        </text:list-item>
        <text:list-item>
          <text:p text:style-name="P50"><text:span text:style-name="T3">Sur l'intervalle </text:span><text:span text:style-name="T3"><draw:frame draw:style-name="fr3" draw:name="Objet245" text:anchor-type="as-char" svg:width="1.566cm" svg:height="0.483cm" draw:z-index="241"><draw:object xlink:href="./Object 253" xlink:type="simple" xlink:show="embed" xlink:actuate="onLoad"/><draw:image xlink:href="./ObjectReplacements/Object 253" xlink:type="simple" xlink:show="embed" xlink:actuate="onLoad"/></draw:frame></text:span><text:span text:style-name="T3">, </text:span><text:span text:style-name="T1">x</text:span><text:span text:style-name="T3"> est strictement négatif.</text:span></text:p>
          <text:p text:style-name="P50"><text:span text:style-name="T3">Une primitive sur </text:span><text:span text:style-name="T3"><draw:frame draw:style-name="fr3" draw:name="Objet246" text:anchor-type="as-char" svg:width="1.566cm" svg:height="0.483cm" draw:z-index="242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"> de </text:span><text:span text:style-name="T1">x</text:span><text:span text:style-name="T3"> </text:span><text:span text:style-name="T3"><draw:g text:anchor-type="as-char" svg:y="-0.21cm" draw:z-index="122" draw:style-name="gr2"><draw:line draw:style-name="gr3" draw:text-style-name="P70" svg:x1="0cm" svg:y1="0.001cm" svg:x2="0cm" svg:y2="0.167cm"><text:p/></draw:line><draw:line draw:style-name="gr3" draw:text-style-name="P70" svg:x1="0cm" svg:y1="0.084cm" svg:x2="0.529cm" svg:y2="0.084cm"><text:p/></draw:line><draw:line draw:style-name="gr3" draw:text-style-name="P70" svg:x1="0.529cm" svg:y1="0.084cm" svg:x2="0.439cm" svg:y2="0.001cm"><text:p/></draw:line><draw:line draw:style-name="gr3" draw:text-style-name="P70" svg:x1="0.529cm" svg:y1="0.084cm" svg:x2="0.439cm" svg:y2="0.167cm"><text:p/></draw:line></draw:g></text:span><text:span text:style-name="T3"> </text:span><text:span text:style-name="T3"><draw:frame draw:style-name="fr3" draw:name="Objet247" text:anchor-type="as-char" svg:width="0.527cm" svg:height="1cm" draw:z-index="243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"> est donc la fonction </text:span><text:span text:style-name="T1">x</text:span><text:span text:style-name="T3"> </text:span><text:span text:style-name="T3"><draw:g text:anchor-type="as-char" svg:y="-0.21cm" draw:z-index="123" draw:style-name="gr2"><draw:line draw:style-name="gr3" draw:text-style-name="P70" svg:x1="0cm" svg:y1="0.001cm" svg:x2="0cm" svg:y2="0.167cm"><text:p/></draw:line><draw:line draw:style-name="gr3" draw:text-style-name="P70" svg:x1="0cm" svg:y1="0.084cm" svg:x2="0.529cm" svg:y2="0.084cm"><text:p/></draw:line><draw:line draw:style-name="gr3" draw:text-style-name="P70" svg:x1="0.529cm" svg:y1="0.084cm" svg:x2="0.439cm" svg:y2="0.001cm"><text:p/></draw:line><draw:line draw:style-name="gr3" draw:text-style-name="P70" svg:x1="0.529cm" svg:y1="0.084cm" svg:x2="0.439cm" svg:y2="0.167cm"><text:p/></draw:line></draw:g></text:span><text:span text:style-name="T3"> </text:span><text:span text:style-name="T3"><draw:frame draw:style-name="fr3" draw:name="Objet248" text:anchor-type="as-char" svg:width="1.455cm" svg:height="0.485cm" draw:z-index="244"><draw:object xlink:href="./Object 256" xlink:type="simple" xlink:show="embed" xlink:actuate="onLoad"/><draw:image xlink:href="./ObjectReplacements/Object 256" xlink:type="simple" xlink:show="embed" xlink:actuate="onLoad"/></draw:frame></text:span><text:span text:style-name="T3">.</text:span></text:p>
        </text:list-item>
        <text:list-item>
          <text:p text:style-name="P50"><text:span text:style-name="T3">La fonction </text:span><text:span text:style-name="T3"><draw:frame draw:style-name="fr3" draw:name="Objet249" text:anchor-type="as-char" svg:width="1.231cm" svg:height="1.12cm" draw:z-index="245"><draw:object xlink:href="./Object 257" xlink:type="simple" xlink:show="embed" xlink:actuate="onLoad"/><draw:image xlink:href="./ObjectReplacements/Object 257" xlink:type="simple" xlink:show="embed" xlink:actuate="onLoad"/></draw:frame></text:span><text:span text:style-name="T3"> se présente sous la forme </text:span><text:span text:style-name="T3"><draw:frame draw:style-name="fr3" draw:name="Objet250" text:anchor-type="as-char" svg:width="0.693cm" svg:height="1cm" draw:z-index="246"><draw:object xlink:href="./Object 258" xlink:type="simple" xlink:show="embed" xlink:actuate="onLoad"/><draw:image xlink:href="./ObjectReplacements/Object 258" xlink:type="simple" xlink:show="embed" xlink:actuate="onLoad"/></draw:frame></text:span><text:span text:style-name="T3"> avec </text:span><text:span text:style-name="T3"><draw:frame draw:style-name="fr3" draw:name="Objet251" text:anchor-type="as-char" svg:width="2.312cm" svg:height="0.545cm" draw:z-index="247"><draw:object xlink:href="./Object 259" xlink:type="simple" xlink:show="embed" xlink:actuate="onLoad"/><draw:image xlink:href="./ObjectReplacements/Object 259" xlink:type="simple" xlink:show="embed" xlink:actuate="onLoad"/></draw:frame></text:span><text:span text:style-name="T3">.</text:span></text:p>
          <text:p text:style-name="P50"><text:span text:style-name="T3">Or pour tout </text:span><text:span text:style-name="T1">x</text:span><text:span text:style-name="T3"> de </text:span><text:span text:style-name="T13">ℝ</text:span>, <draw:frame draw:style-name="fr3" draw:name="Objet252" text:anchor-type="as-char" svg:width="1.723cm" svg:height="0.529cm" draw:z-index="248"><draw:object xlink:href="./Object 260" xlink:type="simple" xlink:show="embed" xlink:actuate="onLoad"/><draw:image xlink:href="./ObjectReplacements/Object 260" xlink:type="simple" xlink:show="embed" xlink:actuate="onLoad"/></draw:frame>.</text:p>
          <text:p text:style-name="P50">Donc une primitive sur <text:span text:style-name="T12">ℝ</text:span> de la fonction <draw:frame draw:style-name="fr3" draw:name="Objet253" text:anchor-type="as-char" svg:width="0.517cm" svg:height="0.469cm" draw:z-index="249"><draw:object xlink:href="./Object 261" xlink:type="simple" xlink:show="embed" xlink:actuate="onLoad"/><draw:image xlink:href="./ObjectReplacements/Object 261" xlink:type="simple" xlink:show="embed" xlink:actuate="onLoad"/></draw:frame> est la fonction <text:span text:style-name="T1">x</text:span><text:span text:style-name="T3"> </text:span><text:span text:style-name="T3"><draw:g text:anchor-type="as-char" svg:y="-0.21cm" draw:z-index="124" draw:style-name="gr2"><draw:line draw:style-name="gr3" draw:text-style-name="P70" svg:x1="0cm" svg:y1="0.001cm" svg:x2="0cm" svg:y2="0.167cm"><text:p/></draw:line><draw:line draw:style-name="gr3" draw:text-style-name="P70" svg:x1="0cm" svg:y1="0.084cm" svg:x2="0.529cm" svg:y2="0.084cm"><text:p/></draw:line><draw:line draw:style-name="gr3" draw:text-style-name="P70" svg:x1="0.529cm" svg:y1="0.084cm" svg:x2="0.439cm" svg:y2="0.001cm"><text:p/></draw:line><draw:line draw:style-name="gr3" draw:text-style-name="P70" svg:x1="0.529cm" svg:y1="0.084cm" svg:x2="0.439cm" svg:y2="0.167cm"><text:p/></draw:line></draw:g></text:span><text:span text:style-name="T3"> </text:span><text:span text:style-name="T3"><draw:frame draw:style-name="fr3" draw:name="Objet254" text:anchor-type="as-char" svg:width="1.852cm" svg:height="0.545cm" draw:z-index="250"><draw:object xlink:href="./Object 262" xlink:type="simple" xlink:show="embed" xlink:actuate="onLoad"/><draw:image xlink:href="./ObjectReplacements/Object 262" xlink:type="simple" xlink:show="embed" xlink:actuate="onLoad"/></draw:frame></text:span><text:span text:style-name="T3">.</text:span></text:p>
        </text:list-item>
      </text:list>
      <text:p text:style-name="P13"/>
      <text:p text:style-name="P13"/>
      <text:p text:style-name="P13"/>
      <text:p text:style-name="P13"/>
      <text:h text:style-name="P66" text:outline-level="2">Limites de <draw:frame draw:style-name="fr3" draw:name="Objet149" text:anchor-type="as-char" svg:width="0.937cm" svg:height="0.554cm" draw:z-index="251"><draw:object xlink:href="./Object 154" xlink:type="simple" xlink:show="embed" xlink:actuate="onLoad"/><draw:image xlink:href="./ObjectReplacements/Object 154" xlink:type="simple" xlink:show="embed" xlink:actuate="onLoad"/></draw:frame></text:h>
      <text:p text:style-name="P22">Propriétés :</text:p>
      <text:p text:style-name="P21"><text:span text:style-name="T7"></text:span> désigne un nombre, ou +<text:span text:style-name="T7">∞</text:span> ou <text:span text:style-name="T10">–∞</text:span>, et<text:span text:style-name="T22"> </text:span><text:span text:style-name="T23">l </text:span>un nombre strictement positif :</text:p>
      <text:list xml:id="list37660049" text:style-name="L17">
        <text:list-item>
          <text:p text:style-name="P60">si <draw:frame draw:style-name="fr3" draw:name="Objet150" text:anchor-type="as-char" svg:width="2.671cm" svg:height="0.75cm" draw:z-index="252"><draw:object xlink:href="./Object 156" xlink:type="simple" xlink:show="embed" xlink:actuate="onLoad"/><draw:image xlink:href="./ObjectReplacements/Object 156" xlink:type="simple" xlink:show="embed" xlink:actuate="onLoad"/></draw:frame>, alors <draw:frame draw:style-name="fr3" draw:name="Objet151" text:anchor-type="as-char" svg:width="3.362cm" svg:height="0.75cm" draw:z-index="253"><draw:object xlink:href="./Object 158" xlink:type="simple" xlink:show="embed" xlink:actuate="onLoad"/><draw:image xlink:href="./ObjectReplacements/Object 158" xlink:type="simple" xlink:show="embed" xlink:actuate="onLoad"/></draw:frame></text:p>
        </text:list-item>
        <text:list-item>
          <text:p text:style-name="P60">si <draw:frame draw:style-name="fr3" draw:name="Objet152" text:anchor-type="as-char" svg:width="2.265cm" svg:height="0.75cm" draw:z-index="254"><draw:object xlink:href="./Object 159" xlink:type="simple" xlink:show="embed" xlink:actuate="onLoad"/><draw:image xlink:href="./ObjectReplacements/Object 159" xlink:type="simple" xlink:show="embed" xlink:actuate="onLoad"/><svg:desc>formule</svg:desc></draw:frame>, avec <draw:frame draw:style-name="fr3" draw:name="Objet154" text:anchor-type="as-char" svg:width="1.589cm" svg:height="0.485cm" draw:z-index="255"><draw:object xlink:href="./Object 161" xlink:type="simple" xlink:show="embed" xlink:actuate="onLoad"/><draw:image xlink:href="./ObjectReplacements/Object 161" xlink:type="simple" xlink:show="embed" xlink:actuate="onLoad"/></draw:frame>, alors <draw:frame draw:style-name="fr3" draw:name="Objet153" text:anchor-type="as-char" svg:width="3.362cm" svg:height="0.75cm" draw:z-index="256"><draw:object xlink:href="./Object 160" xlink:type="simple" xlink:show="embed" xlink:actuate="onLoad"/><draw:image xlink:href="./ObjectReplacements/Object 160" xlink:type="simple" xlink:show="embed" xlink:actuate="onLoad"/><svg:desc>formule</svg:desc></draw:frame></text:p>
        </text:list-item>
        <text:list-item>
          <text:p text:style-name="P60">si <draw:frame draw:style-name="fr3" draw:name="Objet158" text:anchor-type="as-char" svg:width="1.702cm" svg:height="0.75cm" draw:z-index="257"><draw:object xlink:href="./Object 168" xlink:type="simple" xlink:show="embed" xlink:actuate="onLoad"/><draw:image xlink:href="./ObjectReplacements/Object 168" xlink:type="simple" xlink:show="embed" xlink:actuate="onLoad"/></draw:frame>=<text:span text:style-name="T22"> </text:span><text:span text:style-name="T23">l</text:span>, avec<text:span text:style-name="T22"> </text:span><text:span text:style-name="T23">l</text:span> &gt;0, alors <draw:frame draw:style-name="fr3" draw:name="Objet160" text:anchor-type="as-char" svg:width="2.394cm" svg:height="0.75cm" draw:z-index="258"><draw:object xlink:href="./Object 167" xlink:type="simple" xlink:show="embed" xlink:actuate="onLoad"/><draw:image xlink:href="./ObjectReplacements/Object 167" xlink:type="simple" xlink:show="embed" xlink:actuate="onLoad"/><svg:desc>formule</svg:desc></draw:frame>=ln( <text:span text:style-name="T23">l </text:span>)</text:p>
        </text:list-item>
      </text:list>
      <text:p text:style-name="Standard"/>
      <text:p text:style-name="P3"><text:soft-page-break/>Exemple :</text:p>
      <text:p text:style-name="Standard">Soit <draw:frame draw:style-name="fr3" draw:name="Objet159" text:anchor-type="as-char" svg:width="1.503cm" svg:height="0.469cm" draw:z-index="131"><draw:object xlink:href="./Object 130" xlink:type="simple" xlink:show="embed" xlink:actuate="onLoad"/><draw:image xlink:href="./ObjectReplacements/Object 130" xlink:type="simple" xlink:show="embed" xlink:actuate="onLoad"/></draw:frame> ; <text:span text:style-name="T1">u</text:span><text:span text:style-name="T3"> étant connue par sa courbe </text:span><text:span text:style-name="T15">c</text:span><text:span text:style-name="T20">u </text:span><text:span text:style-name="T24">dans l'exemple précédent.</text:span></text:p>
      <text:list xml:id="list37660164" text:style-name="L18">
        <text:list-item>
          <text:p text:style-name="P53">Si <text:span text:style-name="T1">x</text:span><text:span text:style-name="T3"> </text:span><text:span text:style-name="T13"></text:span> <text:span text:style-name="T10">–∞</text:span>, alors <draw:frame draw:style-name="fr3" draw:name="Objet155" text:anchor-type="as-char" svg:width="1.027cm" svg:height="0.485cm" draw:z-index="148"><draw:object xlink:href="./Object 140" xlink:type="simple" xlink:show="embed" xlink:actuate="onLoad"/><draw:image xlink:href="./ObjectReplacements/Object 140" xlink:type="simple" xlink:show="embed" xlink:actuate="onLoad"/></draw:frame><text:span text:style-name="T12"></text:span> 1 ; et par composée <draw:frame draw:style-name="fr3" draw:name="Objet156" text:anchor-type="as-char" svg:width="1.716cm" svg:height="0.485cm" draw:z-index="149"><draw:object xlink:href="./Object 141" xlink:type="simple" xlink:show="embed" xlink:actuate="onLoad"/><draw:image xlink:href="./ObjectReplacements/Object 141" xlink:type="simple" xlink:show="embed" xlink:actuate="onLoad"/></draw:frame><text:span text:style-name="T12"> </text:span><text:span text:style-name="T12"><draw:frame draw:style-name="fr3" draw:name="Objet157" text:anchor-type="as-char" svg:width="1.388cm" svg:height="0.469cm" draw:z-index="150"><draw:object xlink:href="./Object 155" xlink:type="simple" xlink:show="embed" xlink:actuate="onLoad"/><draw:image xlink:href="./ObjectReplacements/Object 155" xlink:type="simple" xlink:show="embed" xlink:actuate="onLoad"/></draw:frame></text:span>.</text:p>
        </text:list-item>
        <text:list-item>
          <text:p text:style-name="P53">Si <text:span text:style-name="T1">x</text:span><text:span text:style-name="T3"> </text:span><text:span text:style-name="T13"></text:span> -1, avec <draw:frame draw:style-name="fr3" draw:name="Objet161" text:anchor-type="as-char" svg:width="1.316cm" svg:height="0.469cm" draw:z-index="151"><draw:object xlink:href="./Object 157" xlink:type="simple" xlink:show="embed" xlink:actuate="onLoad"/><draw:image xlink:href="./ObjectReplacements/Object 157" xlink:type="simple" xlink:show="embed" xlink:actuate="onLoad"/></draw:frame>, alors <draw:frame draw:style-name="fr3" draw:name="Objet162" text:anchor-type="as-char" svg:width="1.027cm" svg:height="0.485cm" draw:z-index="160"><draw:object xlink:href="./Object 162" xlink:type="simple" xlink:show="embed" xlink:actuate="onLoad"/><draw:image xlink:href="./ObjectReplacements/Object 162" xlink:type="simple" xlink:show="embed" xlink:actuate="onLoad"/></draw:frame><text:span text:style-name="T12"></text:span> +<text:span text:style-name="T7">∞ </text:span>; et par composée <draw:frame draw:style-name="fr3" draw:name="Objet163" text:anchor-type="as-char" svg:width="1.716cm" svg:height="0.485cm" draw:z-index="161"><draw:object xlink:href="./Object 163" xlink:type="simple" xlink:show="embed" xlink:actuate="onLoad"/><draw:image xlink:href="./ObjectReplacements/Object 163" xlink:type="simple" xlink:show="embed" xlink:actuate="onLoad"/></draw:frame><text:span text:style-name="T12"></text:span> +<text:span text:style-name="T7">∞</text:span>.</text:p>
        </text:list-item>
        <text:list-item>
          <text:p text:style-name="P53">Si <text:span text:style-name="T1">x</text:span><text:span text:style-name="T3"> </text:span><text:span text:style-name="T13"></text:span> -1, avec <draw:frame draw:style-name="fr3" draw:name="Objet164" text:anchor-type="as-char" svg:width="1.316cm" svg:height="0.469cm" draw:z-index="162"><draw:object xlink:href="./Object 164" xlink:type="simple" xlink:show="embed" xlink:actuate="onLoad"/><draw:image xlink:href="./ObjectReplacements/Object 164" xlink:type="simple" xlink:show="embed" xlink:actuate="onLoad"/><svg:desc>formule</svg:desc></draw:frame>, alors <draw:frame draw:style-name="fr3" draw:name="Objet165" text:anchor-type="as-char" svg:width="1.027cm" svg:height="0.485cm" draw:z-index="163"><draw:object xlink:href="./Object 165" xlink:type="simple" xlink:show="embed" xlink:actuate="onLoad"/><draw:image xlink:href="./ObjectReplacements/Object 165" xlink:type="simple" xlink:show="embed" xlink:actuate="onLoad"/><svg:desc>formule</svg:desc></draw:frame><text:span text:style-name="T12"></text:span> +<text:span text:style-name="T7">∞ </text:span>; et par composée <draw:frame draw:style-name="fr3" draw:name="Objet166" text:anchor-type="as-char" svg:width="1.716cm" svg:height="0.485cm" draw:z-index="164"><draw:object xlink:href="./Object 166" xlink:type="simple" xlink:show="embed" xlink:actuate="onLoad"/><draw:image xlink:href="./ObjectReplacements/Object 166" xlink:type="simple" xlink:show="embed" xlink:actuate="onLoad"/><svg:desc>formule</svg:desc></draw:frame><text:span text:style-name="T12"></text:span> +<text:span text:style-name="T7">∞</text:span>.</text:p>
        </text:list-item>
        <text:list-item>
          <text:p text:style-name="P53">Si <text:span text:style-name="T1">x</text:span><text:span text:style-name="T3"> </text:span><text:span text:style-name="T13"></text:span> 2, avec <draw:frame draw:style-name="fr3" draw:name="Objet167" text:anchor-type="as-char" svg:width="1.025cm" svg:height="0.469cm" draw:z-index="165"><draw:object xlink:href="./Object 169" xlink:type="simple" xlink:show="embed" xlink:actuate="onLoad"/><draw:image xlink:href="./ObjectReplacements/Object 169" xlink:type="simple" xlink:show="embed" xlink:actuate="onLoad"/><svg:desc>formule</svg:desc></draw:frame>, alors <draw:frame draw:style-name="fr3" draw:name="Objet168" text:anchor-type="as-char" svg:width="1.027cm" svg:height="0.485cm" draw:z-index="166"><draw:object xlink:href="./Object 170" xlink:type="simple" xlink:show="embed" xlink:actuate="onLoad"/><draw:image xlink:href="./ObjectReplacements/Object 170" xlink:type="simple" xlink:show="embed" xlink:actuate="onLoad"/><svg:desc>formule</svg:desc></draw:frame><text:span text:style-name="T12"></text:span> 0 avec <draw:frame draw:style-name="fr3" draw:name="Objet170" text:anchor-type="as-char" svg:width="1.589cm" svg:height="0.485cm" draw:z-index="168"><draw:object xlink:href="./Object 172" xlink:type="simple" xlink:show="embed" xlink:actuate="onLoad"/><draw:image xlink:href="./ObjectReplacements/Object 172" xlink:type="simple" xlink:show="embed" xlink:actuate="onLoad"/></draw:frame> ; et par composée <draw:frame draw:style-name="fr3" draw:name="Objet169" text:anchor-type="as-char" svg:width="1.716cm" svg:height="0.485cm" draw:z-index="169"><draw:object xlink:href="./Object 171" xlink:type="simple" xlink:show="embed" xlink:actuate="onLoad"/><draw:image xlink:href="./ObjectReplacements/Object 171" xlink:type="simple" xlink:show="embed" xlink:actuate="onLoad"/><svg:desc>formule</svg:desc></draw:frame><text:span text:style-name="T12"></text:span> -<text:span text:style-name="T7">∞</text:span>.</text:p>
        </text:list-item>
      </text:list>
      <text:p text:style-name="Standard">On a donc :</text:p>
      <text:p text:style-name="Standard"><text:tab/><draw:frame draw:style-name="fr3" draw:name="Objet171" text:anchor-type="as-char" svg:width="3.15cm" svg:height="0.75cm" draw:z-index="170"><draw:object xlink:href="./Object 174" xlink:type="simple" xlink:show="embed" xlink:actuate="onLoad"/><draw:image xlink:href="./ObjectReplacements/Object 174" xlink:type="simple" xlink:show="embed" xlink:actuate="onLoad"/></draw:frame><text:tab/><text:tab/>;<text:tab/><draw:frame draw:style-name="fr3" draw:name="Objet172" text:anchor-type="as-char" svg:width="3.604cm" svg:height="0.785cm" draw:z-index="171"><draw:object xlink:href="./Object 175" xlink:type="simple" xlink:show="embed" xlink:actuate="onLoad"/><draw:image xlink:href="./ObjectReplacements/Object 175" xlink:type="simple" xlink:show="embed" xlink:actuate="onLoad"/></draw:frame><text:tab/><text:tab/></text:p>
      <text:p text:style-name="Standard"><text:tab/><draw:frame draw:style-name="fr3" draw:name="Objet173" text:anchor-type="as-char" svg:width="3.604cm" svg:height="0.785cm" draw:z-index="172"><draw:object xlink:href="./Object 176" xlink:type="simple" xlink:show="embed" xlink:actuate="onLoad"/><draw:image xlink:href="./ObjectReplacements/Object 176" xlink:type="simple" xlink:show="embed" xlink:actuate="onLoad"/></draw:frame><text:tab/><text:tab/>;<text:tab/><draw:frame draw:style-name="fr3" draw:name="Objet174" text:anchor-type="as-char" svg:width="3.429cm" svg:height="0.785cm" draw:z-index="173"><draw:object xlink:href="./Object 177" xlink:type="simple" xlink:show="embed" xlink:actuate="onLoad"/><draw:image xlink:href="./ObjectReplacements/Object 177" xlink:type="simple" xlink:show="embed" xlink:actuate="onLoad"/></draw:frame></text:p>
      <text:p text:style-name="Standard"/>
      <text:p text:style-name="Standard"/>
      <text:h text:style-name="P61" text:outline-level="1">La fonction logarithme décimal</text:h>
      <text:p text:style-name="P22">Définition :</text:p>
      <text:p text:style-name="P21">La fonction <text:span text:style-name="T11">logarithme décimal</text:span>, notée <text:span text:style-name="T11">log</text:span>, est la fonction définie sur <draw:frame draw:style-name="fr3" draw:name="Objet189" text:anchor-type="as-char" svg:width="1.573cm" svg:height="0.483cm" draw:z-index="174"><draw:object xlink:href="./Object 183" xlink:type="simple" xlink:show="embed" xlink:actuate="onLoad"/><draw:image xlink:href="./ObjectReplacements/Object 183" xlink:type="simple" xlink:show="embed" xlink:actuate="onLoad"/><svg:desc>formule</svg:desc></draw:frame> par :</text:p>
      <text:p text:style-name="P23"><draw:frame draw:style-name="fr3" draw:name="Objet190" text:anchor-type="as-char" svg:width="2.314cm" svg:height="1cm" draw:z-index="175"><draw:object xlink:href="./Object 190" xlink:type="simple" xlink:show="embed" xlink:actuate="onLoad"/><draw:image xlink:href="./ObjectReplacements/Object 190" xlink:type="simple" xlink:show="embed" xlink:actuate="onLoad"/></draw:frame></text:p>
      <text:p text:style-name="P4"/>
      <text:p text:style-name="P4">Remarque :</text:p>
      <text:list xml:id="list37675082" text:style-name="L19">
        <text:list-item>
          <text:p text:style-name="P51">On a donc <draw:frame draw:style-name="fr3" draw:name="Objet191" text:anchor-type="as-char" svg:width="1.595cm" svg:height="0.469cm" draw:z-index="176"><draw:object xlink:href="./Object 191" xlink:type="simple" xlink:show="embed" xlink:actuate="onLoad"/><draw:image xlink:href="./ObjectReplacements/Object 191" xlink:type="simple" xlink:show="embed" xlink:actuate="onLoad"/></draw:frame>, <draw:frame draw:style-name="fr3" draw:name="Objet192" text:anchor-type="as-char" svg:width="1.799cm" svg:height="0.469cm" draw:z-index="177"><draw:object xlink:href="./Object 192" xlink:type="simple" xlink:show="embed" xlink:actuate="onLoad"/><draw:image xlink:href="./ObjectReplacements/Object 192" xlink:type="simple" xlink:show="embed" xlink:actuate="onLoad"/></draw:frame>.</text:p>
        </text:list-item>
        <text:list-item>
          <text:p text:style-name="P51">Posons <draw:frame draw:style-name="fr3" draw:name="Objet193" text:anchor-type="as-char" svg:width="1.711cm" svg:height="1cm" draw:z-index="178"><draw:object xlink:href="./Object 193" xlink:type="simple" xlink:show="embed" xlink:actuate="onLoad"/><draw:image xlink:href="./ObjectReplacements/Object 193" xlink:type="simple" xlink:show="embed" xlink:actuate="onLoad"/></draw:frame>. Ce nombre <text:span text:style-name="T1">k</text:span><text:span text:style-name="T3"> est positif, et </text:span><text:span text:style-name="T3"><draw:frame draw:style-name="fr3" draw:name="Objet194" text:anchor-type="as-char" svg:width="2.33cm" svg:height="0.469cm" draw:z-index="179"><draw:object xlink:href="./Object 194" xlink:type="simple" xlink:show="embed" xlink:actuate="onLoad"/><draw:image xlink:href="./ObjectReplacements/Object 194" xlink:type="simple" xlink:show="embed" xlink:actuate="onLoad"/></draw:frame></text:span><text:span text:style-name="T3">.</text:span></text:p>
          <text:p text:style-name="P45">On en déduit que les propriétés de la fonction log sont analogues à celles de la fonction ln : logarithme d'un produit, d'un quotient, limites,... </text:p>
        </text:list-item>
        <text:list-item>
          <text:p text:style-name="P51"><text:span text:style-name="T3"><draw:frame draw:style-name="fr3" draw:name="Objet196" text:anchor-type="as-char" svg:width="1.048cm" svg:height="0.469cm" draw:z-index="180"><draw:object xlink:href="./Object 197" xlink:type="simple" xlink:show="embed" xlink:actuate="onLoad"/><draw:image xlink:href="./ObjectReplacements/Object 197" xlink:type="simple" xlink:show="embed" xlink:actuate="onLoad"/></draw:frame></text:span><text:span text:style-name="T3"> et </text:span><text:span text:style-name="T3"><draw:frame draw:style-name="fr3" draw:name="Objet197" text:anchor-type="as-char" svg:width="0.841cm" svg:height="0.469cm" draw:z-index="181"><draw:object xlink:href="./Object 198" xlink:type="simple" xlink:show="embed" xlink:actuate="onLoad"/><draw:image xlink:href="./ObjectReplacements/Object 198" xlink:type="simple" xlink:show="embed" xlink:actuate="onLoad"/></draw:frame></text:span><text:span text:style-name="T3"> sont de même signe (car </text:span><text:span text:style-name="T3"><draw:frame draw:style-name="fr3" draw:name="Objet198" text:anchor-type="as-char" svg:width="1.605cm" svg:height="0.469cm" draw:z-index="182"><draw:object xlink:href="./Object 199" xlink:type="simple" xlink:show="embed" xlink:actuate="onLoad"/><draw:image xlink:href="./ObjectReplacements/Object 199" xlink:type="simple" xlink:show="embed" xlink:actuate="onLoad"/></draw:frame></text:span><text:span text:style-name="T3">)</text:span></text:p>
        </text:list-item>
      </text:list>
      <text:p text:style-name="P12"><draw:frame draw:style-name="fr1" draw:name="images3" text:anchor-type="paragraph" svg:width="11.531cm" svg:height="4.648cm" draw:z-index="51"><draw:image xlink:href="Pictures/200000090000A4D20000426D61867C71.svm" xlink:type="simple" xlink:show="embed" xlink:actuate="onLoad"/></draw:frame>Exemple :</text:p>
      <text:p text:style-name="P13"><draw:frame draw:style-name="fr3" draw:name="Objet195" text:anchor-type="as-char" svg:width="5.256cm" svg:height="1.092cm" draw:z-index="229"><draw:object xlink:href="./Object 196" xlink:type="simple" xlink:show="embed" xlink:actuate="onLoad"/><draw:image xlink:href="./ObjectReplacements/Object 196" xlink:type="simple" xlink:show="embed" xlink:actuate="onLoad"/></draw:frame></text:p>
      <text:p text:style-name="P13"/>
      <text:p text:style-name="P36">Programme :</text:p>
      <text:p text:style-name="P17"/>
      <table:table table:name="Tableau26" table:style-name="Tableau26">
        <table:table-column table:style-name="Tableau26.A" table:number-columns-repeated="3"/>
        <table:table-row>
          <table:table-cell table:style-name="Tableau26.A1" office:value-type="string">
            <text:p text:style-name="P14">CONTENUS</text:p>
          </table:table-cell>
          <table:table-cell table:style-name="Tableau26.A1" office:value-type="string">
            <text:p text:style-name="P14">CAPACITÉS ATTENDUES</text:p>
          </table:table-cell>
          <table:table-cell table:style-name="Tableau26.C1" office:value-type="string">
            <text:p text:style-name="P14">COMMENTAIRES</text:p>
          </table:table-cell>
        </table:table-row>
        <table:table-row>
          <table:table-cell table:style-name="Tableau26.A2" office:value-type="string">
            <text:p text:style-name="P18">Fonctions <text:s/>logarithme népérien <text:s/>et exponentielle.</text:p>
            <text:p text:style-name="P18">Propriétés caractéristiques. Dérivée. </text:p>
            <text:p text:style-name="P18">Comportement asymptotique. Représentation graphique.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Croissances <text:s/>comparées.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Composition des fonctions.</text:p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au26.A2" office:value-type="string">
            <text:p text:style-name="P18">On utilisera les notations <text:s text:c="2"/>habituelles :</text:p>
            <text:p text:style-name="P18">ln x, nombre e, notation <draw:frame draw:style-name="fr3" draw:name="Objet176" text:anchor-type="as-char" svg:width="0.512cm" svg:height="0.485cm" draw:z-index="230"><draw:object xlink:href="./Object 145" xlink:type="simple" xlink:show="embed" xlink:actuate="onLoad"/><draw:image xlink:href="./ObjectReplacements/Object 145" xlink:type="simple" xlink:show="embed" xlink:actuate="onLoad"/><svg:desc>formule</svg:desc></draw:frame> .</text:p>
            <text:p text:style-name="P18">On pourra mentionner la fonction <text:s/>logarithme décimal.</text:p>
            <text:p text:style-name="P18">On fera le lien avec les suites géométriques caractérisées par une croissance relative constante.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On établira la limite en + ∞ de <text:s/><draw:frame draw:style-name="fr3" draw:name="Objet175" text:anchor-type="as-char" svg:width="0.863cm" svg:height="0.917cm" draw:z-index="231"><draw:object xlink:href="./Object 142" xlink:type="simple" xlink:show="embed" xlink:actuate="onLoad"/><draw:image xlink:href="./ObjectReplacements/Object 142" xlink:type="simple" xlink:show="embed" xlink:actuate="onLoad"/></draw:frame> </text:p>
            <text:p text:style-name="P18">On aboutira aux règles opératoires : «  les puissances de x l’emportent sur le logarithme de x ».</text:p>
            <text:p text:style-name="P18"/>
            <text:p text:style-name="P18">On <text:s/>reconnaîtra <text:s/>la <text:s/>composée <text:s text:c="2"/>de <text:s/>fonctions dans des cas simples et, lorsque <text:s/>les fonctions <text:s/>mobilisées sont monotones, on en déduira <text:s/>le sens de variation.</text:p>
            <text:p text:style-name="P18"/>
            <text:p text:style-name="P18">On illustrera <text:s/>avec les exemples suivants :</text:p>
            <text:p text:style-name="P18">ln u</text:p>
          </table:table-cell>
          <table:table-cell table:style-name="Tableau26.C2" office:value-type="string">
            <text:p text:style-name="P18">Le mode d'introduction de ces fonctions n'est pas imposé. L’existence et la dérivabilité sont admises.</text:p>
            <text:p text:style-name="P18"/>
            <text:p text:style-name="P18">Dans le cadre de résolution de <text:s/>problèmes liés à l’économie, on introduira l’accroissement <text:s/>moyen <draw:frame draw:style-name="fr3" draw:name="Objet178" text:anchor-type="as-char" svg:width="2.088cm" svg:height="0.931cm" draw:z-index="232"><draw:object xlink:href="./Object 178" xlink:type="simple" xlink:show="embed" xlink:actuate="onLoad"/><draw:image xlink:href="./ObjectReplacements/Object 178" xlink:type="simple" xlink:show="embed" xlink:actuate="onLoad"/><svg:desc>formule</svg:desc></draw:frame> de ƒ entre a et b et l’accroissement relatif <draw:frame draw:style-name="fr3" draw:name="Objet179" text:anchor-type="as-char" svg:width="2.088cm" svg:height="0.945cm" draw:z-index="233"><draw:object xlink:href="./Object 179" xlink:type="simple" xlink:show="embed" xlink:actuate="onLoad"/><draw:image xlink:href="./ObjectReplacements/Object 179" xlink:type="simple" xlink:show="embed" xlink:actuate="onLoad"/><svg:desc>formule</svg:desc></draw:frame>.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Les exemples vus en première seront enrichis avec l’utilisation des fonctions exponentielle et logarithme népérien.</text:p>
            <text:p text:style-name="P18"/>
            <text:p text:style-name="P18"/>
            <text:p text:style-name="P18">Lors de résolutions de problèmes <text:s/>en lien avec l’économie, on introduira la notion de coût total <text:s/>et de coût marginal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8T16:03:57.27</meta:creation-date>
    <meta:editing-duration>PT5H57M38S</meta:editing-duration>
    <meta:editing-cycles>21</meta:editing-cycles>
    <meta:generator>LibreOffice/3.4$Win32 LibreOffice_project/340m1$Build-502</meta:generator>
    <meta:initial-creator>Johann DOLIVET</meta:initial-creator>
    <dc:date>2012-02-14T17:56:14.08</dc:date>
    <dc:creator>Johann DOLIVET</dc:creator>
    <meta:document-statistic meta:table-count="8" meta:image-count="3" meta:object-count="255" meta:page-count="9" meta:paragraph-count="245" meta:word-count="1546" meta:character-count="7800" meta:non-whitespace-character-count="6129"/>
  </office:meta>
</office:document-meta>
</file>

<file path=Object 1/content.xml><?xml version="1.0" encoding="utf-8"?>
<math xmlns="http://www.w3.org/1998/Math/MathML">
  <semantics>
    <mrow>
      <mi>ln</mi>
      <mrow>
        <mrow>
          <mo stretchy="false">(</mo>
          <mrow>
            <mrow>
              <mi>a</mi>
              <mo stretchy="false">×</mo>
              <mi>b</mi>
            </mrow>
          </mrow>
          <mo stretchy="false">)</mo>
        </mrow>
        <mo stretchy="false">=</mo>
        <mi>ln</mi>
      </mrow>
      <mrow>
        <mrow>
          <mo stretchy="false">(</mo>
          <mrow>
            <mi>a</mi>
          </mrow>
          <mo stretchy="false">)</mo>
        </mrow>
        <mo stretchy="false">+</mo>
        <mi>ln</mi>
      </mrow>
      <mrow>
        <mo stretchy="false">(</mo>
        <mrow>
          <mi>b</mi>
        </mrow>
        <mo stretchy="false">)</mo>
      </mrow>
    </mrow>
    <annotation encoding="StarMath 5.0">ln(a times b)=ln(a)+ln(b)</annotation>
  </semantics>
</math>
</file>

<file path=Object 1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00/content.xml><?xml version="1.0" encoding="utf-8"?>
<math xmlns="http://www.w3.org/1998/Math/MathML">
  <semantics>
    <mrow>
      <mi>g</mi>
      <mi>'</mi>
      <mrow>
        <mrow>
          <mrow>
            <mo stretchy="false">(</mo>
            <mrow>
              <mi>x</mi>
            </mrow>
            <mo stretchy="false">)</mo>
          </mrow>
          <mo stretchy="false">=</mo>
          <mrow>
            <mfrac>
              <mrow>
                <mn>1</mn>
              </mrow>
              <mrow>
                <mrow>
                  <mn>2</mn>
                </mrow>
                <msqrt>
                  <mrow>
                    <mi>x</mi>
                  </mrow>
                </msqrt>
              </mrow>
            </mfrac>
            <mo stretchy="false">−</mo>
            <mfrac>
              <mrow>
                <mn>1</mn>
              </mrow>
              <mi>x</mi>
            </mfrac>
          </mrow>
        </mrow>
        <mo stretchy="false">=</mo>
        <mfrac>
          <mrow>
            <mrow>
              <msqrt>
                <mrow>
                  <mi>x</mi>
                </mrow>
              </msqrt>
              <mo stretchy="false">−</mo>
              <mrow>
                <mn>2</mn>
              </mrow>
            </mrow>
          </mrow>
          <mrow>
            <mrow>
              <mn>2</mn>
            </mrow>
            <mi>x</mi>
          </mrow>
        </mfrac>
      </mrow>
    </mrow>
    <annotation encoding="StarMath 5.0">g'(x)={1} over {{2}sqrt{x}}-{1} over x={sqrt{x}-{2}} over {{2}x}</annotation>
  </semantics>
</math>
</file>

<file path=Object 101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102/content.xml><?xml version="1.0" encoding="utf-8"?>
<math xmlns="http://www.w3.org/1998/Math/MathML">
  <semantics>
    <mrow>
      <mrow>
        <msqrt>
          <mrow>
            <mi>x</mi>
          </mrow>
        </msqrt>
        <mo stretchy="false">−</mo>
        <mrow>
          <mn>2</mn>
        </mrow>
      </mrow>
    </mrow>
    <annotation encoding="StarMath 5.0">sqrt{x}-{2}</annotation>
  </semantics>
</math>
</file>

<file path=Object 103/content.xml><?xml version="1.0" encoding="utf-8"?>
<math xmlns="http://www.w3.org/1998/Math/MathML">
  <semantics>
    <mrow>
      <mrow>
        <mrow>
          <msqrt>
            <mrow>
              <mi>x</mi>
            </mrow>
          </msqrt>
          <mo stretchy="false">−</mo>
          <mrow>
            <mn>2</mn>
          </mrow>
        </mrow>
        <mo stretchy="false">⩾</mo>
        <mrow>
          <mn>0</mn>
        </mrow>
      </mrow>
    </mrow>
    <annotation encoding="StarMath 5.0">sqrt{x}-{2}geslant {0}</annotation>
  </semantics>
</math>
</file>

<file path=Object 104/content.xml><?xml version="1.0" encoding="utf-8"?>
<math xmlns="http://www.w3.org/1998/Math/MathML">
  <semantics>
    <mrow>
      <mrow>
        <mrow>
          <msqrt>
            <mrow>
              <mi>x</mi>
            </mrow>
          </msqrt>
          <mo stretchy="false">−</mo>
          <mrow>
            <mn>2</mn>
          </mrow>
        </mrow>
        <mo stretchy="false">⩾</mo>
        <mrow>
          <mn>0</mn>
        </mrow>
      </mrow>
    </mrow>
    <annotation encoding="StarMath 5.0">sqrt{x}-{2}geslant {0}</annotation>
  </semantics>
</math>
</file>

<file path=Object 105/content.xml><?xml version="1.0" encoding="utf-8"?>
<math xmlns="http://www.w3.org/1998/Math/MathML">
  <semantics>
    <mrow>
      <mrow>
        <mi>x</mi>
        <mo stretchy="false">⩾</mo>
        <mrow>
          <mn>4</mn>
        </mrow>
      </mrow>
    </mrow>
    <annotation encoding="StarMath 5.0">x geslant {4}</annotation>
  </semantics>
</math>
</file>

<file path=Object 106/content.xml><?xml version="1.0" encoding="utf-8"?>
<math xmlns="http://www.w3.org/1998/Math/MathML">
  <semantics>
    <mrow>
      <mrow>
        <mrow>
          <mn>2</mn>
        </mrow>
        <mo stretchy="false">−</mo>
        <mi>ln</mi>
      </mrow>
      <mrow>
        <mn>4</mn>
      </mrow>
    </mrow>
    <annotation encoding="StarMath 5.0">{2}-ln{4}</annotation>
  </semantics>
</math>
</file>

<file path=Object 107/content.xml><?xml version="1.0" encoding="utf-8"?>
<math xmlns="http://www.w3.org/1998/Math/MathML">
  <semantics>
    <mrow>
      <mrow>
        <mn>2</mn>
      </mrow>
      <mi>–</mi>
      <mi>ln</mi>
      <mrow>
        <mn>4</mn>
      </mrow>
    </mrow>
    <annotation encoding="StarMath 5.0">{2}–ln{4}</annotation>
  </semantics>
</math>
</file>

<file path=Object 10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09/content.xml><?xml version="1.0" encoding="utf-8"?>
<math xmlns="http://www.w3.org/1998/Math/MathML">
  <semantics>
    <mrow>
      <mrow>
        <msqrt>
          <mrow>
            <mi>x</mi>
          </mrow>
        </msqrt>
        <mo stretchy="false">−</mo>
        <mi>ln</mi>
      </mrow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sqrt{x}-ln(x)&gt;{0}</annotation>
  </semantics>
</math>
</file>

<file path=Object 1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i>x</mi>
        </mfrac>
      </mrow>
    </mrow>
    <annotation encoding="StarMath 5.0">f(x)={1} over x</annotation>
  </semantics>
</math>
</file>

<file path=Object 110/content.xml><?xml version="1.0" encoding="utf-8"?>
<math xmlns="http://www.w3.org/1998/Math/MathML">
  <semantics>
    <mrow>
      <mrow>
        <msqrt>
          <mrow>
            <mi>x</mi>
          </mrow>
        </msqrt>
        <mo stretchy="false">&gt;</mo>
        <mi>ln</mi>
      </mrow>
      <mrow>
        <mo stretchy="false">(</mo>
        <mrow>
          <mi>x</mi>
        </mrow>
        <mo stretchy="false">)</mo>
      </mrow>
    </mrow>
    <annotation encoding="StarMath 5.0">sqrt{x}&gt;ln(x)</annotation>
  </semantics>
</math>
</file>

<file path=Object 111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112/content.xml><?xml version="1.0" encoding="utf-8"?>
<math xmlns="http://www.w3.org/1998/Math/MathML">
  <semantics>
    <mrow>
      <mrow>
        <mfrac>
          <msqrt>
            <mrow>
              <mi>x</mi>
            </mrow>
          </msqrt>
          <mi>x</mi>
        </mfrac>
        <mo stretchy="false">&gt;</mo>
        <mfrac>
          <mrow>
            <mi>ln</mi>
            <mrow>
              <mo stretchy="false">(</mo>
              <mrow>
                <mi>x</mi>
              </mrow>
              <mo stretchy="false">)</mo>
            </mrow>
          </mrow>
          <mi>x</mi>
        </mfrac>
      </mrow>
    </mrow>
    <annotation encoding="StarMath 5.0">sqrt{x} over x&gt;{ln(x)} over x</annotation>
  </semantics>
</math>
</file>

<file path=Object 113/content.xml><?xml version="1.0" encoding="utf-8"?>
<math xmlns="http://www.w3.org/1998/Math/MathML">
  <semantics>
    <mrow>
      <mrow>
        <mfrac>
          <msqrt>
            <mrow>
              <mi>x</mi>
            </mrow>
          </msqrt>
          <mi>x</mi>
        </mfrac>
        <mo stretchy="false">&gt;</mo>
        <mfrac>
          <mrow>
            <mi>ln</mi>
            <mrow>
              <mo stretchy="false">(</mo>
              <mrow>
                <mi>x</mi>
              </mrow>
              <mo stretchy="false">)</mo>
            </mrow>
          </mrow>
          <mi>x</mi>
        </mfrac>
      </mrow>
    </mrow>
    <annotation encoding="StarMath 5.0">sqrt{x} over x&gt;{ln(x)} over x</annotation>
  </semantics>
</math>
</file>

<file path=Object 114/content.xml><?xml version="1.0" encoding="utf-8"?>
<math xmlns="http://www.w3.org/1998/Math/MathML">
  <semantics>
    <mrow>
      <mo stretchy="false">[</mo>
      <mrow>
        <mn>1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1} nitalic; + infinity \[</annotation>
  </semantics>
</math>
</file>

<file path=Object 115/content.xml><?xml version="1.0" encoding="utf-8"?>
<math xmlns="http://www.w3.org/1998/Math/MathML">
  <semantics>
    <mrow>
      <mi>ln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ln(x) geslant {0}</annotation>
  </semantics>
</math>
</file>

<file path=Object 116/content.xml><?xml version="1.0" encoding="utf-8"?>
<math xmlns="http://www.w3.org/1998/Math/MathML">
  <semantics>
    <mrow>
      <mrow>
        <mi>x</mi>
        <mo stretchy="false">⩾</mo>
        <mrow>
          <mn>1</mn>
        </mrow>
      </mrow>
    </mrow>
    <annotation encoding="StarMath 5.0">x geslant {1}</annotation>
  </semantics>
</math>
</file>

<file path=Object 117/content.xml><?xml version="1.0" encoding="utf-8"?>
<math xmlns="http://www.w3.org/1998/Math/MathML">
  <semantics>
    <mrow>
      <mrow>
        <mrow>
          <mrow>
            <mn>0</mn>
          </mrow>
          <mo stretchy="false">⩽</mo>
          <mfrac>
            <mrow>
              <mi>ln</mi>
              <mrow>
                <mo stretchy="false">(</mo>
                <mrow>
                  <mi>x</mi>
                </mrow>
                <mo stretchy="false">)</mo>
              </mrow>
            </mrow>
            <mi>x</mi>
          </mfrac>
        </mrow>
        <mo stretchy="false">&lt;</mo>
        <mfrac>
          <mrow>
            <mn>1</mn>
          </mrow>
          <msqrt>
            <mrow>
              <mi>x</mi>
            </mrow>
          </msqrt>
        </mfrac>
      </mrow>
    </mrow>
    <annotation encoding="StarMath 5.0">{0} leslant {ln(x)} over x&lt;{1} over sqrt{x}</annotation>
  </semantics>
</math>
</file>

<file path=Object 118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1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n>1</mn>
              </mrow>
              <msqrt>
                <mrow>
                  <mi>x</mi>
                </mrow>
              </msqrt>
            </mfrac>
          </mrow>
        </mrow>
        <mo stretchy="false">=</mo>
        <mrow>
          <mn>0</mn>
        </mrow>
      </mrow>
    </mrow>
    <annotation encoding="StarMath 5.0"> Lim from{ x rightarrow {0} } { {1} over sqrt{x}} ={0}</annotation>
  </semantics>
</math>
</file>

<file path=Object 12/content.xml><?xml version="1.0" encoding="utf-8"?>
<math xmlns="http://www.w3.org/1998/Math/MathML">
  <semantics>
    <mrow>
      <mi>ln</mi>
      <mrow>
        <mfenced open="(" close=")">
          <mrow>
            <mfrac>
              <mrow>
                <mn>1</mn>
              </mrow>
              <mi>a</mi>
            </mfrac>
          </mrow>
        </mfenced>
        <mo stretchy="false">=</mo>
        <mrow>
          <mo stretchy="false">−</mo>
          <mi>ln</mi>
        </mrow>
      </mrow>
      <mrow>
        <mo stretchy="false">(</mo>
        <mrow>
          <mi>a</mi>
        </mrow>
        <mo stretchy="false">)</mo>
      </mrow>
    </mrow>
    <annotation encoding="StarMath 5.0">ln left({1} over a right)=-ln (a)</annotation>
  </semantics>
</math>
</file>

<file path=Object 12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row>
                  <mo stretchy="false">+</mo>
                  <mo stretchy="false">∞</mo>
                </mrow>
              </mrow>
            </mrow>
          </munder>
          <mrow>
            <mrow>
              <mfrac>
                <mrow>
                  <mi>ln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i>x</mi>
              </mfrac>
            </mrow>
          </mrow>
        </mrow>
        <mo stretchy="false">=</mo>
        <mrow>
          <mn>0</mn>
        </mrow>
      </mrow>
    </mrow>
    <annotation encoding="StarMath 5.0"> Lim from{ x rightarrow {+infinity}  } { {{ln(x)} over x}} ={0}</annotation>
  </semantics>
</math>
</file>

<file path=Object 121/content.xml><?xml version="1.0" encoding="utf-8"?>
<math xmlns="http://www.w3.org/1998/Math/MathML">
  <semantics>
    <mrow>
      <mrow>
        <mi>X</mi>
        <mo stretchy="false">=</mo>
        <mfrac>
          <mrow>
            <mn>1</mn>
          </mrow>
          <mi>x</mi>
        </mfrac>
      </mrow>
    </mrow>
    <annotation encoding="StarMath 5.0">X={1} over x</annotation>
  </semantics>
</math>
</file>

<file path=Object 122/content.xml><?xml version="1.0" encoding="utf-8"?>
<math xmlns="http://www.w3.org/1998/Math/MathML">
  <semantics>
    <mrow>
      <mi>ln</mi>
      <mo stretchy="false">∘</mo>
      <mi>u</mi>
    </mrow>
    <annotation encoding="StarMath 5.0">ln circ u </annotation>
  </semantics>
</math>
</file>

<file path=Object 123/content.xml><?xml version="1.0" encoding="utf-8"?>
<math xmlns="http://www.w3.org/1998/Math/MathML">
  <semantics>
    <mrow>
      <mrow>
        <mi>x</mi>
        <mo stretchy="false">×</mo>
        <mi>ln</mi>
      </mrow>
      <mrow>
        <mrow>
          <mo stretchy="false">(</mo>
          <mrow>
            <mi>x</mi>
          </mrow>
          <mo stretchy="false">)</mo>
        </mrow>
        <mo stretchy="false">=</mo>
        <mrow>
          <mfrac>
            <mrow>
              <mn>1</mn>
            </mrow>
            <mi>X</mi>
          </mfrac>
          <mo stretchy="false">×</mo>
          <mi>ln</mi>
        </mrow>
      </mrow>
      <mrow>
        <mfenced open="(" close=")">
          <mrow>
            <mfrac>
              <mrow>
                <mn>1</mn>
              </mrow>
              <mi>X</mi>
            </mfrac>
          </mrow>
        </mfenced>
        <mo stretchy="false">=</mo>
        <mrow>
          <mo stretchy="false">−</mo>
          <mrow>
            <mfrac>
              <mrow>
                <mi>ln</mi>
                <mrow>
                  <mo stretchy="false">(</mo>
                  <mrow>
                    <mi>X</mi>
                  </mrow>
                  <mo stretchy="false">)</mo>
                </mrow>
              </mrow>
              <mi>X</mi>
            </mfrac>
          </mrow>
        </mrow>
      </mrow>
    </mrow>
    <annotation encoding="StarMath 5.0">x times ln(x)={1} over X times ln left({1} over X right)=-{{ln(X)} over X}</annotation>
  </semantics>
</math>
</file>

<file path=Object 124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125/content.xml><?xml version="1.0" encoding="utf-8"?>
<math xmlns="http://www.w3.org/1998/Math/MathML">
  <semantics>
    <mrow>
      <mfrac>
        <mrow>
          <mi>ln</mi>
          <mrow>
            <mo stretchy="false">(</mo>
            <mrow>
              <mi>X</mi>
            </mrow>
            <mo stretchy="false">)</mo>
          </mrow>
        </mrow>
        <mi>X</mi>
      </mfrac>
    </mrow>
    <annotation encoding="StarMath 5.0">{ln(X)} over X</annotation>
  </semantics>
</math>
</file>

<file path=Object 126/content.xml><?xml version="1.0" encoding="utf-8"?>
<math xmlns="http://www.w3.org/1998/Math/MathML">
  <semantics>
    <mrow>
      <mi>x</mi>
      <mi>ln</mi>
      <mrow>
        <mo stretchy="false">(</mo>
        <mrow>
          <mi>x</mi>
        </mrow>
        <mo stretchy="false">)</mo>
      </mrow>
    </mrow>
    <annotation encoding="StarMath 5.0">x ln(x)</annotation>
  </semantics>
</math>
</file>

<file path=Object 127/content.xml><?xml version="1.0" encoding="utf-8"?>
<math xmlns="http://www.w3.org/1998/Math/MathML">
  <semantics>
    <mrow>
      <mi>ln</mi>
      <mi>u</mi>
    </mrow>
    <annotation encoding="StarMath 5.0">ln u</annotation>
  </semantics>
</math>
</file>

<file path=Object 128/content.xml><?xml version="1.0" encoding="utf-8"?>
<math xmlns="http://www.w3.org/1998/Math/MathML">
  <semantics>
    <mrow>
      <mrow>
        <mfrac>
          <mrow>
            <mi>ln</mi>
            <mrow>
              <mo stretchy="false">(</mo>
              <mrow>
                <mi>x</mi>
              </mrow>
              <mo stretchy="false">)</mo>
            </mrow>
          </mrow>
          <mrow>
            <msup>
              <mi>x</mi>
              <mi>n</mi>
            </msup>
          </mrow>
        </mfrac>
        <mo stretchy="false">=</mo>
        <mrow>
          <mfrac>
            <mrow>
              <mn>1</mn>
            </mrow>
            <mrow>
              <msup>
                <mi>x</mi>
                <mrow>
                  <mrow>
                    <mi>n</mi>
                    <mo stretchy="false">−</mo>
                    <mrow>
                      <mn>1</mn>
                    </mrow>
                  </mrow>
                </mrow>
              </msup>
            </mrow>
          </mfrac>
          <mo stretchy="false">×</mo>
          <mrow>
            <mi>ln</mi>
            <mfrac>
              <mrow>
                <mo stretchy="false">(</mo>
                <mrow>
                  <mi>x</mi>
                </mrow>
                <mo stretchy="false">)</mo>
              </mrow>
              <mi>x</mi>
            </mfrac>
          </mrow>
        </mrow>
      </mrow>
    </mrow>
    <annotation encoding="StarMath 5.0">{ln(x)} over {x^n}={1} over {x^{n-{1}}} times {ln(x) over x}</annotation>
  </semantics>
</math>
</file>

<file path=Object 12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row>
                  <mo stretchy="false">+</mo>
                  <mo stretchy="false">∞</mo>
                </mrow>
              </mrow>
            </mrow>
          </munder>
          <mrow>
            <mrow>
              <mfrac>
                <mrow>
                  <mi>ln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i>x</mi>
              </mfrac>
            </mrow>
          </mrow>
        </mrow>
        <mo stretchy="false">=</mo>
        <mrow>
          <mn>0</mn>
        </mrow>
      </mrow>
    </mrow>
    <annotation encoding="StarMath 5.0"> Lim from{ x rightarrow {+infinity}  } { {{ln(x)} over x}} ={0}</annotation>
  </semantics>
</math>
</file>

<file path=Object 1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30/content.xml><?xml version="1.0" encoding="utf-8"?>
<math xmlns="http://www.w3.org/1998/Math/MathML">
  <semantics>
    <mrow>
      <mrow>
        <mi>f</mi>
        <mo stretchy="false">=</mo>
        <mi>ln</mi>
      </mrow>
      <mi>u</mi>
    </mrow>
    <annotation encoding="StarMath 5.0">f=ln u</annotation>
  </semantics>
</math>
</file>

<file path=Object 131/content.xml><?xml version="1.0" encoding="utf-8"?>
<math xmlns="http://www.w3.org/1998/Math/MathML">
  <semantics>
    <mrow>
      <mi>ln</mi>
      <mi>u</mi>
    </mrow>
    <annotation encoding="StarMath 5.0">ln u</annotation>
  </semantics>
</math>
</file>

<file path=Object 13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n>1</mn>
              </mrow>
              <mrow>
                <msup>
                  <mi>x</mi>
                  <mrow>
                    <mrow>
                      <mi>n</mi>
                      <mo stretchy="false">−</mo>
                      <mrow>
                        <mn>1</mn>
                      </mrow>
                    </mrow>
                  </mrow>
                </msup>
              </mrow>
            </mfrac>
          </mrow>
        </mrow>
        <mo stretchy="false">=</mo>
        <mrow>
          <mn>0</mn>
        </mrow>
      </mrow>
    </mrow>
    <annotation encoding="StarMath 5.0"> Lim from{ x rightarrow + infinity  } { {1} over {x^{n-{1}}}} ={0}</annotation>
  </semantics>
</math>
</file>

<file path=Object 133/content.xml><?xml version="1.0" encoding="utf-8"?>
<math xmlns="http://www.w3.org/1998/Math/MathML">
  <semantics>
    <mrow>
      <mrow>
        <mrow>
          <mi>n</mi>
          <mo stretchy="false">−</mo>
          <mrow>
            <mn>1</mn>
          </mrow>
        </mrow>
        <mo stretchy="false">⩾</mo>
        <mrow>
          <mn>1</mn>
        </mrow>
      </mrow>
    </mrow>
    <annotation encoding="StarMath 5.0">n-{1} geslant {1}</annotation>
  </semantics>
</math>
</file>

<file path=Object 13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row>
                  <mo stretchy="false">+</mo>
                  <mo stretchy="false">∞</mo>
                </mrow>
              </mrow>
            </mrow>
          </munder>
          <mrow>
            <mrow>
              <mfrac>
                <mrow>
                  <mi>ln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row>
                  <msup>
                    <mi>x</mi>
                    <mi>n</mi>
                  </msup>
                </mrow>
              </mfrac>
            </mrow>
          </mrow>
        </mrow>
        <mo stretchy="false">=</mo>
        <mrow>
          <mn>0</mn>
        </mrow>
      </mrow>
    </mrow>
    <annotation encoding="StarMath 5.0"> Lim from{ x rightarrow {+infinity}  } { {{ln(x)} over {x^n}}} ={0}</annotation>
  </semantics>
</math>
</file>

<file path=Object 135/content.xml><?xml version="1.0" encoding="utf-8"?>
<math xmlns="http://www.w3.org/1998/Math/MathML">
  <semantics>
    <mrow>
      <mi>ln</mi>
      <mi>u</mi>
    </mrow>
    <annotation encoding="StarMath 5.0">ln u</annotation>
  </semantics>
</math>
</file>

<file path=Object 136/content.xml><?xml version="1.0" encoding="utf-8"?>
<math xmlns="http://www.w3.org/1998/Math/MathML">
  <semantics>
    <mrow>
      <mi>ln</mi>
    </mrow>
    <annotation encoding="StarMath 5.0">ln</annotation>
  </semantics>
</math>
</file>

<file path=Object 13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 </annotation>
  </semantics>
</math>
</file>

<file path=Object 138/content.xml><?xml version="1.0" encoding="utf-8"?>
<math xmlns="http://www.w3.org/1998/Math/MathML">
  <semantics>
    <mrow>
      <mi>ln</mi>
      <mi>u</mi>
    </mrow>
    <annotation encoding="StarMath 5.0">ln u</annotation>
  </semantics>
</math>
</file>

<file path=Object 139/content.xml><?xml version="1.0" encoding="utf-8"?>
<math xmlns="http://www.w3.org/1998/Math/MathML">
  <semantics>
    <mrow>
      <mi>ln</mi>
      <mi>u</mi>
    </mrow>
    <annotation encoding="StarMath 5.0">ln u</annotation>
  </semantics>
</math>
</file>

<file path=Object 14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140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141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

<file path=Object 142/content.xml><?xml version="1.0" encoding="utf-8"?>
<math xmlns="http://www.w3.org/1998/Math/MathML">
  <semantics>
    <mrow>
      <mfrac>
        <mrow>
          <mi>ln</mi>
          <mi>x</mi>
        </mrow>
        <mi>x</mi>
      </mfrac>
    </mrow>
    <annotation encoding="StarMath 5.0">{ln x} over x</annotation>
  </semantics>
</math>
</file>

<file path=Object 143/content.xml><?xml version="1.0" encoding="utf-8"?>
<math xmlns="http://www.w3.org/1998/Math/MathML">
  <semantics>
    <mrow>
      <mi>ln</mi>
      <mi>u</mi>
    </mrow>
    <annotation encoding="StarMath 5.0">ln u</annotation>
  </semantics>
</math>
</file>

<file path=Object 144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45/content.xml><?xml version="1.0" encoding="utf-8"?>
<math xmlns="http://www.w3.org/1998/Math/MathML">
  <semantics>
    <msup>
      <mstyle mathvariant="normal">
        <mrow>
          <mi mathvariant="normal">e</mi>
        </mrow>
      </mstyle>
      <mi>x</mi>
    </msup>
    <annotation encoding="StarMath 5.0">{nitalic e}^x</annotation>
  </semantics>
</math>
</file>

<file path=Object 146/content.xml><?xml version="1.0" encoding="utf-8"?>
<math xmlns="http://www.w3.org/1998/Math/MathML">
  <semantics>
    <mrow>
      <mo stretchy="false">]</mo>
      <mi>–</mi>
      <mo stretchy="false">∞</mo>
      <mrow>
        <mstyle mathvariant="normal">
          <mrow>
            <mi mathvariant="normal">;</mi>
          </mrow>
        </mstyle>
        <mo stretchy="false">−</mo>
        <mrow>
          <mn>1</mn>
        </mrow>
      </mrow>
      <mo stretchy="false">[</mo>
      <mrow>
        <mrow>
          <mrow/>
          <mo stretchy="false">∪</mo>
          <mo stretchy="false">]</mo>
        </mrow>
        <mo stretchy="false">−</mo>
        <mrow>
          <mn>1</mn>
        </mrow>
      </mrow>
      <mstyle mathvariant="normal">
        <mrow>
          <mi mathvariant="normal">;</mi>
        </mrow>
      </mstyle>
      <mrow>
        <mn>2</mn>
      </mrow>
      <mo stretchy="false">[</mo>
    </mrow>
    <annotation encoding="StarMath 5.0">\]– infinity  nitalic; -{1}\[ {}union \]-{1} nitalic; {2}\[</annotation>
  </semantics>
</math>
</file>

<file path=Object 147/content.xml><?xml version="1.0" encoding="utf-8"?>
<math xmlns="http://www.w3.org/1998/Math/MathML">
  <semantics>
    <mrow>
      <mi>ln</mi>
      <mi>u</mi>
    </mrow>
    <annotation encoding="StarMath 5.0">ln u</annotation>
  </semantics>
</math>
</file>

<file path=Object 148/content.xml><?xml version="1.0" encoding="utf-8"?>
<math xmlns="http://www.w3.org/1998/Math/MathML">
  <semantics>
    <mrow>
      <mo stretchy="false">]</mo>
      <mi>–</mi>
      <mo stretchy="false">∞</mo>
      <mrow>
        <mstyle mathvariant="normal">
          <mrow>
            <mi mathvariant="normal">;</mi>
          </mrow>
        </mstyle>
        <mo stretchy="false">−</mo>
        <mrow>
          <mn>1</mn>
        </mrow>
      </mrow>
      <mo stretchy="false">[</mo>
      <mrow>
        <mrow>
          <mrow/>
          <mo stretchy="false">∪</mo>
          <mo stretchy="false">]</mo>
        </mrow>
        <mo stretchy="false">−</mo>
        <mrow>
          <mn>1</mn>
        </mrow>
      </mrow>
      <mstyle mathvariant="normal">
        <mrow>
          <mi mathvariant="normal">;</mi>
        </mrow>
      </mstyle>
      <mrow>
        <mn>2</mn>
      </mrow>
      <mo stretchy="false">[</mo>
    </mrow>
    <annotation encoding="StarMath 5.0">\]– infinity  nitalic; -{1}\[ {}union \]-{1} nitalic; {2}\[</annotation>
  </semantics>
</math>
</file>

<file path=Object 149/content.xml><?xml version="1.0" encoding="utf-8"?>
<math xmlns="http://www.w3.org/1998/Math/MathML">
  <semantics>
    <mrow>
      <mi>ln</mi>
      <mi>u</mi>
    </mrow>
    <annotation encoding="StarMath 5.0">ln u</annotation>
  </semantics>
</math>
</file>

<file path=Object 15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n</mi>
            </msup>
          </mrow>
          <mo stretchy="false">)</mo>
        </mrow>
        <mo stretchy="false">=</mo>
        <mrow>
          <mi>n</mi>
          <mo stretchy="false">×</mo>
          <mi>ln</mi>
        </mrow>
      </mrow>
      <mrow>
        <mo stretchy="false">(</mo>
        <mrow>
          <mi>a</mi>
        </mrow>
        <mo stretchy="false">)</mo>
      </mrow>
    </mrow>
    <annotation encoding="StarMath 5.0">ln(a^n)=n times ln(a)</annotation>
  </semantics>
</math>
</file>

<file path=Object 150/content.xml><?xml version="1.0" encoding="utf-8"?>
<math xmlns="http://www.w3.org/1998/Math/MathML">
  <semantics>
    <mrow>
      <mi>ln</mi>
      <mi>u</mi>
    </mrow>
    <annotation encoding="StarMath 5.0">ln u</annotation>
  </semantics>
</math>
</file>

<file path=Object 151/content.xml><?xml version="1.0" encoding="utf-8"?>
<math xmlns="http://www.w3.org/1998/Math/MathML">
  <semantics>
    <mrow>
      <mrow>
        <mo stretchy="false">(</mo>
        <mrow>
          <mi>ln</mi>
          <mi>u</mi>
        </mrow>
        <mo stretchy="false">)</mo>
      </mrow>
      <mrow>
        <mi>'</mi>
        <mo stretchy="false">=</mo>
        <mfrac>
          <mrow>
            <mi>u</mi>
            <mi>'</mi>
          </mrow>
          <mi>u</mi>
        </mfrac>
      </mrow>
    </mrow>
    <annotation encoding="StarMath 5.0">(ln u)'={u'} over u</annotation>
  </semantics>
</math>
</file>

<file path=Object 152/content.xml><?xml version="1.0" encoding="utf-8"?>
<math xmlns="http://www.w3.org/1998/Math/MathML">
  <semantics>
    <mrow>
      <mi>u</mi>
      <mi>'</mi>
    </mrow>
    <annotation encoding="StarMath 5.0">u'</annotation>
  </semantics>
</math>
</file>

<file path=Object 153/content.xml><?xml version="1.0" encoding="utf-8"?>
<math xmlns="http://www.w3.org/1998/Math/MathML">
  <semantics>
    <mrow>
      <mrow>
        <mo stretchy="false">(</mo>
        <mrow>
          <mi>ln</mi>
          <mo stretchy="false">∘</mo>
          <mi>u</mi>
        </mrow>
        <mo stretchy="false">)</mo>
      </mrow>
      <mi>'</mi>
      <mrow>
        <mrow>
          <mo stretchy="false">(</mo>
          <mrow>
            <mi>x</mi>
          </mrow>
          <mo stretchy="false">)</mo>
        </mrow>
        <mo stretchy="false">=</mo>
        <mi>u</mi>
      </mrow>
      <mi>'</mi>
      <mrow>
        <mrow>
          <mo stretchy="false">(</mo>
          <mrow>
            <mi>x</mi>
          </mrow>
          <mo stretchy="false">)</mo>
        </mrow>
        <mo stretchy="false">×</mo>
        <mi>ln</mi>
      </mrow>
      <mi>'</mi>
      <mrow>
        <mrow>
          <mrow>
            <mo stretchy="false">(</mo>
            <mrow>
              <mi>u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o stretchy="false">=</mo>
          <mrow>
            <mrow>
              <mi>u</mi>
              <mi>'</mi>
              <mrow>
                <mo stretchy="false">(</mo>
                <mrow>
                  <mi>x</mi>
                </mrow>
                <mo stretchy="false">)</mo>
              </mrow>
            </mrow>
            <mo stretchy="false">×</mo>
            <mrow>
              <mfrac>
                <mrow>
                  <mn>1</mn>
                </mrow>
                <mrow>
                  <mi>u</mi>
                  <mrow>
                    <mo stretchy="false">(</mo>
                    <mrow>
                      <mi>x</mi>
                    </mrow>
                    <mo stretchy="false">)</mo>
                  </mrow>
                </mrow>
              </mfrac>
            </mrow>
          </mrow>
        </mrow>
        <mo stretchy="false">=</mo>
        <mfrac>
          <mrow>
            <mi>u</mi>
            <mi>'</mi>
            <mrow>
              <mo stretchy="false">(</mo>
              <mrow>
                <mi>x</mi>
              </mrow>
              <mo stretchy="false">)</mo>
            </mrow>
          </mrow>
          <mrow>
            <mi>u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(ln circ u)'(x)=u'(x) times ln'(u(x))={u'(x)} times {{1} over {u(x)}}={u'(x)} over {u(x)}</annotation>
  </semantics>
</math>
</file>

<file path=Object 154/content.xml><?xml version="1.0" encoding="utf-8"?>
<math xmlns="http://www.w3.org/1998/Math/MathML">
  <semantics>
    <mrow>
      <mi>ln</mi>
      <mi>u</mi>
    </mrow>
    <annotation encoding="StarMath 5.0">ln u</annotation>
  </semantics>
</math>
</file>

<file path=Object 155/content.xml><?xml version="1.0" encoding="utf-8"?>
<math xmlns="http://www.w3.org/1998/Math/MathML">
  <semantics>
    <mrow>
      <mi>ln</mi>
      <mrow>
        <mrow>
          <mn>1</mn>
        </mrow>
        <mo stretchy="false">=</mo>
        <mrow>
          <mn>0</mn>
        </mrow>
      </mrow>
    </mrow>
    <annotation encoding="StarMath 5.0">ln{1}={0}</annotation>
  </semantics>
</math>
</file>

<file path=Object 15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α</mo>
            </mrow>
          </munder>
          <mrow>
            <mi>u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%alpha  } { u(x)} =+ infinity </annotation>
  </semantics>
</math>
</file>

<file path=Object 157/content.xml><?xml version="1.0" encoding="utf-8"?>
<math xmlns="http://www.w3.org/1998/Math/MathML">
  <semantics>
    <mrow>
      <mrow>
        <mi>x</mi>
        <mo stretchy="false">&lt;</mo>
        <mrow>
          <mo stretchy="false">−</mo>
          <mrow>
            <mn>1</mn>
          </mrow>
        </mrow>
      </mrow>
    </mrow>
    <annotation encoding="StarMath 5.0">x&lt;-{1}</annotation>
  </semantics>
</math>
</file>

<file path=Object 15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α</mo>
            </mrow>
          </munder>
          <mrow>
            <mi>ln</mi>
            <mrow>
              <mo stretchy="false">(</mo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%alpha  } { ln(u(x))} =+ infinity </annotation>
  </semantics>
</math>
</file>

<file path=Object 15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α</mo>
            </mrow>
          </munder>
          <mrow>
            <mi>u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%alpha  } { u(x)} =0</annotation>
  </semantics>
</math>
</file>

<file path=Object 16/content.xml><?xml version="1.0" encoding="utf-8"?>
<math xmlns="http://www.w3.org/1998/Math/MathML">
  <semantics>
    <mrow>
      <mi>ln</mi>
      <mrow>
        <mrow>
          <mo stretchy="false">(</mo>
          <mrow>
            <msqrt>
              <mrow>
                <mi>a</mi>
              </mrow>
            </msqrt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i>ln</mi>
      <mrow>
        <mo stretchy="false">(</mo>
        <mrow>
          <mi>a</mi>
        </mrow>
        <mo stretchy="false">)</mo>
      </mrow>
    </mrow>
    <annotation encoding="StarMath 5.0">ln(sqrt{a})={1} over {2}ln(a)</annotation>
  </semantics>
</math>
</file>

<file path=Object 16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α</mo>
            </mrow>
          </munder>
          <mrow>
            <mi>ln</mi>
            <mrow>
              <mo stretchy="false">(</mo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%alpha  } { ln(u(x))} =- infinity </annotation>
  </semantics>
</math>
</file>

<file path=Object 161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62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163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

<file path=Object 164/content.xml><?xml version="1.0" encoding="utf-8"?>
<math xmlns="http://www.w3.org/1998/Math/MathML">
  <semantics>
    <mrow>
      <mrow>
        <mi>x</mi>
        <mo stretchy="false">&gt;</mo>
        <mrow>
          <mo stretchy="false">−</mo>
          <mrow>
            <mn>1</mn>
          </mrow>
        </mrow>
      </mrow>
    </mrow>
    <annotation encoding="StarMath 5.0">x&gt;-{1}</annotation>
  </semantics>
</math>
</file>

<file path=Object 165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166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

<file path=Object 167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ln</mi>
          <mrow>
            <mo stretchy="false">(</mo>
            <mrow>
              <mi>u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</mrow>
    <annotation encoding="StarMath 5.0"> Lim from{ x rightarrow %alpha  } { ln(u(x))} </annotation>
  </semantics>
</math>
</file>

<file path=Object 168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u</mi>
          <mrow>
            <mo stretchy="false">(</mo>
            <mrow>
              <mi>x</mi>
            </mrow>
            <mo stretchy="false">)</mo>
          </mrow>
        </mrow>
      </mrow>
    </mrow>
    <annotation encoding="StarMath 5.0"> Lim from{ x rightarrow %alpha  } { u(x)} </annotation>
  </semantics>
</math>
</file>

<file path=Object 169/content.xml><?xml version="1.0" encoding="utf-8"?>
<math xmlns="http://www.w3.org/1998/Math/MathML">
  <semantics>
    <mrow>
      <mrow>
        <mi>x</mi>
        <mo stretchy="false">&lt;</mo>
        <mrow>
          <mn>2</mn>
        </mrow>
      </mrow>
    </mrow>
    <annotation encoding="StarMath 5.0">x&lt;{2}</annotation>
  </semantics>
</math>
</file>

<file path=Object 17/content.xml><?xml version="1.0" encoding="utf-8"?>
<math xmlns="http://www.w3.org/1998/Math/MathML">
  <semantics>
    <mrow>
      <mi>h</mi>
      <mi>'</mi>
      <mrow>
        <mrow>
          <mo stretchy="false">(</mo>
          <mrow>
            <mi>x</mi>
          </mrow>
          <mo stretchy="false">)</mo>
        </mrow>
        <mo stretchy="false">=</mo>
        <mrow>
          <mi>a</mi>
          <mo stretchy="false">×</mo>
          <mi>ln</mi>
        </mrow>
      </mrow>
      <mi>'</mi>
      <mrow>
        <mrow>
          <mrow>
            <mo stretchy="false">(</mo>
            <mrow>
              <mi mathvariant="italic">ax</mi>
            </mrow>
            <mo stretchy="false">)</mo>
          </mrow>
          <mo stretchy="false">−</mo>
          <mrow>
            <mn>0</mn>
          </mrow>
        </mrow>
        <mo stretchy="false">−</mo>
        <mi>ln</mi>
      </mrow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row>
                <mi>a</mi>
                <mo stretchy="false">×</mo>
                <mrow>
                  <mfrac>
                    <mrow>
                      <mn>1</mn>
                    </mrow>
                    <mrow>
                      <mi mathvariant="italic">ax</mi>
                    </mrow>
                  </mfrac>
                </mrow>
              </mrow>
              <mo stretchy="false">−</mo>
              <mfrac>
                <mrow>
                  <mn>1</mn>
                </mrow>
                <mi>x</mi>
              </mfrac>
            </mrow>
          </mrow>
          <mo stretchy="false">=</mo>
          <mrow>
            <mfrac>
              <mrow>
                <mn>1</mn>
              </mrow>
              <mi>x</mi>
            </mfrac>
            <mo stretchy="false">−</mo>
            <mfrac>
              <mrow>
                <mn>1</mn>
              </mrow>
              <mi>x</mi>
            </mfrac>
          </mrow>
        </mrow>
        <mo stretchy="false">=</mo>
        <mrow>
          <mn>0</mn>
        </mrow>
      </mrow>
    </mrow>
    <annotation encoding="StarMath 5.0">h'(x)=a times ln'(ax)-{0}-ln'(x)=a times {{1} over {ax}}-{1} over x={1} over x-{1} over x={0}</annotation>
  </semantics>
</math>
</file>

<file path=Object 170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171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

<file path=Object 172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73/content.xml><?xml version="1.0" encoding="utf-8"?>
<math xmlns="http://www.w3.org/1998/Math/MathML">
  <semantics>
    <mrow>
      <mfrac>
        <mrow>
          <mi>u</mi>
          <mi>'</mi>
        </mrow>
        <mi>u</mi>
      </mfrac>
    </mrow>
    <annotation encoding="StarMath 5.0">{u'} over u</annotation>
  </semantics>
</math>
</file>

<file path=Object 17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–</mi>
              <mo stretchy="false">∞</mo>
            </mrow>
          </munder>
          <mrow>
            <mi>ln</mi>
            <mrow>
              <mo stretchy="false">(</mo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– infinity  } { ln(u(x))} ={0}</annotation>
  </semantics>
</math>
</file>

<file path=Object 17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row>
                  <mo stretchy="false">−</mo>
                  <msup>
                    <mn>1</mn>
                    <mrow>
                      <mrow>
                        <mo stretchy="false">−</mo>
                        <mrow/>
                      </mrow>
                    </mrow>
                  </msup>
                </mrow>
              </mrow>
            </mrow>
          </munder>
          <mrow>
            <mi>ln</mi>
            <mrow>
              <mo stretchy="false">(</mo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{-1^{-{} }}  } { ln(u(x))} =+ infinity </annotation>
  </semantics>
</math>
</file>

<file path=Object 17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row>
                  <mo stretchy="false">−</mo>
                  <msup>
                    <mn>1</mn>
                    <mrow>
                      <mrow>
                        <mo stretchy="false">+</mo>
                        <mrow/>
                      </mrow>
                    </mrow>
                  </msup>
                </mrow>
              </mrow>
            </mrow>
          </munder>
          <mrow>
            <mi>ln</mi>
            <mrow>
              <mo stretchy="false">(</mo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{-1^{+{} }}  } { ln(u(x))} =+ infinity </annotation>
  </semantics>
</math>
</file>

<file path=Object 17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2</mn>
                  <mrow>
                    <mrow>
                      <mo stretchy="false">−</mo>
                      <mrow/>
                    </mrow>
                  </mrow>
                </msup>
              </mrow>
            </mrow>
          </munder>
          <mrow>
            <mi>ln</mi>
            <mrow>
              <mo stretchy="false">(</mo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{2^{-{} }}  } { ln(u(x))} =- infinity </annotation>
  </semantics>
</math>
</file>

<file path=Object 178/content.xml><?xml version="1.0" encoding="utf-8"?>
<math xmlns="http://www.w3.org/1998/Math/MathML">
  <semantics>
    <mfrac>
      <mrow>
        <mi>ƒ</mi>
        <mrow>
          <mo stretchy="false">(</mo>
          <mi>b</mi>
          <mo stretchy="false">)</mo>
        </mrow>
        <mi>–</mi>
        <mi>ƒ</mi>
        <mrow>
          <mo stretchy="false">(</mo>
          <mi>a</mi>
          <mo stretchy="false">)</mo>
        </mrow>
      </mrow>
      <mrow>
        <mi>b</mi>
        <mi>–</mi>
        <mi>a</mi>
      </mrow>
    </mfrac>
    <annotation encoding="StarMath 5.0">{ƒ(b) – ƒ(a) } over {b  – a}</annotation>
  </semantics>
</math>
</file>

<file path=Object 179/content.xml><?xml version="1.0" encoding="utf-8"?>
<math xmlns="http://www.w3.org/1998/Math/MathML">
  <semantics>
    <mfrac>
      <mrow>
        <mi>ƒ</mi>
        <mrow>
          <mo stretchy="false">(</mo>
          <mi>b</mi>
          <mo stretchy="false">)</mo>
        </mrow>
        <mi>–</mi>
        <mi>ƒ</mi>
        <mrow>
          <mo stretchy="false">(</mo>
          <mi>a</mi>
          <mo stretchy="false">)</mo>
        </mrow>
      </mrow>
      <mrow>
        <mi>ƒ</mi>
        <mrow>
          <mo stretchy="false">(</mo>
          <mi>a</mi>
          <mo stretchy="false">)</mo>
        </mrow>
      </mrow>
    </mfrac>
    <annotation encoding="StarMath 5.0">{ƒ(b) – ƒ(a)} over {ƒ(a)}</annotation>
  </semantics>
</math>
</file>

<file path=Object 1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80/content.xml><?xml version="1.0" encoding="utf-8"?>
<math xmlns="http://www.w3.org/1998/Math/MathML">
  <semantics>
    <mrow>
      <mi>ln</mi>
      <mrow>
        <mo stretchy="false">(</mo>
        <mrow>
          <mi>u</mi>
        </mrow>
        <mo stretchy="false">)</mo>
      </mrow>
    </mrow>
    <annotation encoding="StarMath 5.0">ln(u)</annotation>
  </semantics>
</math>
</file>

<file path=Object 18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1</mn>
              </mrow>
            </mrow>
          </munder>
          <mrow>
            <mrow>
              <mfrac>
                <mrow>
                  <mi>ln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row>
                  <mrow>
                    <mi>x</mi>
                    <mo stretchy="false">−</mo>
                    <mn>1</mn>
                  </mrow>
                </mrow>
              </mfrac>
            </mrow>
          </mrow>
        </mrow>
        <mo stretchy="false">=</mo>
        <mrow>
          <mn>1</mn>
        </mrow>
      </mrow>
    </mrow>
    <annotation encoding="StarMath 5.0"> Lim from{ x rightarrow {1}  } { {{ln(x)} over {x-1 }}} ={1}</annotation>
  </semantics>
</math>
</file>

<file path=Object 18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frac>
                <mrow>
                  <mi>ln</mi>
                  <mrow>
                    <mo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stretchy="false">)</mo>
                  </mrow>
                </mrow>
                <mrow>
                  <mi>x</mi>
                </mrow>
              </mfrac>
            </mrow>
          </mrow>
        </mrow>
        <mo stretchy="false">=</mo>
        <mrow>
          <mn>1</mn>
        </mrow>
      </mrow>
    </mrow>
    <annotation encoding="StarMath 5.0"> Lim from{ x rightarrow {0}  } { {{ln(1+x)} over {x }}} ={1}</annotation>
  </semantics>
</math>
</file>

<file path=Object 18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 </annotation>
  </semantics>
</math>
</file>

<file path=Object 184/content.xml><?xml version="1.0" encoding="utf-8"?>
<math xmlns="http://www.w3.org/1998/Math/MathML">
  <semantics>
    <mrow>
      <mi>ln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i>x</mi>
        </mfrac>
      </mrow>
    </mrow>
    <annotation encoding="StarMath 5.0">ln'(x)={1} over x</annotation>
  </semantics>
</math>
</file>

<file path=Object 185/content.xml><?xml version="1.0" encoding="utf-8"?>
<math xmlns="http://www.w3.org/1998/Math/MathML">
  <semantics>
    <mrow>
      <mrow>
        <mi>x</mi>
        <mo stretchy="false">=</mo>
        <mrow>
          <mn>1</mn>
        </mrow>
      </mrow>
    </mrow>
    <annotation encoding="StarMath 5.0">x={1}</annotation>
  </semantics>
</math>
</file>

<file path=Object 186/content.xml><?xml version="1.0" encoding="utf-8"?>
<math xmlns="http://www.w3.org/1998/Math/MathML">
  <semantics>
    <mrow>
      <mi>ln</mi>
      <mi>'</mi>
      <mrow>
        <mrow>
          <mrow>
            <mo stretchy="false">(</mo>
            <mrow>
              <mrow>
                <mn>1</mn>
              </mrow>
            </mrow>
            <mo stretchy="false">)</mo>
          </mrow>
          <mo stretchy="false">=</mo>
          <mfrac>
            <mrow>
              <mn>1</mn>
            </mrow>
            <mrow>
              <mn>1</mn>
            </mrow>
          </mfrac>
        </mrow>
        <mo stretchy="false">=</mo>
        <mrow>
          <mn>1</mn>
        </mrow>
      </mrow>
    </mrow>
    <annotation encoding="StarMath 5.0">ln'({1})={1} over {1}={1}</annotation>
  </semantics>
</math>
</file>

<file path=Object 187/content.xml><?xml version="1.0" encoding="utf-8"?>
<math xmlns="http://www.w3.org/1998/Math/MathML">
  <semantics>
    <mrow>
      <mi>ln</mi>
      <mi>'</mi>
      <mrow>
        <mrow>
          <mrow>
            <mo stretchy="false">(</mo>
            <mrow>
              <mn>1</mn>
            </mrow>
            <mo stretchy="false">)</mo>
          </mrow>
          <mo stretchy="false">=</mo>
          <mrow>
            <munder>
              <mi>lim</mi>
              <mrow>
                <mi>x</mi>
                <mo stretchy="false">→</mo>
                <mrow>
                  <mn>1</mn>
                </mrow>
              </mrow>
            </munder>
            <mrow>
              <mrow>
                <mfrac>
                  <mrow>
                    <mi>ln</mi>
                    <mrow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  <mo stretchy="false">−</mo>
                      <mi>ln</mi>
                    </mrow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  <mrow>
                    <mrow>
                      <mi>x</mi>
                      <mo stretchy="false">−</mo>
                      <mn>1</mn>
                    </mrow>
                  </mrow>
                </mfrac>
              </mrow>
            </mrow>
          </mrow>
        </mrow>
        <mo stretchy="false">=</mo>
        <mrow>
          <munder>
            <mi>lim</mi>
            <mrow>
              <mi>x</mi>
              <mo stretchy="false">→</mo>
              <mrow>
                <mn>1</mn>
              </mrow>
            </mrow>
          </munder>
          <mrow>
            <mrow>
              <mfrac>
                <mrow>
                  <mi>ln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row>
                  <mrow>
                    <mi>x</mi>
                    <mo stretchy="false">−</mo>
                    <mn>1</mn>
                  </mrow>
                </mrow>
              </mfrac>
            </mrow>
          </mrow>
        </mrow>
      </mrow>
    </mrow>
    <annotation encoding="StarMath 5.0">ln'(1)= Lim from{ x rightarrow {1}  } { {{ln(x)-ln(1)} over {x-1 }}} = Lim from{ x rightarrow {1}  } { {{ln(x)} over {x-1 }}} </annotation>
  </semantics>
</math>
</file>

<file path=Object 188/content.xml><?xml version="1.0" encoding="utf-8"?>
<math xmlns="http://www.w3.org/1998/Math/MathML">
  <semantics>
    <mrow>
      <mi>ln</mi>
      <mrow>
        <mrow>
          <mn>1</mn>
        </mrow>
        <mo stretchy="false">=</mo>
        <mrow>
          <mn>0</mn>
        </mrow>
      </mrow>
    </mrow>
    <annotation encoding="StarMath 5.0">ln{1}={0}</annotation>
  </semantics>
</math>
</file>

<file path=Object 189/content.xml><?xml version="1.0" encoding="utf-8"?>
<math xmlns="http://www.w3.org/1998/Math/MathML">
  <semantics>
    <mrow>
      <mrow>
        <mrow>
          <mrow>
            <mn>1</mn>
          </mrow>
          <mo stretchy="false">+</mo>
          <mi>x</mi>
        </mrow>
        <mo stretchy="false">=</mo>
        <mrow>
          <mi>X</mi>
        </mrow>
      </mrow>
    </mrow>
    <annotation encoding="StarMath 5.0">{1}+x={X}</annotation>
  </semantics>
</math>
</file>

<file path=Object 19/content.xml><?xml version="1.0" encoding="utf-8"?>
<math xmlns="http://www.w3.org/1998/Math/MathML">
  <semantics>
    <mrow>
      <mi>h</mi>
      <mrow>
        <mrow>
          <mo stretchy="false">(</mo>
          <mrow>
            <mrow>
              <mn>1</mn>
            </mrow>
          </mrow>
          <mo stretchy="false">)</mo>
        </mrow>
        <mo stretchy="false">=</mo>
        <mi>ln</mi>
      </mrow>
      <mrow>
        <mrow>
          <mrow>
            <mo stretchy="false">(</mo>
            <mrow>
              <mrow>
                <mi>a</mi>
                <mo stretchy="false">×</mo>
                <mrow>
                  <mn>1</mn>
                </mrow>
              </mrow>
            </mrow>
            <mo stretchy="false">)</mo>
          </mrow>
          <mo stretchy="false">−</mo>
          <mrow>
            <mo stretchy="false">(</mo>
            <mrow>
              <mi>ln</mi>
              <mrow>
                <mi>a</mi>
                <mo stretchy="false">+</mo>
                <mi>ln</mi>
              </mrow>
              <mrow>
                <mn>1</mn>
              </mrow>
            </mrow>
            <mo stretchy="false">)</mo>
          </mrow>
        </mrow>
        <mo stretchy="false">=</mo>
        <mi>ln</mi>
      </mrow>
      <mrow>
        <mi>a</mi>
        <mo stretchy="false">−</mo>
        <mi>ln</mi>
      </mrow>
      <mrow>
        <mi>a</mi>
        <mo stretchy="false">=</mo>
        <mrow>
          <mn>0</mn>
        </mrow>
      </mrow>
    </mrow>
    <annotation encoding="StarMath 5.0">h({1})=ln(a times {1})-(ln a+ln{1})=ln a-ln a={0}</annotation>
  </semantics>
</math>
</file>

<file path=Object 190/content.xml><?xml version="1.0" encoding="utf-8"?>
<math xmlns="http://www.w3.org/1998/Math/MathML">
  <semantics>
    <mrow>
      <mi>log</mi>
      <mrow>
        <mrow>
          <mi>x</mi>
        </mrow>
        <mo stretchy="false">=</mo>
        <mfrac>
          <mrow>
            <mi>ln</mi>
            <mrow>
              <mi>x</mi>
            </mrow>
          </mrow>
          <mrow>
            <mi>ln</mi>
            <mrow>
              <mn>10</mn>
            </mrow>
          </mrow>
        </mfrac>
      </mrow>
    </mrow>
    <annotation encoding="StarMath 5.0">log{x}={ln{x}} over {ln{10}}</annotation>
  </semantics>
</math>
</file>

<file path=Object 191/content.xml><?xml version="1.0" encoding="utf-8"?>
<math xmlns="http://www.w3.org/1998/Math/MathML">
  <semantics>
    <mrow>
      <mi>log</mi>
      <mrow>
        <mrow>
          <mrow>
            <mn>1</mn>
          </mrow>
          <mo stretchy="false">=</mo>
          <mrow>
            <mn>0</mn>
          </mrow>
        </mrow>
      </mrow>
    </mrow>
    <annotation encoding="StarMath 5.0">log{{1}={0}}</annotation>
  </semantics>
</math>
</file>

<file path=Object 192/content.xml><?xml version="1.0" encoding="utf-8"?>
<math xmlns="http://www.w3.org/1998/Math/MathML">
  <semantics>
    <mrow>
      <mi>log</mi>
      <mrow>
        <mrow>
          <mn>10</mn>
        </mrow>
        <mo stretchy="false">=</mo>
        <mrow>
          <mn>1</mn>
        </mrow>
      </mrow>
    </mrow>
    <annotation encoding="StarMath 5.0">log{10}={1}</annotation>
  </semantics>
</math>
</file>

<file path=Object 193/content.xml><?xml version="1.0" encoding="utf-8"?>
<math xmlns="http://www.w3.org/1998/Math/MathML">
  <semantics>
    <mrow>
      <mrow>
        <mi>k</mi>
        <mo stretchy="false">=</mo>
        <mfrac>
          <mrow>
            <mn>1</mn>
          </mrow>
          <mrow>
            <mi>ln</mi>
            <mrow>
              <mn>10</mn>
            </mrow>
          </mrow>
        </mfrac>
      </mrow>
    </mrow>
    <annotation encoding="StarMath 5.0">k={1} over {ln{10}}</annotation>
  </semantics>
</math>
</file>

<file path=Object 194/content.xml><?xml version="1.0" encoding="utf-8"?>
<math xmlns="http://www.w3.org/1998/Math/MathML">
  <semantics>
    <mrow>
      <mi>log</mi>
      <mrow>
        <mrow>
          <mi>x</mi>
        </mrow>
        <mo stretchy="false">=</mo>
        <mi>k</mi>
      </mrow>
      <mrow>
        <mi>ln</mi>
        <mrow>
          <mi>x</mi>
        </mrow>
      </mrow>
    </mrow>
    <annotation encoding="StarMath 5.0">log{x}=k{ln{x}}</annotation>
  </semantics>
</math>
</file>

<file path=Object 195/content.xml><?xml version="1.0" encoding="utf-8"?>
<math xmlns="http://www.w3.org/1998/Math/MathML">
  <semantics>
    <mrow>
      <mi>ln</mi>
      <mrow>
        <mrow>
          <mn>6</mn>
        </mrow>
        <mo stretchy="false">+</mo>
        <mi>ln</mi>
      </mrow>
      <mrow>
        <mrow>
          <mn>5</mn>
        </mrow>
        <mo stretchy="false">+</mo>
        <mi>ln</mi>
      </mrow>
      <mrow>
        <mrow>
          <mfrac>
            <mrow>
              <mn>1</mn>
            </mrow>
            <mrow>
              <mn>30</mn>
            </mrow>
          </mfrac>
        </mrow>
        <mo stretchy="false">=</mo>
        <mi>ln</mi>
      </mrow>
      <mrow>
        <mrow>
          <mfrac>
            <mrow>
              <mrow>
                <mrow>
                  <mn>6</mn>
                </mrow>
                <mo stretchy="false">×</mo>
                <mrow>
                  <mn>5</mn>
                </mrow>
              </mrow>
              <mo stretchy="false">×</mo>
              <mrow>
                <mn>1</mn>
              </mrow>
            </mrow>
            <mrow>
              <mn>30</mn>
            </mrow>
          </mfrac>
        </mrow>
        <mo stretchy="false">=</mo>
        <mi>ln</mi>
      </mrow>
      <mrow>
        <mrow>
          <mn>1</mn>
        </mrow>
        <mo stretchy="false">=</mo>
        <mrow>
          <mn>0</mn>
        </mrow>
      </mrow>
    </mrow>
    <annotation encoding="StarMath 5.0">ln{6}+ln{5}+ln{{1} over {30}}=ln{{6} times {5} times {1} over {30}}=ln{1}={0}</annotation>
  </semantics>
</math>
</file>

<file path=Object 196/content.xml><?xml version="1.0" encoding="utf-8"?>
<math xmlns="http://www.w3.org/1998/Math/MathML">
  <semantics>
    <mrow>
      <mi>log</mi>
      <mrow>
        <mrow>
          <mrow>
            <mrow>
              <mn>100</mn>
            </mrow>
            <mo stretchy="false">=</mo>
            <mfrac>
              <mrow>
                <mi>ln</mi>
                <mrow>
                  <mo stretchy="false">(</mo>
                  <mrow>
                    <msup>
                      <mrow>
                        <mn>10</mn>
                      </mrow>
                      <mn>2</mn>
                    </msup>
                  </mrow>
                  <mo stretchy="false">)</mo>
                </mrow>
              </mrow>
              <mrow>
                <mi>ln</mi>
                <mrow>
                  <mo stretchy="false">(</mo>
                  <mrow>
                    <mrow>
                      <mn>10</mn>
                    </mrow>
                  </mrow>
                  <mo stretchy="false">)</mo>
                </mrow>
              </mrow>
            </mfrac>
          </mrow>
          <mo stretchy="false">=</mo>
          <mfrac>
            <mrow>
              <mrow>
                <mn>2</mn>
              </mrow>
              <mi>ln</mi>
              <mrow>
                <mn>10</mn>
              </mrow>
            </mrow>
            <mrow>
              <mi>ln</mi>
              <mrow>
                <mn>10</mn>
              </mrow>
            </mrow>
          </mfrac>
        </mrow>
        <mo stretchy="false">=</mo>
        <mrow>
          <mn>2</mn>
        </mrow>
      </mrow>
    </mrow>
    <annotation encoding="StarMath 5.0">log{100}={ln({10}^2)} over {ln({10})}={{2}ln{10}} over {ln{10}}={2}</annotation>
  </semantics>
</math>
</file>

<file path=Object 197/content.xml><?xml version="1.0" encoding="utf-8"?>
<math xmlns="http://www.w3.org/1998/Math/MathML">
  <semantics>
    <mrow>
      <mi>log</mi>
      <mrow>
        <mi>x</mi>
      </mrow>
    </mrow>
    <annotation encoding="StarMath 5.0">log{x}</annotation>
  </semantics>
</math>
</file>

<file path=Object 198/content.xml><?xml version="1.0" encoding="utf-8"?>
<math xmlns="http://www.w3.org/1998/Math/MathML">
  <semantics>
    <mrow>
      <mi>ln</mi>
      <mrow>
        <mi>x</mi>
      </mrow>
    </mrow>
    <annotation encoding="StarMath 5.0">ln{x}</annotation>
  </semantics>
</math>
</file>

<file path=Object 199/content.xml><?xml version="1.0" encoding="utf-8"?>
<math xmlns="http://www.w3.org/1998/Math/MathML">
  <semantics>
    <mrow>
      <mi>ln</mi>
      <mrow>
        <mrow>
          <mn>10</mn>
        </mrow>
        <mo stretchy="false">&gt;</mo>
        <mrow>
          <mn>0</mn>
        </mrow>
      </mrow>
    </mrow>
    <annotation encoding="StarMath 5.0">ln{10}&gt;{0}</annotation>
  </semantics>
</math>
</file>

<file path=Object 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00/content.xml><?xml version="1.0" encoding="utf-8"?>
<math xmlns="http://www.w3.org/1998/Math/MathML">
  <semantics>
    <mrow>
      <mi>ln</mi>
      <mrow>
        <mrow>
          <mn>12</mn>
        </mrow>
        <mo stretchy="false">−</mo>
        <mi>ln</mi>
      </mrow>
      <mrow>
        <mrow>
          <mn>6</mn>
        </mrow>
        <mo stretchy="false">+</mo>
        <mi>ln</mi>
      </mrow>
      <mrow>
        <mrow>
          <mfrac>
            <mrow>
              <mn>3</mn>
            </mrow>
            <mrow>
              <mn>2</mn>
            </mrow>
          </mfrac>
        </mrow>
        <mo stretchy="false">=</mo>
        <mi>ln</mi>
      </mrow>
      <mrow>
        <mrow>
          <mfrac>
            <mrow>
              <mn>12</mn>
            </mrow>
            <mrow>
              <mn>6</mn>
            </mrow>
          </mfrac>
        </mrow>
        <mo stretchy="false">+</mo>
        <mi>ln</mi>
      </mrow>
      <mrow>
        <mrow>
          <mn>3</mn>
        </mrow>
        <mo stretchy="false">−</mo>
        <mi>ln</mi>
      </mrow>
      <mrow>
        <mrow>
          <mn>2</mn>
        </mrow>
        <mo stretchy="false">=</mo>
        <mi>ln</mi>
      </mrow>
      <mrow>
        <mn>3</mn>
      </mrow>
    </mrow>
    <annotation encoding="StarMath 5.0">ln{12}-ln{6}+ln{{3} over {2}}=ln{{12} over {6}}+ln{3}-ln{2}=ln{3}</annotation>
  </semantics>
</math>
</file>

<file path=Object 201/content.xml><?xml version="1.0" encoding="utf-8"?>
<math xmlns="http://www.w3.org/1998/Math/MathML">
  <semantics>
    <mrow>
      <mi>ln</mi>
      <mrow>
        <mrow>
          <msup>
            <mrow>
              <mn>4</mn>
            </mrow>
            <mrow>
              <mrow>
                <mo stretchy="false">−</mo>
                <mrow>
                  <mn>3</mn>
                </mrow>
              </mrow>
            </mrow>
          </msup>
        </mrow>
        <mo stretchy="false">+</mo>
        <mrow>
          <mn>5</mn>
        </mrow>
      </mrow>
      <mi>ln</mi>
      <mrow>
        <mrow>
          <mn>2</mn>
        </mrow>
        <mo stretchy="false">=</mo>
        <mrow>
          <mo stretchy="false">−</mo>
          <mrow>
            <mn>3</mn>
          </mrow>
        </mrow>
      </mrow>
      <mi>ln</mi>
      <mrow>
        <mrow>
          <mn>4</mn>
        </mrow>
        <mo stretchy="false">+</mo>
        <mrow>
          <mn>5</mn>
        </mrow>
      </mrow>
      <mi>ln</mi>
      <mrow>
        <mn>2</mn>
      </mrow>
    </mrow>
    <annotation encoding="StarMath 5.0">ln{{4}^{-{3}}}+{5}ln{2}=-{3}ln{4}+{5}ln{2}</annotation>
  </semantics>
</math>
</file>

<file path=Object 202/content.xml><?xml version="1.0" encoding="utf-8"?>
<math xmlns="http://www.w3.org/1998/Math/MathML">
  <semantics>
    <mrow>
      <mi>ln</mi>
      <mrow>
        <mrow>
          <mn>4</mn>
        </mrow>
        <mo stretchy="false">=</mo>
        <mi>ln</mi>
      </mrow>
      <mrow>
        <mrow>
          <msup>
            <mrow>
              <mn>2</mn>
            </mrow>
            <mn>2</mn>
          </msup>
        </mrow>
        <mo stretchy="false">=</mo>
        <mrow>
          <mn>2</mn>
        </mrow>
      </mrow>
      <mi>ln</mi>
      <mrow>
        <mn>2</mn>
      </mrow>
    </mrow>
    <annotation encoding="StarMath 5.0">ln{4}=ln{{2}^2}={2}ln{2}</annotation>
  </semantics>
</math>
</file>

<file path=Object 203/content.xml><?xml version="1.0" encoding="utf-8"?>
<math xmlns="http://www.w3.org/1998/Math/MathML">
  <semantics>
    <mrow>
      <mi>ln</mi>
      <mrow>
        <mrow>
          <msup>
            <mrow>
              <mn>4</mn>
            </mrow>
            <mrow>
              <mrow>
                <mo stretchy="false">−</mo>
                <mrow>
                  <mn>3</mn>
                </mrow>
              </mrow>
            </mrow>
          </msup>
        </mrow>
        <mo stretchy="false">+</mo>
        <mrow>
          <mn>5</mn>
        </mrow>
      </mrow>
      <mi>ln</mi>
      <mrow>
        <mrow>
          <mn>2</mn>
        </mrow>
        <mo stretchy="false">=</mo>
        <mrow>
          <mo stretchy="false">−</mo>
          <mi>ln</mi>
        </mrow>
      </mrow>
      <mrow>
        <mn>2</mn>
      </mrow>
    </mrow>
    <annotation encoding="StarMath 5.0">ln{{4}^{-{3}}}+{5}ln{2}=-ln{2}</annotation>
  </semantics>
</math>
</file>

<file path=Object 204/content.xml><?xml version="1.0" encoding="utf-8"?>
<math xmlns="http://www.w3.org/1998/Math/MathML">
  <semantics>
    <mrow>
      <mi>ln</mi>
      <mrow>
        <mrow>
          <msqrt>
            <mrow>
              <mn>3</mn>
            </mrow>
          </msqrt>
        </mrow>
        <mo stretchy="false">+</mo>
        <mrow>
          <mfrac>
            <mrow>
              <mn>1</mn>
            </mrow>
            <mrow>
              <mn>2</mn>
            </mrow>
          </mfrac>
        </mrow>
      </mrow>
      <mi>ln</mi>
      <mrow>
        <mrow>
          <mfrac>
            <mrow>
              <mn>5</mn>
            </mrow>
            <mrow>
              <mn>3</mn>
            </mrow>
          </mfrac>
        </mrow>
        <mo stretchy="false">=</mo>
        <mrow>
          <mfrac>
            <mrow>
              <mn>1</mn>
            </mrow>
            <mrow>
              <mn>2</mn>
            </mrow>
          </mfrac>
        </mrow>
      </mrow>
      <mi>ln</mi>
      <mrow>
        <mrow>
          <mn>3</mn>
        </mrow>
        <mo stretchy="false">+</mo>
        <mrow>
          <mfrac>
            <mrow>
              <mn>1</mn>
            </mrow>
            <mrow>
              <mn>2</mn>
            </mrow>
          </mfrac>
        </mrow>
      </mrow>
      <mrow>
        <mrow>
          <mo stretchy="false">(</mo>
          <mrow>
            <mi>ln</mi>
            <mrow>
              <mrow>
                <mn>5</mn>
              </mrow>
              <mo stretchy="false">−</mo>
              <mi>ln</mi>
            </mrow>
            <mrow>
              <mn>3</mn>
            </mrow>
          </mrow>
          <mo stretchy="false">)</mo>
        </mrow>
        <mo stretchy="false">=</mo>
        <mrow>
          <mfrac>
            <mrow>
              <mn>1</mn>
            </mrow>
            <mrow>
              <mn>2</mn>
            </mrow>
          </mfrac>
        </mrow>
      </mrow>
      <mi>ln</mi>
      <mrow>
        <mn>5</mn>
      </mrow>
    </mrow>
    <annotation encoding="StarMath 5.0">ln{sqrt{3}}+{{1} over {2}}ln{{5} over {3}}={{1} over {2}}ln{3}+{{1} over {2}}(ln{5}-ln{3})={{1} over {2}}ln{5}</annotation>
  </semantics>
</math>
</file>

<file path=Object 205/content.xml><?xml version="1.0" encoding="utf-8"?>
<math xmlns="http://www.w3.org/1998/Math/MathML">
  <semantics>
    <mrow>
      <mi>ln</mi>
      <mrow>
        <mrow>
          <mo stretchy="false">(</mo>
          <mrow>
            <mi>x</mi>
          </mrow>
          <mo stretchy="false">)</mo>
        </mrow>
        <mo stretchy="false">=</mo>
        <mrow>
          <mn>2</mn>
        </mrow>
      </mrow>
    </mrow>
    <annotation encoding="StarMath 5.0">ln(x)={2}</annotation>
  </semantics>
</math>
</file>

<file path=Object 206/content.xml><?xml version="1.0" encoding="utf-8"?>
<math xmlns="http://www.w3.org/1998/Math/MathML">
  <semantics>
    <mrow>
      <mrow>
        <mi>x</mi>
        <mo stretchy="false">=</mo>
        <msup>
          <mrow>
            <mstyle mathvariant="normal">
              <mrow>
                <mi mathvariant="normal">e</mi>
              </mrow>
            </mstyle>
          </mrow>
          <mrow>
            <mn>2</mn>
          </mrow>
        </msup>
      </mrow>
    </mrow>
    <annotation encoding="StarMath 5.0">x={nitalic e}^{2}</annotation>
  </semantics>
</math>
</file>

<file path=Object 207/content.xml><?xml version="1.0" encoding="utf-8"?>
<math xmlns="http://www.w3.org/1998/Math/MathML">
  <semantics>
    <mrow>
      <mi>ln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n>1</mn>
          </mrow>
        </mrow>
      </mrow>
    </mrow>
    <annotation encoding="StarMath 5.0">ln(x)=-{1}</annotation>
  </semantics>
</math>
</file>

<file path=Object 208/content.xml><?xml version="1.0" encoding="utf-8"?>
<math xmlns="http://www.w3.org/1998/Math/MathML">
  <semantics>
    <mrow>
      <mrow>
        <mi>x</mi>
        <mo stretchy="false">=</mo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row>
                <mn>1</mn>
              </mrow>
            </mrow>
          </mrow>
        </msup>
      </mrow>
    </mrow>
    <annotation encoding="StarMath 5.0">x={nitalic e}^{-{1}}</annotation>
  </semantics>
</math>
</file>

<file path=Object 20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ln</mi>
      </mrow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f(x)=ln(u(x))</annotation>
  </semantics>
</math>
</file>

<file path=Object 21/content.xml><?xml version="1.0" encoding="utf-8"?>
<math xmlns="http://www.w3.org/1998/Math/MathML">
  <semantics>
    <mrow>
      <mi>ln</mi>
      <mrow>
        <mrow>
          <mo stretchy="false">(</mo>
          <mrow>
            <mi mathvariant="italic">ax</mi>
          </mrow>
          <mo stretchy="false">)</mo>
        </mrow>
        <mo stretchy="false">=</mo>
        <mi>ln</mi>
      </mrow>
      <mrow>
        <mi>a</mi>
        <mo stretchy="false">+</mo>
        <mi>ln</mi>
      </mrow>
      <mi>x</mi>
    </mrow>
    <annotation encoding="StarMath 5.0">ln(ax)=ln a+ln x</annotation>
  </semantics>
</math>
</file>

<file path=Object 210/content.xml><?xml version="1.0" encoding="utf-8"?>
<math xmlns="http://www.w3.org/1998/Math/MathML">
  <semantics>
    <mrow>
      <mi>ln</mi>
      <mrow>
        <mfenced open="(" close=")">
          <mrow>
            <mfrac>
              <mrow>
                <mn>1</mn>
              </mrow>
              <mrow>
                <mstyle mathvariant="normal">
                  <mrow>
                    <mi mathvariant="normal">e</mi>
                  </mrow>
                </mstyle>
              </mrow>
            </mfrac>
          </mrow>
        </mfenced>
        <mo stretchy="false">=</mo>
        <mrow>
          <mo stretchy="false">−</mo>
          <mi>ln</mi>
        </mrow>
      </mrow>
      <mrow>
        <mrow>
          <mo stretchy="false">(</mo>
          <mrow>
            <mrow>
              <mstyle mathvariant="normal">
                <mrow>
                  <mi mathvariant="normal">e</mi>
                </mrow>
              </mstyle>
            </mrow>
          </mrow>
          <mo stretchy="false">)</mo>
        </mrow>
        <mo stretchy="false">=</mo>
        <mrow>
          <mo stretchy="false">−</mo>
          <mrow>
            <mn>1</mn>
          </mrow>
        </mrow>
      </mrow>
    </mrow>
    <annotation encoding="StarMath 5.0">ln left({1} over {nitalic e} right)=-ln({nitalic e})=-{1}</annotation>
  </semantics>
</math>
</file>

<file path=Object 211/content.xml><?xml version="1.0" encoding="utf-8"?>
<math xmlns="http://www.w3.org/1998/Math/MathML">
  <semantics>
    <mrow>
      <mrow>
        <mrow>
          <mi>x</mi>
          <mo stretchy="false">=</mo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o stretchy="false">−</mo>
                <mrow>
                  <mn>1</mn>
                </mrow>
              </mrow>
            </mrow>
          </msup>
        </mrow>
        <mo stretchy="false">=</mo>
        <mfrac>
          <mrow>
            <mn>1</mn>
          </mrow>
          <mrow>
            <mstyle mathvariant="normal">
              <mrow>
                <mi mathvariant="normal">e</mi>
              </mrow>
            </mstyle>
          </mrow>
        </mfrac>
      </mrow>
    </mrow>
    <annotation encoding="StarMath 5.0">x={nitalic e}^{-{1}}={1} over {nitalic e}</annotation>
  </semantics>
</math>
</file>

<file path=Object 212/content.xml><?xml version="1.0" encoding="utf-8"?>
<math xmlns="http://www.w3.org/1998/Math/MathML">
  <semantics>
    <mrow>
      <mi>ln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2</mn>
          </mrow>
        </mfrac>
      </mrow>
    </mrow>
    <annotation encoding="StarMath 5.0">ln(x)={1} over {2}</annotation>
  </semantics>
</math>
</file>

<file path=Object 213/content.xml><?xml version="1.0" encoding="utf-8"?>
<math xmlns="http://www.w3.org/1998/Math/MathML">
  <semantics>
    <mrow>
      <mrow>
        <mi>x</mi>
        <mo stretchy="false">=</mo>
        <msup>
          <mrow>
            <mstyle mathvariant="normal">
              <mrow>
                <mi mathvariant="normal">e</mi>
              </mrow>
            </mstyle>
          </mrow>
          <mrow>
            <mfrac>
              <mrow>
                <mn>1</mn>
              </mrow>
              <mrow>
                <mn>2</mn>
              </mrow>
            </mfrac>
          </mrow>
        </msup>
      </mrow>
    </mrow>
    <annotation encoding="StarMath 5.0">x={nitalic e}^{{1} over {2}}</annotation>
  </semantics>
</math>
</file>

<file path=Object 214/content.xml><?xml version="1.0" encoding="utf-8"?>
<math xmlns="http://www.w3.org/1998/Math/MathML">
  <semantics>
    <mrow>
      <mi>ln</mi>
      <mrow>
        <mrow>
          <mo stretchy="false">(</mo>
          <mrow>
            <msqrt>
              <mrow>
                <mstyle mathvariant="normal">
                  <mrow>
                    <mi mathvariant="normal">e</mi>
                  </mrow>
                </mstyle>
              </mrow>
            </msqrt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i>ln</mi>
      <mrow>
        <mrow>
          <mo stretchy="false">(</mo>
          <mrow>
            <mrow>
              <mstyle mathvariant="normal">
                <mrow>
                  <mi mathvariant="normal">e</mi>
                </mrow>
              </mstyle>
            </mrow>
          </mrow>
          <mo stretchy="false">)</mo>
        </mrow>
        <mo stretchy="false">=</mo>
        <mfrac>
          <mrow>
            <mn>1</mn>
          </mrow>
          <mrow>
            <mn>2</mn>
          </mrow>
        </mfrac>
      </mrow>
    </mrow>
    <annotation encoding="StarMath 5.0">ln(sqrt{nitalic e})={1} over {2}ln({nitalic e})={1} over {2}</annotation>
  </semantics>
</math>
</file>

<file path=Object 215/content.xml><?xml version="1.0" encoding="utf-8"?>
<math xmlns="http://www.w3.org/1998/Math/MathML">
  <semantics>
    <mrow>
      <mrow>
        <mrow>
          <mi>x</mi>
          <mo stretchy="false">=</mo>
          <msup>
            <mrow>
              <mstyle mathvariant="normal">
                <mrow>
                  <mi mathvariant="normal">e</mi>
                </mrow>
              </mstyle>
            </mrow>
            <mrow>
              <mfrac>
                <mrow>
                  <mn>1</mn>
                </mrow>
                <mrow>
                  <mn>2</mn>
                </mrow>
              </mfrac>
            </mrow>
          </msup>
        </mrow>
        <mo stretchy="false">=</mo>
        <msqrt>
          <mrow>
            <mstyle mathvariant="normal">
              <mrow>
                <mi mathvariant="normal">e</mi>
              </mrow>
            </mstyle>
          </mrow>
        </msqrt>
      </mrow>
    </mrow>
    <annotation encoding="StarMath 5.0">x={nitalic e}^{{1} over {2}}=sqrt{nitalic e}</annotation>
  </semantics>
</math>
</file>

<file path=Object 216/content.xml><?xml version="1.0" encoding="utf-8"?>
<math xmlns="http://www.w3.org/1998/Math/MathML">
  <semantics>
    <mrow>
      <mi>f</mi>
    </mrow>
    <annotation encoding="StarMath 5.0">f</annotation>
  </semantics>
</math>
</file>

<file path=Object 217/content.xml><?xml version="1.0" encoding="utf-8"?>
<math xmlns="http://www.w3.org/1998/Math/MathML">
  <semantics>
    <mrow>
      <mfrac>
        <mrow>
          <mi>ln</mi>
          <mrow>
            <mo stretchy="false">(</mo>
            <mrow>
              <msup>
                <mi>x</mi>
                <mrow>
                  <mn>4</mn>
                </mrow>
              </msup>
            </mrow>
            <mo stretchy="false">)</mo>
          </mrow>
        </mrow>
        <mrow>
          <msup>
            <mi>x</mi>
            <mrow>
              <mn>3</mn>
            </mrow>
          </msup>
        </mrow>
      </mfrac>
    </mrow>
    <annotation encoding="StarMath 5.0">{ln(x^{4})} over {x^{3}}</annotation>
  </semantics>
</math>
</file>

<file path=Object 218/content.xml><?xml version="1.0" encoding="utf-8"?>
<math xmlns="http://www.w3.org/1998/Math/MathML">
  <semantics>
    <mrow>
      <mfrac>
        <mo stretchy="false">∞</mo>
        <mo stretchy="false">∞</mo>
      </mfrac>
    </mrow>
    <annotation encoding="StarMath 5.0"> infinity  over  infinity </annotation>
  </semantics>
</math>
</file>

<file path=Object 2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20/content.xml><?xml version="1.0" encoding="utf-8"?>
<math xmlns="http://www.w3.org/1998/Math/MathML">
  <semantics>
    <mrow>
      <mrow>
        <mrow>
          <mfrac>
            <mrow>
              <mi>ln</mi>
              <mrow>
                <mo stretchy="false">(</mo>
                <mrow>
                  <msup>
                    <mi>x</mi>
                    <mrow>
                      <mn>4</mn>
                    </mrow>
                  </msup>
                </mrow>
                <mo stretchy="false">)</mo>
              </mrow>
            </mrow>
            <mrow>
              <msup>
                <mi>x</mi>
                <mrow>
                  <mn>3</mn>
                </mrow>
              </msup>
            </mrow>
          </mfrac>
          <mo stretchy="false">=</mo>
          <mfrac>
            <mrow>
              <mrow>
                <mn>4</mn>
              </mrow>
              <mi>ln</mi>
              <mrow>
                <mi>x</mi>
              </mrow>
            </mrow>
            <mrow>
              <msup>
                <mi>x</mi>
                <mrow>
                  <mn>3</mn>
                </mrow>
              </msup>
            </mrow>
          </mfrac>
        </mrow>
        <mo stretchy="false">=</mo>
        <mrow>
          <mrow>
            <mfrac>
              <mrow>
                <mn>4</mn>
              </mrow>
              <msup>
                <mi>x</mi>
                <mn>2</mn>
              </msup>
            </mfrac>
          </mrow>
          <mo stretchy="false">×</mo>
          <mrow>
            <mfrac>
              <mrow>
                <mi>ln</mi>
                <mrow>
                  <mi>x</mi>
                </mrow>
              </mrow>
              <mi>x</mi>
            </mfrac>
          </mrow>
        </mrow>
      </mrow>
    </mrow>
    <annotation encoding="StarMath 5.0">{ln(x^{4})} over {x^{3}}={{4}ln{x}} over {x^{3}}={{4} over x^2} times {{ln{x}} over x}</annotation>
  </semantics>
</math>
</file>

<file path=Object 22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n>4</mn>
              </mrow>
              <msup>
                <mi>x</mi>
                <mn>2</mn>
              </msup>
            </mfrac>
          </mrow>
        </mrow>
        <mo stretchy="false">=</mo>
        <mrow>
          <mn>0</mn>
        </mrow>
      </mrow>
    </mrow>
    <annotation encoding="StarMath 5.0"> Lim from{ x rightarrow + infinity  } { {4} over x^2} ={0}</annotation>
  </semantics>
</math>
</file>

<file path=Object 22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i>ln</mi>
                <mrow>
                  <mi>x</mi>
                </mrow>
              </mrow>
              <mi>x</mi>
            </mfrac>
          </mrow>
        </mrow>
        <mo stretchy="false">=</mo>
        <mrow>
          <mn>0</mn>
        </mrow>
      </mrow>
    </mrow>
    <annotation encoding="StarMath 5.0"> Lim from{ x rightarrow + infinity   } { {ln{x}} over x} ={0}</annotation>
  </semantics>
</math>
</file>

<file path=Object 22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+ infinity  } { f(x)} ={0}</annotation>
  </semantics>
</math>
</file>

<file path=Object 227/content.xml><?xml version="1.0" encoding="utf-8"?>
<math xmlns="http://www.w3.org/1998/Math/MathML">
  <semantics>
    <mrow>
      <mi>g</mi>
    </mrow>
    <annotation encoding="StarMath 5.0">g</annotation>
  </semantics>
</math>
</file>

<file path=Object 228/content.xml><?xml version="1.0" encoding="utf-8"?>
<math xmlns="http://www.w3.org/1998/Math/MathML">
  <semantics>
    <mrow>
      <msup>
        <mi>x</mi>
        <mn>2</mn>
      </msup>
      <mi>ln</mi>
      <mrow>
        <mo stretchy="false">(</mo>
        <mrow>
          <msup>
            <mi>x</mi>
            <mrow>
              <mn>3</mn>
            </mrow>
          </msup>
        </mrow>
        <mo stretchy="false">)</mo>
      </mrow>
    </mrow>
    <annotation encoding="StarMath 5.0">x^2 ln(x^{3})</annotation>
  </semantics>
</math>
</file>

<file path=Object 229/content.xml><?xml version="1.0" encoding="utf-8"?>
<math xmlns="http://www.w3.org/1998/Math/MathML">
  <semantics>
    <mrow>
      <mrow>
        <mrow>
          <mn>0</mn>
        </mrow>
        <mo stretchy="false">×</mo>
        <mo stretchy="false">∞</mo>
      </mrow>
    </mrow>
    <annotation encoding="StarMath 5.0">{0} times  infinity </annotation>
  </semantics>
</math>
</file>

<file path=Object 23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231/content.xml><?xml version="1.0" encoding="utf-8"?>
<math xmlns="http://www.w3.org/1998/Math/MathML">
  <semantics>
    <mrow>
      <msup>
        <mi>x</mi>
        <mn>2</mn>
      </msup>
      <mi>ln</mi>
      <mrow>
        <mrow>
          <mrow>
            <mo stretchy="false">(</mo>
            <mrow>
              <msup>
                <mi>x</mi>
                <mrow>
                  <mn>3</mn>
                </mrow>
              </msup>
            </mrow>
            <mo stretchy="false">)</mo>
          </mrow>
          <mo stretchy="false">=</mo>
          <mrow>
            <msup>
              <mi>x</mi>
              <mn>2</mn>
            </msup>
            <mo stretchy="false">×</mo>
            <mrow>
              <mo stretchy="false">(</mo>
              <mrow>
                <mrow>
                  <mn>3</mn>
                </mrow>
                <mi>ln</mi>
                <mrow>
                  <mi>x</mi>
                </mrow>
              </mrow>
              <mo stretchy="false">)</mo>
            </mrow>
          </mrow>
        </mrow>
        <mo stretchy="false">=</mo>
        <mrow>
          <mrow>
            <mo stretchy="false">(</mo>
            <mrow>
              <mrow>
                <mn>3</mn>
              </mrow>
              <mi>x</mi>
            </mrow>
            <mo stretchy="false">)</mo>
          </mrow>
          <mo stretchy="false">×</mo>
          <mrow>
            <mo stretchy="false">(</mo>
            <mrow>
              <mi>x</mi>
              <mi>ln</mi>
              <mi>x</mi>
            </mrow>
            <mo stretchy="false">)</mo>
          </mrow>
        </mrow>
      </mrow>
    </mrow>
    <annotation encoding="StarMath 5.0">x^2 ln(x^{3})=x^2 times ({3}ln{x})=({3}x) times (x ln x)</annotation>
  </semantics>
</math>
</file>

<file path=Object 23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n>3</mn>
            </mrow>
            <mi>x</mi>
          </mrow>
        </mrow>
        <mo stretchy="false">=</mo>
        <mrow>
          <mn>0</mn>
        </mrow>
      </mrow>
    </mrow>
    <annotation encoding="StarMath 5.0"> Lim from{ x rightarrow {0} } { {3}x} ={0}</annotation>
  </semantics>
</math>
</file>

<file path=Object 23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o stretchy="false">(</mo>
              <mrow>
                <mi>x</mi>
                <mi>ln</mi>
                <mi>x</mi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{0} } {( x ln x)} ={0}</annotation>
  </semantics>
</math>
</file>

<file path=Object 23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0  } { g(x)} ={0}</annotation>
  </semantics>
</math>
</file>

<file path=Object 23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1</mn>
              </mrow>
            </mrow>
          </munder>
          <mrow>
            <mrow>
              <mfrac>
                <mrow>
                  <mi>ln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row>
                  <mrow>
                    <mi>x</mi>
                    <mo stretchy="false">−</mo>
                    <mn>1</mn>
                  </mrow>
                </mrow>
              </mfrac>
            </mrow>
          </mrow>
        </mrow>
        <mo stretchy="false">=</mo>
        <mrow>
          <mn>1</mn>
        </mrow>
      </mrow>
    </mrow>
    <annotation encoding="StarMath 5.0"> Lim from{ x rightarrow {1}  } { {{ln(x)} over {x-1 }}} ={1}</annotation>
  </semantics>
</math>
</file>

<file path=Object 23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1</mn>
              </mrow>
            </mrow>
          </munder>
          <mrow>
            <mrow>
              <mfrac>
                <mrow>
                  <mn>2</mn>
                  <mrow>
                    <mi>x</mi>
                  </mrow>
                  <mi>ln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row>
                  <mrow>
                    <mi>x</mi>
                    <mo stretchy="false">−</mo>
                    <mn>1</mn>
                  </mrow>
                </mrow>
              </mfrac>
            </mrow>
          </mrow>
        </mrow>
        <mo stretchy="false">=</mo>
        <mrow>
          <mn>2</mn>
        </mrow>
      </mrow>
    </mrow>
    <annotation encoding="StarMath 5.0"> Lim from{ x rightarrow {1}  } { {{2{x} ln(x)} over {x-1 }}} ={2}</annotation>
  </semantics>
</math>
</file>

<file path=Object 238/content.xml><?xml version="1.0" encoding="utf-8"?>
<math xmlns="http://www.w3.org/1998/Math/MathML">
  <semantics>
    <mrow>
      <mrow>
        <mfrac>
          <mrow>
            <mrow>
              <mn>2</mn>
            </mrow>
            <mi>x</mi>
            <mi>ln</mi>
            <mrow>
              <mi>x</mi>
            </mrow>
          </mrow>
          <mrow>
            <mrow>
              <mi>x</mi>
              <mo stretchy="false">−</mo>
              <mrow>
                <mn>1</mn>
              </mrow>
            </mrow>
          </mrow>
        </mfrac>
        <mo stretchy="false">=</mo>
        <mrow>
          <mn>2</mn>
        </mrow>
      </mrow>
      <mrow>
        <mi>x</mi>
        <mo stretchy="false">×</mo>
        <mrow>
          <mfrac>
            <mrow>
              <mi>ln</mi>
              <mrow>
                <mi>x</mi>
              </mrow>
            </mrow>
            <mrow>
              <mrow>
                <mi>x</mi>
                <mo stretchy="false">−</mo>
                <mrow>
                  <mn>1</mn>
                </mrow>
              </mrow>
            </mrow>
          </mfrac>
        </mrow>
      </mrow>
    </mrow>
    <annotation encoding="StarMath 5.0">{{2}x ln{x}} over {x-{1}}={2}x times {{ln{x}} over {x-{1}}}</annotation>
  </semantics>
</math>
</file>

<file path=Object 24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24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1</mn>
              </mrow>
            </mrow>
          </munder>
          <mrow>
            <mrow>
              <mn>2</mn>
            </mrow>
            <mi>x</mi>
          </mrow>
        </mrow>
        <mo stretchy="false">=</mo>
        <mrow>
          <mn>2</mn>
        </mrow>
      </mrow>
    </mrow>
    <annotation encoding="StarMath 5.0"> Lim from{ x rightarrow {1} } { {2}x} ={2}</annotation>
  </semantics>
</math>
</file>

<file path=Object 241/content.xml><?xml version="1.0" encoding="utf-8"?>
<math xmlns="http://www.w3.org/1998/Math/MathML">
  <semantics>
    <mrow>
      <mi>f</mi>
    </mrow>
    <annotation encoding="StarMath 5.0">f</annotation>
  </semantics>
</math>
</file>

<file path=Object 24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ln</mi>
      </mrow>
      <mrow>
        <mo stretchy="false">(</mo>
        <mrow>
          <mrow>
            <msup>
              <mi>x</mi>
              <mn>2</mn>
            </msup>
            <mo stretchy="false">+</mo>
            <mrow>
              <mn>1</mn>
            </mrow>
          </mrow>
        </mrow>
        <mo stretchy="false">)</mo>
      </mrow>
    </mrow>
    <annotation encoding="StarMath 5.0">f(x)=ln(x^2+{1})</annotation>
  </semantics>
</math>
</file>

<file path=Object 243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+</mo>
          <mrow>
            <mn>1</mn>
          </mrow>
        </mrow>
      </mrow>
    </mrow>
    <annotation encoding="StarMath 5.0">u(x)=x^2+{1}</annotation>
  </semantics>
</math>
</file>

<file path=Object 244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n>2</mn>
            </mrow>
            <mi>x</mi>
          </mrow>
          <mrow>
            <mrow>
              <msup>
                <mi>x</mi>
                <mn>2</mn>
              </msup>
              <mo stretchy="false">+</mo>
              <mrow>
                <mn>1</mn>
              </mrow>
            </mrow>
          </mrow>
        </mfrac>
      </mrow>
    </mrow>
    <annotation encoding="StarMath 5.0">f'(x)={{2}x} over {x^2+{1}}</annotation>
  </semantics>
</math>
</file>

<file path=Object 245/content.xml><?xml version="1.0" encoding="utf-8"?>
<math xmlns="http://www.w3.org/1998/Math/MathML">
  <semantics>
    <mrow>
      <mi>g</mi>
    </mrow>
    <annotation encoding="StarMath 5.0">g</annotation>
  </semantics>
</math>
</file>

<file path=Object 246/content.xml><?xml version="1.0" encoding="utf-8"?>
<math xmlns="http://www.w3.org/1998/Math/MathML">
  <semantics>
    <mrow>
      <mi>ln</mi>
      <mrow>
        <mo stretchy="false">(</mo>
        <mrow>
          <mrow>
            <mn>2</mn>
          </mrow>
          <mrow>
            <mi>x</mi>
            <mo stretchy="false">−</mo>
            <mrow>
              <mn>1</mn>
            </mrow>
          </mrow>
        </mrow>
        <mo stretchy="false">)</mo>
      </mrow>
    </mrow>
    <annotation encoding="StarMath 5.0">ln({2}x-{1})</annotation>
  </semantics>
</math>
</file>

<file path=Object 247/content.xml><?xml version="1.0" encoding="utf-8"?>
<math xmlns="http://www.w3.org/1998/Math/MathML">
  <semantics>
    <mrow>
      <mrow>
        <mn>2</mn>
      </mrow>
      <mrow>
        <mrow>
          <mi>x</mi>
          <mo stretchy="false">−</mo>
          <mrow>
            <mn>1</mn>
          </mrow>
        </mrow>
        <mo stretchy="false">&gt;</mo>
        <mrow>
          <mn>0</mn>
        </mrow>
      </mrow>
    </mrow>
    <annotation encoding="StarMath 5.0">{2}x-{1}&gt;{0}</annotation>
  </semantics>
</math>
</file>

<file path=Object 248/content.xml><?xml version="1.0" encoding="utf-8"?>
<math xmlns="http://www.w3.org/1998/Math/MathML">
  <semantics>
    <mrow>
      <mrow>
        <mi>x</mi>
        <mo stretchy="false">&gt;</mo>
        <mfrac>
          <mrow>
            <mn>1</mn>
          </mrow>
          <mrow>
            <mn>2</mn>
          </mrow>
        </mfrac>
      </mrow>
    </mrow>
    <annotation encoding="StarMath 5.0">x&gt;{1} over {2}</annotation>
  </semantics>
</math>
</file>

<file path=Object 249/content.xml><?xml version="1.0" encoding="utf-8"?>
<math xmlns="http://www.w3.org/1998/Math/MathML">
  <semantics>
    <mrow>
      <mrow>
        <mi>I</mi>
        <mo stretchy="false">=</mo>
        <mfenced open="]" close="[">
          <mrow>
            <mfrac>
              <mrow>
                <mn>1</mn>
              </mrow>
              <mrow>
                <mn>2</mn>
              </mrow>
            </mfrac>
            <mrow>
              <mstyle mathvariant="normal">
                <mrow>
                  <mi mathvariant="normal">;</mi>
                </mrow>
              </mstyle>
              <mo stretchy="false">+</mo>
              <mo stretchy="false">∞</mo>
            </mrow>
          </mrow>
        </mfenced>
      </mrow>
    </mrow>
    <annotation encoding="StarMath 5.0">I=left]{1} over {2} nitalic; + infinity  right[</annotation>
  </semantics>
</math>
</file>

<file path=Object 25/content.xml><?xml version="1.0" encoding="utf-8"?>
<math xmlns="http://www.w3.org/1998/Math/MathML">
  <semantics>
    <mrow>
      <mrow>
        <mi>a</mi>
        <mo stretchy="false">×</mo>
        <mrow>
          <mrow>
            <mfrac>
              <mrow>
                <mn>1</mn>
              </mrow>
              <mi>a</mi>
            </mfrac>
            <mo stretchy="false">=</mo>
            <mrow>
              <mn>1</mn>
            </mrow>
          </mrow>
        </mrow>
      </mrow>
    </mrow>
    <annotation encoding="StarMath 5.0">a times {{1} over a={1}}</annotation>
  </semantics>
</math>
</file>

<file path=Object 250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n>2</mn>
          </mrow>
          <mrow>
            <mrow>
              <mn>2</mn>
            </mrow>
            <mrow>
              <mi>x</mi>
              <mo stretchy="false">−</mo>
              <mrow>
                <mn>1</mn>
              </mrow>
            </mrow>
          </mrow>
        </mfrac>
      </mrow>
    </mrow>
    <annotation encoding="StarMath 5.0">g'(x)={2} over {{2}x-{1}}</annotation>
  </semantics>
</math>
</file>

<file path=Object 251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52/content.xml><?xml version="1.0" encoding="utf-8"?>
<math xmlns="http://www.w3.org/1998/Math/MathML">
  <semantics>
    <mrow>
      <mfrac>
        <mrow>
          <mn>1</mn>
        </mrow>
        <mi>x</mi>
      </mfrac>
    </mrow>
    <annotation encoding="StarMath 5.0">{1} over x</annotation>
  </semantics>
</math>
</file>

<file path=Object 253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254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255/content.xml><?xml version="1.0" encoding="utf-8"?>
<math xmlns="http://www.w3.org/1998/Math/MathML">
  <semantics>
    <mrow>
      <mfrac>
        <mrow>
          <mn>1</mn>
        </mrow>
        <mi>x</mi>
      </mfrac>
    </mrow>
    <annotation encoding="StarMath 5.0">{1} over x</annotation>
  </semantics>
</math>
</file>

<file path=Object 256/content.xml><?xml version="1.0" encoding="utf-8"?>
<math xmlns="http://www.w3.org/1998/Math/MathML">
  <semantics>
    <mrow>
      <mi>ln</mi>
      <mrow>
        <mo stretchy="false">(</mo>
        <mrow>
          <mrow>
            <mo stretchy="false">−</mo>
            <mi>x</mi>
          </mrow>
        </mrow>
        <mo stretchy="false">)</mo>
      </mrow>
    </mrow>
    <annotation encoding="StarMath 5.0">ln(-x)</annotation>
  </semantics>
</math>
</file>

<file path=Object 257/content.xml><?xml version="1.0" encoding="utf-8"?>
<math xmlns="http://www.w3.org/1998/Math/MathML">
  <semantics>
    <mrow>
      <mfrac>
        <mrow>
          <mrow>
            <mn>4</mn>
          </mrow>
          <msup>
            <mi>x</mi>
            <mrow>
              <mn>3</mn>
            </mrow>
          </msup>
        </mrow>
        <mrow>
          <mrow>
            <msup>
              <mi>x</mi>
              <mrow>
                <mn>4</mn>
              </mrow>
            </msup>
            <mo stretchy="false">+</mo>
            <mrow>
              <mn>1</mn>
            </mrow>
          </mrow>
        </mrow>
      </mfrac>
    </mrow>
    <annotation encoding="StarMath 5.0">{{4}x^{3}} over {x^{4}+{1}}</annotation>
  </semantics>
</math>
</file>

<file path=Object 258/content.xml><?xml version="1.0" encoding="utf-8"?>
<math xmlns="http://www.w3.org/1998/Math/MathML">
  <semantics>
    <mrow>
      <mfrac>
        <mrow>
          <mi>u</mi>
          <mi>'</mi>
        </mrow>
        <mi>u</mi>
      </mfrac>
    </mrow>
    <annotation encoding="StarMath 5.0">{u'} over u</annotation>
  </semantics>
</math>
</file>

<file path=Object 259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row>
              <mn>4</mn>
            </mrow>
          </msup>
          <mo stretchy="false">+</mo>
          <mrow>
            <mn>1</mn>
          </mrow>
        </mrow>
      </mrow>
    </mrow>
    <annotation encoding="StarMath 5.0">u(x)=x^{4}+{1}</annotation>
  </semantics>
</math>
</file>

<file path=Object 26/content.xml><?xml version="1.0" encoding="utf-8"?>
<math xmlns="http://www.w3.org/1998/Math/MathML">
  <semantics>
    <mrow>
      <mi>ln</mi>
      <mrow>
        <mfenced open="(" close=")">
          <mrow>
            <mrow>
              <mi>a</mi>
              <mo stretchy="false">×</mo>
              <mrow>
                <mfrac>
                  <mrow>
                    <mn>1</mn>
                  </mrow>
                  <mi>a</mi>
                </mfrac>
              </mrow>
            </mrow>
          </mrow>
        </mfenced>
        <mo stretchy="false">=</mo>
        <mi>ln</mi>
      </mrow>
      <mrow>
        <mn>1</mn>
      </mrow>
    </mrow>
    <annotation encoding="StarMath 5.0">ln left(a times {{1} over a} right)=ln{1}</annotation>
  </semantics>
</math>
</file>

<file path=Object 260/content.xml><?xml version="1.0" encoding="utf-8"?>
<math xmlns="http://www.w3.org/1998/Math/MathML">
  <semantics>
    <mrow>
      <mrow>
        <mrow>
          <msup>
            <mi>x</mi>
            <mrow>
              <mn>4</mn>
            </mrow>
          </msup>
          <mo stretchy="false">+</mo>
          <mrow>
            <mn>1</mn>
          </mrow>
        </mrow>
        <mo stretchy="false">&gt;</mo>
        <mrow>
          <mn>0</mn>
        </mrow>
      </mrow>
    </mrow>
    <annotation encoding="StarMath 5.0">x^{4}+{1}&gt;{0}</annotation>
  </semantics>
</math>
</file>

<file path=Object 261/content.xml><?xml version="1.0" encoding="utf-8"?>
<math xmlns="http://www.w3.org/1998/Math/MathML">
  <semantics>
    <mrow>
      <mi>f</mi>
    </mrow>
    <annotation encoding="StarMath 5.0">f</annotation>
  </semantics>
</math>
</file>

<file path=Object 262/content.xml><?xml version="1.0" encoding="utf-8"?>
<math xmlns="http://www.w3.org/1998/Math/MathML">
  <semantics>
    <mrow>
      <mi>ln</mi>
      <mrow>
        <mo stretchy="false">(</mo>
        <mrow>
          <mrow>
            <msup>
              <mi>x</mi>
              <mrow>
                <mn>4</mn>
              </mrow>
            </msup>
            <mo stretchy="false">+</mo>
            <mrow>
              <mn>1</mn>
            </mrow>
          </mrow>
        </mrow>
        <mo stretchy="false">)</mo>
      </mrow>
    </mrow>
    <annotation encoding="StarMath 5.0">ln(x^{4}+{1})</annotation>
  </semantics>
</math>
</file>

<file path=Object 27/content.xml><?xml version="1.0" encoding="utf-8"?>
<math xmlns="http://www.w3.org/1998/Math/MathML">
  <semantics>
    <mrow>
      <mi>ln</mi>
      <mrow>
        <mi>a</mi>
        <mo stretchy="false">+</mo>
        <mi>ln</mi>
      </mrow>
      <mrow>
        <mfenced open="(" close=")">
          <mrow>
            <mfrac>
              <mrow>
                <mn>1</mn>
              </mrow>
              <mi>a</mi>
            </mfrac>
          </mrow>
        </mfenced>
        <mo stretchy="false">=</mo>
        <mrow>
          <mn>0</mn>
        </mrow>
      </mrow>
    </mrow>
    <annotation encoding="StarMath 5.0">ln a+ln left({1} over a right)={0}</annotation>
  </semantics>
</math>
</file>

<file path=Object 28/content.xml><?xml version="1.0" encoding="utf-8"?>
<math xmlns="http://www.w3.org/1998/Math/MathML">
  <semantics>
    <mrow>
      <mi>ln</mi>
      <mrow>
        <mfenced open="(" close=")">
          <mrow>
            <mfrac>
              <mrow>
                <mn>1</mn>
              </mrow>
              <mi>a</mi>
            </mfrac>
          </mrow>
        </mfenced>
        <mo stretchy="false">=</mo>
        <mrow>
          <mo stretchy="false">−</mo>
          <mi>ln</mi>
        </mrow>
      </mrow>
      <mrow>
        <mo stretchy="false">(</mo>
        <mrow>
          <mi>a</mi>
        </mrow>
        <mo stretchy="false">)</mo>
      </mrow>
    </mrow>
    <annotation encoding="StarMath 5.0">ln left({1} over a right)=-ln (a)</annotation>
  </semantics>
</math>
</file>

<file path=Object 29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30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31/content.xml><?xml version="1.0" encoding="utf-8"?>
<math xmlns="http://www.w3.org/1998/Math/MathML">
  <semantics>
    <mrow>
      <mi>ln</mi>
      <mrow>
        <mfenced open="(" close=")">
          <mrow>
            <mfrac>
              <mi>a</mi>
              <mi>b</mi>
            </mfrac>
          </mrow>
        </mfenced>
        <mo stretchy="false">=</mo>
        <mi>ln</mi>
      </mrow>
      <mrow>
        <mfenced open="(" close=")">
          <mrow>
            <mrow>
              <mi>a</mi>
              <mo stretchy="false">×</mo>
              <mrow>
                <mfrac>
                  <mrow>
                    <mn>1</mn>
                  </mrow>
                  <mi>b</mi>
                </mfrac>
              </mrow>
            </mrow>
          </mrow>
        </mfenced>
        <mo stretchy="false">=</mo>
        <mi>ln</mi>
      </mrow>
      <mrow>
        <mi>a</mi>
        <mo stretchy="false">+</mo>
        <mi>ln</mi>
      </mrow>
      <mrow>
        <mfenced open="(" close=")">
          <mrow>
            <mfrac>
              <mrow>
                <mn>1</mn>
              </mrow>
              <mi>b</mi>
            </mfrac>
          </mrow>
        </mfenced>
        <mo stretchy="false">=</mo>
        <mi>ln</mi>
      </mrow>
      <mrow>
        <mi>a</mi>
        <mo stretchy="false">−</mo>
        <mi>ln</mi>
      </mrow>
      <mi>b</mi>
    </mrow>
    <annotation encoding="StarMath 5.0">ln left(a over b right)=ln left(a times {{1} over b} right)=ln a+ln left({1} over b right)=ln a-ln b</annotation>
  </semantics>
</math>
</file>

<file path=Object 32/content.xml><?xml version="1.0" encoding="utf-8"?>
<math xmlns="http://www.w3.org/1998/Math/MathML">
  <semantics>
    <mrow>
      <mrow>
        <mi>n</mi>
        <mo stretchy="false">=</mo>
        <mrow>
          <mn>0</mn>
        </mrow>
      </mrow>
    </mrow>
    <annotation encoding="StarMath 5.0">n={0}</annotation>
  </semantics>
</math>
</file>

<file path=Object 33/content.xml><?xml version="1.0" encoding="utf-8"?>
<math xmlns="http://www.w3.org/1998/Math/MathML">
  <semantics>
    <mrow>
      <mrow>
        <mi>n</mi>
        <mo stretchy="false">⩾</mo>
        <mrow>
          <mn>1</mn>
        </mrow>
      </mrow>
    </mrow>
    <annotation encoding="StarMath 5.0">n geslant {1}</annotation>
  </semantics>
</math>
</file>

<file path=Object 34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35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row>
                <mn>0</mn>
              </mrow>
            </msup>
          </mrow>
          <mo stretchy="false">)</mo>
        </mrow>
        <mo stretchy="false">=</mo>
        <mi>ln</mi>
      </mrow>
      <mrow>
        <mrow>
          <mrow>
            <mn>1</mn>
          </mrow>
          <mo stretchy="false">=</mo>
          <mrow>
            <mn>0</mn>
          </mrow>
        </mrow>
        <mo stretchy="false">=</mo>
        <mrow>
          <mrow>
            <mn>0</mn>
          </mrow>
          <mo stretchy="false">×</mo>
          <mi>ln</mi>
        </mrow>
      </mrow>
      <mi>a</mi>
    </mrow>
    <annotation encoding="StarMath 5.0">ln(a^{0})=ln{1}={0}={0} times ln a</annotation>
  </semantics>
</math>
</file>

<file path=Object 36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37/content.xml><?xml version="1.0" encoding="utf-8"?>
<math xmlns="http://www.w3.org/1998/Math/MathML">
  <semantics>
    <mrow>
      <mrow>
        <msup>
          <mi>a</mi>
          <mi>n</mi>
        </msup>
        <mo stretchy="false">=</mo>
        <mrow>
          <mrow>
            <mi>a</mi>
            <mo stretchy="false">×</mo>
            <mo stretchy="false">…</mo>
          </mrow>
          <mo stretchy="false">×</mo>
          <mi>a</mi>
        </mrow>
      </mrow>
    </mrow>
    <annotation encoding="StarMath 5.0">a^n=a times dotslow times a</annotation>
  </semantics>
</math>
</file>

<file path=Object 38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n</mi>
            </msup>
          </mrow>
          <mo stretchy="false">)</mo>
        </mrow>
        <mo stretchy="false">=</mo>
        <mi>ln</mi>
      </mrow>
      <mrow>
        <mrow>
          <mi>a</mi>
          <mo stretchy="false">+</mo>
          <mo stretchy="false">…</mo>
        </mrow>
        <mo stretchy="false">+</mo>
        <mi>ln</mi>
      </mrow>
      <mrow>
        <mi>a</mi>
        <mo stretchy="false">=</mo>
        <mi>n</mi>
      </mrow>
      <mi>ln</mi>
      <mi>a</mi>
    </mrow>
    <annotation encoding="StarMath 5.0">ln(a^n)=ln a+dotslow+ln a=n ln a</annotation>
  </semantics>
</math>
</file>

<file path=Object 39/content.xml><?xml version="1.0" encoding="utf-8"?>
<math xmlns="http://www.w3.org/1998/Math/MathML">
  <semantics>
    <mrow>
      <mrow>
        <mi>n</mi>
        <mo stretchy="false">⩽</mo>
        <mrow>
          <mo stretchy="false">−</mo>
          <mrow>
            <mn>1</mn>
          </mrow>
        </mrow>
      </mrow>
    </mrow>
    <annotation encoding="StarMath 5.0">n leslant -{1}</annotation>
  </semantics>
</math>
</file>

<file path=Object 4/content.xml><?xml version="1.0" encoding="utf-8"?>
<math xmlns="http://www.w3.org/1998/Math/MathML">
  <semantics>
    <mrow>
      <mi>ln</mi>
      <mrow>
        <mi>'</mi>
        <mo stretchy="false">=</mo>
        <mfrac>
          <mrow>
            <mn>1</mn>
          </mrow>
          <mi>x</mi>
        </mfrac>
      </mrow>
    </mrow>
    <annotation encoding="StarMath 5.0">ln'={1} over x</annotation>
  </semantics>
</math>
</file>

<file path=Object 40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41/content.xml><?xml version="1.0" encoding="utf-8"?>
<math xmlns="http://www.w3.org/1998/Math/MathML">
  <semantics>
    <mrow>
      <mrow>
        <msup>
          <mi>a</mi>
          <mi>n</mi>
        </msup>
        <mo stretchy="false">=</mo>
        <mfrac>
          <mrow>
            <mn>1</mn>
          </mrow>
          <msup>
            <mi>a</mi>
            <mrow>
              <mrow>
                <mo stretchy="false">−</mo>
                <mi>n</mi>
              </mrow>
            </mrow>
          </msup>
        </mfrac>
      </mrow>
    </mrow>
    <annotation encoding="StarMath 5.0">a^n={1} over a^{-n}</annotation>
  </semantics>
</math>
</file>

<file path=Object 42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n</mi>
            </msup>
          </mrow>
          <mo stretchy="false">)</mo>
        </mrow>
        <mo stretchy="false">=</mo>
        <mrow>
          <mo stretchy="false">−</mo>
          <mi>ln</mi>
        </mrow>
      </mrow>
      <mrow>
        <mrow>
          <mo stretchy="false">(</mo>
          <mrow>
            <msup>
              <mi>a</mi>
              <mrow>
                <mrow>
                  <mo stretchy="false">−</mo>
                  <mi>n</mi>
                </mrow>
              </mrow>
            </msup>
          </mrow>
          <mo stretchy="false">)</mo>
        </mrow>
        <mo stretchy="false">=</mo>
        <mrow>
          <mo stretchy="false">−</mo>
          <mrow>
            <mo stretchy="false">(</mo>
            <mrow>
              <mrow>
                <mo stretchy="false">−</mo>
                <mi>n</mi>
              </mrow>
            </mrow>
            <mo stretchy="false">)</mo>
          </mrow>
        </mrow>
      </mrow>
      <mi>ln</mi>
      <mrow>
        <mi>a</mi>
        <mo stretchy="false">=</mo>
        <mi>n</mi>
      </mrow>
      <mi>ln</mi>
      <mi>a</mi>
    </mrow>
    <annotation encoding="StarMath 5.0">ln(a^n)=-ln(a^{-n})=-(-n) ln a=n ln a</annotation>
  </semantics>
</math>
</file>

<file path=Object 43/content.xml><?xml version="1.0" encoding="utf-8"?>
<math xmlns="http://www.w3.org/1998/Math/MathML">
  <semantics>
    <mrow>
      <mrow>
        <msup>
          <mrow>
            <mo stretchy="false">(</mo>
            <mrow>
              <msqrt>
                <mrow>
                  <mi>a</mi>
                </mrow>
              </msqrt>
            </mrow>
            <mo stretchy="false">)</mo>
          </mrow>
          <mn>2</mn>
        </msup>
        <mo stretchy="false">=</mo>
        <mi>a</mi>
      </mrow>
    </mrow>
    <annotation encoding="StarMath 5.0">(sqrt{a})^2=a</annotation>
  </semantics>
</math>
</file>

<file path=Object 44/content.xml><?xml version="1.0" encoding="utf-8"?>
<math xmlns="http://www.w3.org/1998/Math/MathML">
  <semantics>
    <mrow>
      <mi>ln</mi>
      <mrow>
        <mrow>
          <mo stretchy="false">(</mo>
          <mrow>
            <msup>
              <mrow>
                <mo stretchy="false">(</mo>
                <mrow>
                  <msqrt>
                    <mrow>
                      <mi>a</mi>
                    </mrow>
                  </msqrt>
                </mrow>
                <mo stretchy="false">)</mo>
              </mrow>
              <mn>2</mn>
            </msup>
          </mrow>
          <mo stretchy="false">)</mo>
        </mrow>
        <mo stretchy="false">=</mo>
        <mi>ln</mi>
      </mrow>
      <mi>a</mi>
    </mrow>
    <annotation encoding="StarMath 5.0">ln((sqrt{a})^2)=ln a</annotation>
  </semantics>
</math>
</file>

<file path=Object 45/content.xml><?xml version="1.0" encoding="utf-8"?>
<math xmlns="http://www.w3.org/1998/Math/MathML">
  <semantics>
    <mrow>
      <mrow>
        <mn>2</mn>
      </mrow>
      <mi>ln</mi>
      <mrow>
        <mrow>
          <mo stretchy="false">(</mo>
          <mrow>
            <msqrt>
              <mrow>
                <mi>a</mi>
              </mrow>
            </msqrt>
          </mrow>
          <mo stretchy="false">)</mo>
        </mrow>
        <mo stretchy="false">=</mo>
        <mi>ln</mi>
      </mrow>
      <mi>a</mi>
    </mrow>
    <annotation encoding="StarMath 5.0">{2}ln(sqrt{a})=ln a</annotation>
  </semantics>
</math>
</file>

<file path=Object 46/content.xml><?xml version="1.0" encoding="utf-8"?>
<math xmlns="http://www.w3.org/1998/Math/MathML">
  <semantics>
    <mrow>
      <mi>ln</mi>
      <mrow>
        <mrow>
          <mo stretchy="false">(</mo>
          <mrow>
            <msqrt>
              <mrow>
                <mi>a</mi>
              </mrow>
            </msqrt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i>ln</mi>
      <mi>a</mi>
    </mrow>
    <annotation encoding="StarMath 5.0">ln(sqrt{a})={1} over {2}ln a</annotation>
  </semantics>
</math>
</file>

<file path=Object 47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4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ln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ln(x)} =+infinity </annotation>
  </semantics>
</math>
</file>

<file path=Object 4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i>ln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0  } { ln(x)} =-infinity </annotation>
  </semantics>
</math>
</file>

<file path=Object 5/content.xml><?xml version="1.0" encoding="utf-8"?>
<math xmlns="http://www.w3.org/1998/Math/MathML">
  <semantics>
    <mrow>
      <mi>ln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n>0</mn>
        </mrow>
      </mrow>
    </mrow>
    <annotation encoding="StarMath 5.0">ln({1})={0}</annotation>
  </semantics>
</math>
</file>

<file path=Object 50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51/content.xml><?xml version="1.0" encoding="utf-8"?>
<math xmlns="http://www.w3.org/1998/Math/MathML">
  <semantics>
    <mrow>
      <mi>ln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i>x</mi>
        </mfrac>
      </mrow>
    </mrow>
    <annotation encoding="StarMath 5.0">ln'(x)={1} over x</annotation>
  </semantics>
</math>
</file>

<file path=Object 52/content.xml><?xml version="1.0" encoding="utf-8"?>
<math xmlns="http://www.w3.org/1998/Math/MathML">
  <semantics>
    <mrow>
      <mi>ln</mi>
      <mrow>
        <mo stretchy="false">(</mo>
        <mrow>
          <mi>x</mi>
        </mrow>
        <mo stretchy="false">)</mo>
      </mrow>
    </mrow>
    <annotation encoding="StarMath 5.0">ln(x)</annotation>
  </semantics>
</math>
</file>

<file path=Object 53/content.xml><?xml version="1.0" encoding="utf-8"?>
<math xmlns="http://www.w3.org/1998/Math/MathML">
  <semantics>
    <mrow>
      <mrow>
        <mfrac>
          <mrow>
            <mn>1</mn>
          </mrow>
          <mi>x</mi>
        </mfrac>
        <mo stretchy="false">&gt;</mo>
        <mrow>
          <mn>0</mn>
        </mrow>
      </mrow>
    </mrow>
    <annotation encoding="StarMath 5.0">{1} over x&gt;{0}</annotation>
  </semantics>
</math>
</file>

<file path=Object 54/content.xml><?xml version="1.0" encoding="utf-8"?>
<math xmlns="http://www.w3.org/1998/Math/MathML">
  <semantics>
    <mrow>
      <mi>ln</mi>
      <mi>'</mi>
      <mrow>
        <mrow>
          <mrow>
            <mo stretchy="false">(</mo>
            <mrow>
              <mrow>
                <mn>1</mn>
              </mrow>
            </mrow>
            <mo stretchy="false">)</mo>
          </mrow>
          <mo stretchy="false">=</mo>
          <mfrac>
            <mrow>
              <mn>1</mn>
            </mrow>
            <mrow>
              <mn>1</mn>
            </mrow>
          </mfrac>
        </mrow>
        <mo stretchy="false">=</mo>
        <mrow>
          <mn>1</mn>
        </mrow>
      </mrow>
    </mrow>
    <annotation encoding="StarMath 5.0">ln'({1})={1} over {1}={1}</annotation>
  </semantics>
</math>
</file>

<file path=Object 55/content.xml><?xml version="1.0" encoding="utf-8"?>
<math xmlns="http://www.w3.org/1998/Math/MathML">
  <semantics>
    <mrow>
      <mi>A</mi>
      <mrow>
        <mo stretchy="false">(</mo>
        <mrow>
          <mrow>
            <mn>0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A({0} nitalic; {1})</annotation>
  </semantics>
</math>
</file>

<file path=Object 56/content.xml><?xml version="1.0" encoding="utf-8"?>
<math xmlns="http://www.w3.org/1998/Math/MathML">
  <semantics>
    <mrow>
      <mrow>
        <mi>y</mi>
        <mo stretchy="false">=</mo>
        <mrow>
          <mi>x</mi>
          <mo stretchy="false">−</mo>
          <mrow>
            <mn>1</mn>
          </mrow>
        </mrow>
      </mrow>
    </mrow>
    <annotation encoding="StarMath 5.0">y=x-{1}</annotation>
  </semantics>
</math>
</file>

<file path=Object 57/content.xml><?xml version="1.0" encoding="utf-8"?>
<math xmlns="http://www.w3.org/1998/Math/MathML">
  <semantics>
    <mrow>
      <mi>n</mi>
      <mi>ln</mi>
      <mrow>
        <mrow>
          <mo stretchy="false">(</mo>
          <mrow>
            <mrow>
              <mn>10</mn>
            </mrow>
          </mrow>
          <mo stretchy="false">)</mo>
        </mrow>
        <mo stretchy="false">&gt;</mo>
        <mi>M</mi>
      </mrow>
    </mrow>
    <annotation encoding="StarMath 5.0">n ln({10})&gt;M</annotation>
  </semantics>
</math>
</file>

<file path=Object 58/content.xml><?xml version="1.0" encoding="utf-8"?>
<math xmlns="http://www.w3.org/1998/Math/MathML">
  <semantics>
    <mrow>
      <mrow>
        <mi>x</mi>
        <mo stretchy="false">&gt;</mo>
        <msup>
          <mrow>
            <mn>10</mn>
          </mrow>
          <mi>n</mi>
        </msup>
      </mrow>
    </mrow>
    <annotation encoding="StarMath 5.0">x&gt;{10}^n</annotation>
  </semantics>
</math>
</file>

<file path=Object 59/content.xml><?xml version="1.0" encoding="utf-8"?>
<math xmlns="http://www.w3.org/1998/Math/MathML">
  <semantics>
    <mrow>
      <mi>ln</mi>
      <mrow>
        <mrow>
          <mo stretchy="false">(</mo>
          <mrow>
            <mi>x</mi>
          </mrow>
          <mo stretchy="false">)</mo>
        </mrow>
        <mo stretchy="false">&gt;</mo>
        <mi>ln</mi>
      </mrow>
      <mrow>
        <mo stretchy="false">(</mo>
        <mrow>
          <msup>
            <mrow>
              <mn>10</mn>
            </mrow>
            <mi>n</mi>
          </msup>
        </mrow>
        <mo stretchy="false">)</mo>
      </mrow>
    </mrow>
    <annotation encoding="StarMath 5.0">ln(x)&gt;ln({10}^n)</annotation>
  </semantics>
</math>
</file>

<file path=Object 6/content.xml><?xml version="1.0" encoding="utf-8"?>
<math xmlns="http://www.w3.org/1998/Math/MathML">
  <semantics>
    <mrow>
      <mi>ln</mi>
      <mrow>
        <mfenced open="(" close=")">
          <mrow>
            <mfrac>
              <mi>a</mi>
              <mi>b</mi>
            </mfrac>
          </mrow>
        </mfenced>
        <mo stretchy="false">=</mo>
        <mi>ln</mi>
      </mrow>
      <mrow>
        <mrow>
          <mo stretchy="false">(</mo>
          <mrow>
            <mi>a</mi>
          </mrow>
          <mo stretchy="false">)</mo>
        </mrow>
        <mo stretchy="false">−</mo>
        <mi>ln</mi>
      </mrow>
      <mrow>
        <mo stretchy="false">(</mo>
        <mrow>
          <mi>b</mi>
        </mrow>
        <mo stretchy="false">)</mo>
      </mrow>
    </mrow>
    <annotation encoding="StarMath 5.0">ln left(a over b right)=ln (a)-ln (b)</annotation>
  </semantics>
</math>
</file>

<file path=Object 60/content.xml><?xml version="1.0" encoding="utf-8"?>
<math xmlns="http://www.w3.org/1998/Math/MathML">
  <semantics>
    <mrow>
      <mi>ln</mi>
      <mrow>
        <mrow>
          <mo stretchy="false">(</mo>
          <mrow>
            <mi>x</mi>
          </mrow>
          <mo stretchy="false">)</mo>
        </mrow>
        <mo stretchy="false">&gt;</mo>
        <mrow>
          <mi>n</mi>
          <mo stretchy="false">×</mo>
          <mi>ln</mi>
        </mrow>
      </mrow>
      <mrow>
        <mo stretchy="false">(</mo>
        <mrow>
          <mrow>
            <mn>10</mn>
          </mrow>
        </mrow>
        <mo stretchy="false">)</mo>
      </mrow>
    </mrow>
    <annotation encoding="StarMath 5.0">ln(x)&gt;n times ln({10})</annotation>
  </semantics>
</math>
</file>

<file path=Object 61/content.xml><?xml version="1.0" encoding="utf-8"?>
<math xmlns="http://www.w3.org/1998/Math/MathML">
  <semantics>
    <mrow>
      <mi>ln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ln(x)&gt;M</annotation>
  </semantics>
</math>
</file>

<file path=Object 6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ln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ln(x)} =+infinity </annotation>
  </semantics>
</math>
</file>

<file path=Object 63/content.xml><?xml version="1.0" encoding="utf-8"?>
<math xmlns="http://www.w3.org/1998/Math/MathML">
  <semantics>
    <mrow>
      <mrow>
        <mi>X</mi>
        <mo stretchy="false">=</mo>
        <mfrac>
          <mrow>
            <mn>1</mn>
          </mrow>
          <mi>x</mi>
        </mfrac>
      </mrow>
    </mrow>
    <annotation encoding="StarMath 5.0">X={1} over x</annotation>
  </semantics>
</math>
</file>

<file path=Object 64/content.xml><?xml version="1.0" encoding="utf-8"?>
<math xmlns="http://www.w3.org/1998/Math/MathML">
  <semantics>
    <mrow>
      <mi>ln</mi>
      <mrow>
        <mrow>
          <mo stretchy="false">(</mo>
          <mrow>
            <mi>x</mi>
          </mrow>
          <mo stretchy="false">)</mo>
        </mrow>
        <mo stretchy="false">=</mo>
        <mi>ln</mi>
      </mrow>
      <mrow>
        <mfenced open="(" close=")">
          <mrow>
            <mfrac>
              <mrow>
                <mn>1</mn>
              </mrow>
              <mi>X</mi>
            </mfrac>
          </mrow>
        </mfenced>
        <mo stretchy="false">=</mo>
        <mrow>
          <mo stretchy="false">−</mo>
          <mi>ln</mi>
        </mrow>
      </mrow>
      <mrow>
        <mo stretchy="false">(</mo>
        <mrow>
          <mi>X</mi>
        </mrow>
        <mo stretchy="false">)</mo>
      </mrow>
    </mrow>
    <annotation encoding="StarMath 5.0">ln(x)=ln left({1} over X right)=-ln(X)</annotation>
  </semantics>
</math>
</file>

<file path=Object 65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6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i>ln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0  } { ln(x)} =-infinity </annotation>
  </semantics>
</math>
</file>

<file path=Object 67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68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69/content.xml><?xml version="1.0" encoding="utf-8"?>
<math xmlns="http://www.w3.org/1998/Math/MathML">
  <semantics>
    <mrow>
      <mrow>
        <mi>y</mi>
        <mo stretchy="false">=</mo>
        <mrow>
          <mi>x</mi>
          <mo stretchy="false">−</mo>
          <mrow>
            <mn>1</mn>
          </mrow>
        </mrow>
      </mrow>
    </mrow>
    <annotation encoding="StarMath 5.0">y=x-{1}</annotation>
  </semantics>
</math>
</file>

<file path=Object 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70/content.xml><?xml version="1.0" encoding="utf-8"?>
<math xmlns="http://www.w3.org/1998/Math/MathML">
  <semantics>
    <mrow>
      <mi>ln</mi>
      <mrow>
        <mrow>
          <mo stretchy="false">(</mo>
          <mrow>
            <mi>A</mi>
          </mrow>
          <mo stretchy="false">)</mo>
        </mrow>
        <mo stretchy="false">=</mo>
        <mi>ln</mi>
      </mrow>
      <mrow>
        <mo stretchy="false">(</mo>
        <mrow>
          <mi>B</mi>
        </mrow>
        <mo stretchy="false">)</mo>
      </mrow>
    </mrow>
    <annotation encoding="StarMath 5.0">ln(A)=ln(B)</annotation>
  </semantics>
</math>
</file>

<file path=Object 71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</annotation>
  </semantics>
</math>
</file>

<file path=Object 7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row>
                  <mo stretchy="false">+</mo>
                  <mo stretchy="false">∞</mo>
                </mrow>
              </mrow>
            </mrow>
          </munder>
          <mrow>
            <mrow>
              <mfrac>
                <mrow>
                  <mi>ln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i>x</mi>
              </mfrac>
            </mrow>
          </mrow>
        </mrow>
        <mo stretchy="false">=</mo>
        <mrow>
          <mn>0</mn>
        </mrow>
      </mrow>
    </mrow>
    <annotation encoding="StarMath 5.0"> Lim from{ x rightarrow {+infinity}  } { {{ln(x)} over x}} ={0}</annotation>
  </semantics>
</math>
</file>

<file path=Object 73/content.xml><?xml version="1.0" encoding="utf-8"?>
<math xmlns="http://www.w3.org/1998/Math/MathML">
  <semantics>
    <mrow>
      <mi>ln</mi>
      <mrow>
        <mrow>
          <mo stretchy="false">(</mo>
          <mrow>
            <mi>A</mi>
          </mrow>
          <mo stretchy="false">)</mo>
        </mrow>
        <mo stretchy="false">⩽</mo>
        <mi>ln</mi>
      </mrow>
      <mrow>
        <mo stretchy="false">(</mo>
        <mrow>
          <mi>B</mi>
        </mrow>
        <mo stretchy="false">)</mo>
      </mrow>
    </mrow>
    <annotation encoding="StarMath 5.0">ln(A) leslant ln(B)</annotation>
  </semantics>
</math>
</file>

<file path=Object 74/content.xml><?xml version="1.0" encoding="utf-8"?>
<math xmlns="http://www.w3.org/1998/Math/MathML">
  <semantics>
    <mrow>
      <mrow>
        <mi>A</mi>
        <mo stretchy="false">⩽</mo>
        <mi>B</mi>
      </mrow>
    </mrow>
    <annotation encoding="StarMath 5.0">A leslant B</annotation>
  </semantics>
</math>
</file>

<file path=Object 75/content.xml><?xml version="1.0" encoding="utf-8"?>
<math xmlns="http://www.w3.org/1998/Math/MathML">
  <semantics>
    <mrow>
      <mo stretchy="false">[</mo>
      <mrow>
        <mn>2</mn>
      </mrow>
      <mstyle mathvariant="normal">
        <mrow>
          <mi mathvariant="normal">;</mi>
        </mrow>
      </mstyle>
      <mrow>
        <mn>3</mn>
      </mrow>
      <mo stretchy="false">]</mo>
    </mrow>
    <annotation encoding="StarMath 5.0">\[{2} nitalic; {3}\]</annotation>
  </semantics>
</math>
</file>

<file path=Object 7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i>x</mi>
            <mi>ln</mi>
            <mi>x</mi>
          </mrow>
        </mrow>
        <mo stretchy="false">=</mo>
        <mrow>
          <mn>0</mn>
        </mrow>
      </mrow>
    </mrow>
    <annotation encoding="StarMath 5.0"> Lim from{ x rightarrow {0} } { x ln x} ={0}</annotation>
  </semantics>
</math>
</file>

<file path=Object 77/content.xml><?xml version="1.0" encoding="utf-8"?>
<math xmlns="http://www.w3.org/1998/Math/MathML">
  <semantics>
    <mrow>
      <mi>ln</mi>
      <mrow>
        <mrow>
          <mrow>
            <mo stretchy="false">(</mo>
            <mrow>
              <mrow>
                <mn>2</mn>
              </mrow>
            </mrow>
            <mo stretchy="false">)</mo>
          </mrow>
          <mo stretchy="false">≃</mo>
          <mrow>
            <mn>0,7</mn>
          </mrow>
        </mrow>
        <mo stretchy="false">&lt;</mo>
        <mrow>
          <mn>1</mn>
        </mrow>
      </mrow>
    </mrow>
    <annotation encoding="StarMath 5.0">ln({2})simeq{0,7}&lt;{1}</annotation>
  </semantics>
</math>
</file>

<file path=Object 78/content.xml><?xml version="1.0" encoding="utf-8"?>
<math xmlns="http://www.w3.org/1998/Math/MathML">
  <semantics>
    <mrow>
      <mrow>
        <mi>n</mi>
        <mo stretchy="false">⩾</mo>
        <mrow>
          <mn>2</mn>
        </mrow>
      </mrow>
    </mrow>
    <annotation encoding="StarMath 5.0">n geslant {2}</annotation>
  </semantics>
</math>
</file>

<file path=Object 79/content.xml><?xml version="1.0" encoding="utf-8"?>
<math xmlns="http://www.w3.org/1998/Math/MathML">
  <semantics>
    <mrow>
      <mi>ln</mi>
      <mrow>
        <mrow>
          <mrow>
            <mo stretchy="false">(</mo>
            <mrow>
              <mrow>
                <mn>3</mn>
              </mrow>
            </mrow>
            <mo stretchy="false">)</mo>
          </mrow>
          <mo stretchy="false">≃</mo>
          <mrow>
            <mn>1,1</mn>
          </mrow>
        </mrow>
        <mo stretchy="false">&gt;</mo>
        <mrow>
          <mn>1</mn>
        </mrow>
      </mrow>
    </mrow>
    <annotation encoding="StarMath 5.0">ln({3})simeq{1,1}&gt;{1}</annotation>
  </semantics>
</math>
</file>

<file path=Object 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80/content.xml><?xml version="1.0" encoding="utf-8"?>
<math xmlns="http://www.w3.org/1998/Math/MathML">
  <semantics>
    <mrow>
      <mi>ln</mi>
      <mrow>
        <mrow>
          <mo stretchy="false">(</mo>
          <mrow>
            <mrow>
              <mstyle mathvariant="normal">
                <mrow>
                  <mi mathvariant="normal">e</mi>
                </mrow>
              </mstyle>
            </mrow>
          </mrow>
          <mo stretchy="false">)</mo>
        </mrow>
        <mo stretchy="false">=</mo>
        <mrow>
          <mn>1</mn>
        </mrow>
      </mrow>
    </mrow>
    <annotation encoding="StarMath 5.0">ln({nitalic e})={1}</annotation>
  </semantics>
</math>
</file>

<file path=Object 81/content.xml><?xml version="1.0" encoding="utf-8"?>
<math xmlns="http://www.w3.org/1998/Math/MathML">
  <semantics>
    <mrow>
      <mrow>
        <mrow>
          <mstyle mathvariant="normal">
            <mrow>
              <mi mathvariant="normal">e</mi>
            </mrow>
          </mstyle>
        </mrow>
        <mo stretchy="false">≃</mo>
        <mrow>
          <mn>2,718281828</mn>
        </mrow>
      </mrow>
    </mrow>
    <annotation encoding="StarMath 5.0">{nitalic e} simeq {2,718281828}</annotation>
  </semantics>
</math>
</file>

<file path=Object 82/content.xml><?xml version="1.0" encoding="utf-8"?>
<math xmlns="http://www.w3.org/1998/Math/MathML">
  <semantics>
    <mrow>
      <mi>ln</mi>
      <mrow>
        <mrow>
          <mo stretchy="false">(</mo>
          <mrow>
            <mi>x</mi>
          </mrow>
          <mo stretchy="false">)</mo>
        </mrow>
        <mo stretchy="false">=</mo>
        <mi>m</mi>
      </mrow>
    </mrow>
    <annotation encoding="StarMath 5.0">ln(x)=m</annotation>
  </semantics>
</math>
</file>

<file path=Object 83/content.xml><?xml version="1.0" encoding="utf-8"?>
<math xmlns="http://www.w3.org/1998/Math/MathML">
  <semantics>
    <mrow>
      <mrow>
        <mi>x</mi>
        <mo stretchy="false">=</mo>
        <msup>
          <mrow>
            <mstyle mathvariant="normal">
              <mrow>
                <mi mathvariant="normal">e</mi>
              </mrow>
            </mstyle>
          </mrow>
          <mi>m</mi>
        </msup>
      </mrow>
    </mrow>
    <annotation encoding="StarMath 5.0">x={nitalic e}^m</annotation>
  </semantics>
</math>
</file>

<file path=Object 84/content.xml><?xml version="1.0" encoding="utf-8"?>
<math xmlns="http://www.w3.org/1998/Math/MathML">
  <semantics>
    <mrow>
      <mi>ln</mi>
      <mrow>
        <mrow>
          <mo stretchy="false">(</mo>
          <mrow>
            <mi>x</mi>
          </mrow>
          <mo stretchy="false">)</mo>
        </mrow>
        <mo stretchy="false">⩾</mo>
        <mi>m</mi>
      </mrow>
    </mrow>
    <annotation encoding="StarMath 5.0">ln(x) geslant m</annotation>
  </semantics>
</math>
</file>

<file path=Object 85/content.xml><?xml version="1.0" encoding="utf-8"?>
<math xmlns="http://www.w3.org/1998/Math/MathML">
  <semantics>
    <mrow>
      <mrow>
        <mi>x</mi>
        <mo stretchy="false">⩾</mo>
        <msup>
          <mrow>
            <mstyle mathvariant="normal">
              <mrow>
                <mi mathvariant="normal">e</mi>
              </mrow>
            </mstyle>
          </mrow>
          <mi>m</mi>
        </msup>
      </mrow>
    </mrow>
    <annotation encoding="StarMath 5.0">x geslant {nitalic e}^m</annotation>
  </semantics>
</math>
</file>

<file path=Object 86/content.xml><?xml version="1.0" encoding="utf-8"?>
<math xmlns="http://www.w3.org/1998/Math/MathML">
  <semantics>
    <mrow>
      <mi>ln</mi>
      <mrow>
        <mrow>
          <mo stretchy="false">(</mo>
          <mrow>
            <mi>x</mi>
          </mrow>
          <mo stretchy="false">)</mo>
        </mrow>
        <mo stretchy="false">⩽</mo>
        <mi>m</mi>
      </mrow>
    </mrow>
    <annotation encoding="StarMath 5.0">ln(x) leslant m</annotation>
  </semantics>
</math>
</file>

<file path=Object 87/content.xml><?xml version="1.0" encoding="utf-8"?>
<math xmlns="http://www.w3.org/1998/Math/MathML">
  <semantics>
    <mrow>
      <mrow>
        <mrow>
          <mrow>
            <mn>0</mn>
          </mrow>
          <mo stretchy="false">&lt;</mo>
          <mi>x</mi>
        </mrow>
        <mo stretchy="false">⩽</mo>
        <msup>
          <mrow>
            <mstyle mathvariant="normal">
              <mrow>
                <mi mathvariant="normal">e</mi>
              </mrow>
            </mstyle>
          </mrow>
          <mi>m</mi>
        </msup>
      </mrow>
    </mrow>
    <annotation encoding="StarMath 5.0">{0}&lt;x leslant {nitalic e}^m</annotation>
  </semantics>
</math>
</file>

<file path=Object 88/content.xml><?xml version="1.0" encoding="utf-8"?>
<math xmlns="http://www.w3.org/1998/Math/MathML">
  <semantics>
    <mrow>
      <mrow>
        <mrow>
          <mi>m</mi>
          <mo stretchy="false">=</mo>
          <mrow>
            <mi>m</mi>
            <mo stretchy="false">×</mo>
            <mrow>
              <mn>1</mn>
            </mrow>
          </mrow>
        </mrow>
        <mo stretchy="false">=</mo>
        <mrow>
          <mi>m</mi>
          <mo stretchy="false">×</mo>
          <mi>ln</mi>
        </mrow>
      </mrow>
      <mrow>
        <mrow>
          <mo stretchy="false">(</mo>
          <mrow>
            <mrow>
              <mstyle mathvariant="normal">
                <mrow>
                  <mi mathvariant="normal">e</mi>
                </mrow>
              </mstyle>
            </mrow>
          </mrow>
          <mo stretchy="false">)</mo>
        </mrow>
        <mo stretchy="false">=</mo>
        <mi>ln</mi>
      </mrow>
      <mrow>
        <mo stretchy="false">(</mo>
        <mrow>
          <msup>
            <mrow>
              <mstyle mathvariant="normal">
                <mrow>
                  <mi mathvariant="normal">e</mi>
                </mrow>
              </mstyle>
            </mrow>
            <mi>m</mi>
          </msup>
        </mrow>
        <mo stretchy="false">)</mo>
      </mrow>
    </mrow>
    <annotation encoding="StarMath 5.0">m=m times {1}=m times ln({nitalic e})=ln({nitalic e}^m)</annotation>
  </semantics>
</math>
</file>

<file path=Object 89/content.xml><?xml version="1.0" encoding="utf-8"?>
<math xmlns="http://www.w3.org/1998/Math/MathML">
  <semantics>
    <mrow>
      <mrow>
        <mi>m</mi>
        <mo stretchy="false">=</mo>
        <mrow>
          <mo stretchy="false">−</mo>
          <mi>n</mi>
        </mrow>
      </mrow>
    </mrow>
    <annotation encoding="StarMath 5.0">m=-n</annotation>
  </semantics>
</math>
</file>

<file path=Object 9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ln</mi>
      </mrow>
      <mrow>
        <mrow>
          <mo stretchy="false">(</mo>
          <mrow>
            <mi mathvariant="italic">ax</mi>
          </mrow>
          <mo stretchy="false">)</mo>
        </mrow>
        <mo stretchy="false">−</mo>
        <mrow>
          <mo stretchy="false">(</mo>
          <mrow>
            <mi>ln</mi>
            <mrow>
              <mi>a</mi>
              <mo stretchy="false">+</mo>
              <mi>ln</mi>
            </mrow>
            <mi>x</mi>
          </mrow>
          <mo stretchy="false">)</mo>
        </mrow>
      </mrow>
    </mrow>
    <annotation encoding="StarMath 5.0">h(x)=ln(ax)-(ln a+ln x)</annotation>
  </semantics>
</math>
</file>

<file path=Object 90/content.xml><?xml version="1.0" encoding="utf-8"?>
<math xmlns="http://www.w3.org/1998/Math/MathML">
  <semantics>
    <mrow>
      <mrow>
        <mrow>
          <mrow>
            <mi>m</mi>
            <mo stretchy="false">=</mo>
            <mrow>
              <mrow>
                <mo stretchy="false">−</mo>
                <mi>n</mi>
              </mrow>
              <mo stretchy="false">×</mo>
              <mrow>
                <mn>1</mn>
              </mrow>
            </mrow>
          </mrow>
          <mo stretchy="false">=</mo>
          <mrow>
            <mi>n</mi>
            <mo stretchy="false">×</mo>
            <mrow>
              <mo stretchy="false">(</mo>
              <mrow>
                <mrow>
                  <mo stretchy="false">−</mo>
                  <mi>ln</mi>
                </mrow>
                <mrow>
                  <mo stretchy="false">(</mo>
                  <mrow>
                    <mrow>
                      <mstyle mathvariant="normal">
                        <mrow>
                          <mi mathvariant="normal">e</mi>
                        </mrow>
                      </mstyle>
                    </mrow>
                  </mrow>
                  <mo stretchy="false">)</mo>
                </mrow>
              </mrow>
              <mo stretchy="false">)</mo>
            </mrow>
          </mrow>
        </mrow>
        <mo stretchy="false">=</mo>
        <mi>n</mi>
      </mrow>
      <mi>ln</mi>
      <mfenced open="(" close=")">
        <mrow>
          <mfrac>
            <mrow>
              <mn>1</mn>
            </mrow>
            <mrow>
              <mstyle mathvariant="normal">
                <mrow>
                  <mi mathvariant="normal">e</mi>
                </mrow>
              </mstyle>
            </mrow>
          </mfrac>
        </mrow>
      </mfenced>
    </mrow>
    <annotation encoding="StarMath 5.0">m=-n times {1}=n times (-ln({nitalic e}))=n ln left({1} over {nitalic e} right)</annotation>
  </semantics>
</math>
</file>

<file path=Object 91/content.xml><?xml version="1.0" encoding="utf-8"?>
<math xmlns="http://www.w3.org/1998/Math/MathML">
  <semantics>
    <mrow>
      <mrow>
        <mi>m</mi>
        <mo stretchy="false">=</mo>
        <mi>ln</mi>
      </mrow>
      <mrow>
        <mfenced open="(" close=")">
          <mrow>
            <mfrac>
              <mrow>
                <mn>1</mn>
              </mrow>
              <mrow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i>n</mi>
                </msup>
              </mrow>
            </mfrac>
          </mrow>
        </mfenced>
        <mo stretchy="false">=</mo>
        <mi>ln</mi>
      </mrow>
      <mrow>
        <mrow>
          <mo stretchy="false">(</mo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o stretchy="false">−</mo>
                  <mi>n</mi>
                </mrow>
              </mrow>
            </msup>
          </mrow>
          <mo stretchy="false">)</mo>
        </mrow>
        <mo stretchy="false">=</mo>
        <mi>ln</mi>
      </mrow>
      <mrow>
        <mo stretchy="false">(</mo>
        <mrow>
          <msup>
            <mrow>
              <mstyle mathvariant="normal">
                <mrow>
                  <mi mathvariant="normal">e</mi>
                </mrow>
              </mstyle>
            </mrow>
            <mi>m</mi>
          </msup>
        </mrow>
        <mo stretchy="false">)</mo>
      </mrow>
    </mrow>
    <annotation encoding="StarMath 5.0">m=ln left({1} over {{nitalic e}^n} right)=ln({nitalic e}^{-n})=ln({nitalic e}^m)</annotation>
  </semantics>
</math>
</file>

<file path=Object 92/content.xml><?xml version="1.0" encoding="utf-8"?>
<math xmlns="http://www.w3.org/1998/Math/MathML">
  <semantics>
    <mrow>
      <mi>ln</mi>
      <mrow>
        <mrow>
          <mo stretchy="false">(</mo>
          <mrow>
            <mi>x</mi>
          </mrow>
          <mo stretchy="false">)</mo>
        </mrow>
        <mo stretchy="false">=</mo>
        <mi>m</mi>
      </mrow>
    </mrow>
    <annotation encoding="StarMath 5.0">ln(x)=m</annotation>
  </semantics>
</math>
</file>

<file path=Object 93/content.xml><?xml version="1.0" encoding="utf-8"?>
<math xmlns="http://www.w3.org/1998/Math/MathML">
  <semantics>
    <mrow>
      <mi>ln</mi>
      <mrow>
        <mrow>
          <mo stretchy="false">(</mo>
          <mrow>
            <mi>x</mi>
          </mrow>
          <mo stretchy="false">)</mo>
        </mrow>
        <mo stretchy="false">=</mo>
        <mi>ln</mi>
      </mrow>
      <mrow>
        <mo stretchy="false">(</mo>
        <mrow>
          <msup>
            <mrow>
              <mstyle mathvariant="normal">
                <mrow>
                  <mi mathvariant="normal">e</mi>
                </mrow>
              </mstyle>
            </mrow>
            <mi>m</mi>
          </msup>
        </mrow>
        <mo stretchy="false">)</mo>
      </mrow>
    </mrow>
    <annotation encoding="StarMath 5.0">ln(x)=ln({nitalic e}^m)</annotation>
  </semantics>
</math>
</file>

<file path=Object 94/content.xml><?xml version="1.0" encoding="utf-8"?>
<math xmlns="http://www.w3.org/1998/Math/MathML">
  <semantics>
    <mrow>
      <mrow>
        <mi>x</mi>
        <mo stretchy="false">=</mo>
        <msup>
          <mrow>
            <mstyle mathvariant="normal">
              <mrow>
                <mi mathvariant="normal">e</mi>
              </mrow>
            </mstyle>
          </mrow>
          <mi>m</mi>
        </msup>
      </mrow>
    </mrow>
    <annotation encoding="StarMath 5.0">x={nitalic e}^m</annotation>
  </semantics>
</math>
</file>

<file path=Object 9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row>
                  <mo stretchy="false">+</mo>
                  <mo stretchy="false">∞</mo>
                </mrow>
              </mrow>
            </mrow>
          </munder>
          <mrow>
            <mrow>
              <mfrac>
                <mrow>
                  <mi>ln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row>
                  <msup>
                    <mi>x</mi>
                    <mi>n</mi>
                  </msup>
                </mrow>
              </mfrac>
            </mrow>
          </mrow>
        </mrow>
        <mo stretchy="false">=</mo>
        <mrow>
          <mn>0</mn>
        </mrow>
      </mrow>
    </mrow>
    <annotation encoding="StarMath 5.0"> Lim from{ x rightarrow {+infinity}  } { {{ln(x)} over {x^n}}} ={0}</annotation>
  </semantics>
</math>
</file>

<file path=Object 96/content.xml><?xml version="1.0" encoding="utf-8"?>
<math xmlns="http://www.w3.org/1998/Math/MathML">
  <semantics>
    <mrow>
      <mi>ln</mi>
      <mrow>
        <mo stretchy="false">(</mo>
        <mrow>
          <mi>x</mi>
        </mrow>
        <mo stretchy="false">)</mo>
      </mrow>
    </mrow>
    <annotation encoding="StarMath 5.0">ln(x)</annotation>
  </semantics>
</math>
</file>

<file path=Object 97/content.xml><?xml version="1.0" encoding="utf-8"?>
<math xmlns="http://www.w3.org/1998/Math/MathML">
  <semantics>
    <mrow>
      <msqrt>
        <mrow>
          <mi>x</mi>
        </mrow>
      </msqrt>
    </mrow>
    <annotation encoding="StarMath 5.0">sqrt{x}</annotation>
  </semantics>
</math>
</file>

<file path=Object 9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99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sqrt>
            <mrow>
              <mi>x</mi>
            </mrow>
          </msqrt>
          <mo stretchy="false">−</mo>
          <mi>ln</mi>
        </mrow>
      </mrow>
      <mrow>
        <mo stretchy="false">(</mo>
        <mrow>
          <mi>x</mi>
        </mrow>
        <mo stretchy="false">)</mo>
      </mrow>
    </mrow>
    <annotation encoding="StarMath 5.0">g(x)=sqrt{x}-ln(x)</annotation>
  </semantics>
</math>
</file>